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Times New Roman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Times New Roman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Times New Roman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able-cell-properties fo:border-bottom="2.01pt solid #000000" fo:border-left="2.01pt double-thin #000000" style:border-line-width-left="0.18mm 0.35mm 0.18mm" fo:border-right="none" fo:border-top="none"/>
      <style:text-properties style:font-name="Times New Roman"/>
    </style:style>
    <style:style style:name="ce8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Times New Roman"/>
    </style:style>
    <style:style style:name="ce9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Times New Roman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" style:family="table-cell" style:parent-style-name="Default"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1" fo:font-size="10pt" style:font-size-asian="10pt" style:font-size-complex="10pt"/>
    </style:style>
    <style:style style:name="ce14" style:family="table-cell" style:parent-style-name="Default">
      <style:table-cell-properties fo:border-bottom="2.01pt solid #000000" fo:border-left="none" fo:border-right="none" fo:border-top="none"/>
      <style:text-properties style:font-name="Times New Roman"/>
    </style:style>
    <style:style style:name="ce15" style:family="table-cell" style:parent-style-name="Default">
      <style:table-cell-properties fo:border-bottom="none" fo:border-left="none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2.01pt double-thin #000000" style:border-line-width-left="0.18mm 0.35mm 0.18mm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vertical-align="automatic"/>
      <style:text-properties style:font-name="Times New Roman" fo:font-size="10pt" style:font-size-asian="10pt" style:font-size-complex="10pt"/>
    </style:style>
    <style:style style:name="ce23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4" style:family="table-cell" style:parent-style-name="Default" style:data-style-name="N151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2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1" fo:font-size="10pt" style:font-size-asian="10pt" style:font-size-complex="10pt"/>
    </style:style>
    <style:style style:name="ce26" style:family="table-cell" style:parent-style-name="Default">
      <style:table-cell-properties fo:border="none"/>
      <style:text-properties style:font-name="Times New Roman"/>
    </style:style>
    <style:style style:name="ce2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31" style:family="table-cell" style:parent-style-name="Default">
      <style:table-cell-properties fo:border-bottom="2.01pt double-thin #000000" style:border-line-width-bottom="0.18mm 0.35mm 0.18mm" fo:border-left="none" fo:border-right="none" fo:border-top="none"/>
    </style:style>
    <style:style style:name="ce3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33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font-name="Times New Roman" fo:font-size="12pt" style:font-size-asian="12pt" style:font-size-complex="12pt"/>
    </style:style>
    <style:style style:name="ce36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" style:family="table-cell" style:parent-style-name="Default" style:data-style-name="N2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47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48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49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4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" style:family="table-cell" style:parent-style-name="Default" style:data-style-name="N2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3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4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68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0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Times New Roman"/>
    </style:style>
    <style:style style:name="ce7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Times New Roman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9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0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1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2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3" style:family="table-cell" style:parent-style-name="Default" style:data-style-name="N2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4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8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6pt" fo:font-style="italic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4pt" fo:font-weight="bold" style:font-size-asian="10pt" style:font-weight-asian="bold" style:font-size-complex="10pt" style:font-weight-complex="bold"/>
    </style:style>
    <style:style style:name="ce92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3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5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6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" style:family="table-cell" style:parent-style-name="Default" style:data-style-name="N2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9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0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1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5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8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2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13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 fo:font-size="12pt" style:font-size-asian="12pt" style:font-size-complex="12pt"/>
    </style:style>
    <style:style style:name="ce114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16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17" style:family="table-cell" style:parent-style-name="Default">
      <style:text-properties style:font-name="Times New Roman" fo:font-weight="bold" style:font-weight-asian="bold" style:font-weight-complex="bold"/>
    </style:style>
    <style:style style:name="ce118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/>
      <style:paragraph-properties fo:text-align="end" fo:margin-left="0mm"/>
      <style:text-properties style:font-name="Times New Roman"/>
    </style:style>
    <style:style style:name="ce119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12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121" style:family="table-cell" style:parent-style-name="Default">
      <style:table-cell-properties style:text-align-source="fix" style:repeat-content="false" fo:background-color="transparent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124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center" fo:margin-left="0mm"/>
      <style:text-properties style:font-name="Times New Roman"/>
    </style:style>
    <style:style style:name="ce125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/>
    </style:style>
    <style:style style:name="ce12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2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12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29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Times New Roman"/>
    </style:style>
    <style:style style:name="ce130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/>
    </style:style>
    <style:style style:name="ce131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Times New Roman"/>
    </style:style>
    <style:style style:name="ce13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133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 fo:font-size="12pt" style:font-size-asian="12pt" style:font-size-complex="12pt"/>
    </style:style>
    <style:style style:name="ce13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13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fo:border-bottom="2.01pt solid #000000" fo:border-left="none" fo:border-right="2.01pt double-thin #000000" style:border-line-width-right="0.18mm 0.35mm 0.18mm" fo:border-top="none"/>
      <style:text-properties style:font-name="Times New Roman"/>
    </style:style>
    <style:style style:name="ce13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139" style:family="table-cell" style:parent-style-name="Default">
      <style:table-cell-properties fo:border-bottom="2.01pt solid #000000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"/>
    </style:style>
    <style:style style:name="ce140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141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142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14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144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145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146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47" style:family="table-cell" style:parent-style-name="Default">
      <style:table-cell-properties fo:border-bottom="2.01pt solid #000000" fo:border-left="2.01pt solid #000000" fo:border-right="none" fo:border-top="none"/>
      <style:text-properties style:font-name="Times New Roman"/>
    </style:style>
    <style:style style:name="ce14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fo:border-bottom="none" fo:border-left="2.01pt solid #000000" fo:border-right="none" fo:border-top="none"/>
      <style:text-properties style:font-name="Times New Roman"/>
    </style:style>
    <style:style style:name="ce150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51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52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/>
    </style:style>
    <style:style style:name="ce153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/>
    </style:style>
    <style:style style:name="ce155" style:family="table-cell" style:parent-style-name="Default">
      <style:table-cell-properties fo:border-bottom="none" fo:border-left="2.01pt solid #000000" fo:border-right="none" fo:border-top="non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56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57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Times New Roman"/>
    </style:style>
    <style:style style:name="ce158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59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160" style:family="table-cell" style:parent-style-name="Default" style:data-style-name="N150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61" style:family="table-cell" style:parent-style-name="Default" style:data-style-name="N15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62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3" style:family="table-cell" style:parent-style-name="Default">
      <style:table-cell-properties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165" style:family="table-cell" style:parent-style-name="Default">
      <style:table-cell-properties fo:border-bottom="none" fo:border-left="none" fo:border-right="none" fo:border-top="2.01pt solid #000000"/>
      <style:text-properties style:font-name="Times New Roman"/>
    </style:style>
    <style:style style:name="ce16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/>
    </style:style>
    <style:style style:name="ce16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/>
    </style:style>
    <style:style style:name="ce168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170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17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mm"/>
      <style:text-properties style:font-name="Times New Roman"/>
    </style:style>
    <style:style style:name="ce17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73" style:family="table-cell" style:parent-style-name="Default" style:data-style-name="N123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/>
    </style:style>
    <style:style style:name="ce175" style:family="table-cell" style:parent-style-name="Default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76" style:family="table-cell" style:parent-style-name="Default" style:data-style-name="N123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7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/>
    </style:style>
    <style:style style:name="ce17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7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80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2" style:family="table-cell" style:parent-style-name="Default" style:data-style-name="N2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3" style:family="table-cell" style:parent-style-name="Default">
      <style:table-cell-properties fo:border-bottom="0.99pt solid #000000" fo:background-color="#e6e6e6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185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186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18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188" style:family="table-cell" style:parent-style-name="Default" style:data-style-name="N123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9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33"/>
      <style:map style:condition="cell-content()=&quot;NO&quot;" style:apply-style-name="Fail" style:base-cell-address="Sheet1.Q133"/>
    </style:style>
    <style:style style:name="ce190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19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9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9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88"/>
      <style:map style:condition="cell-content()=&quot;NO&quot;" style:apply-style-name="Fail" style:base-cell-address="Sheet1.Q188"/>
    </style:style>
    <style:style style:name="ce194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195" style:family="table-cell" style:parent-style-name="Default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196" style:family="table-cell" style:parent-style-name="Default" style:data-style-name="N152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197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/>
    </style:style>
    <style:style style:name="ce19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/>
    </style:style>
    <style:style style:name="ce199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200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0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02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03" style:family="table-cell" style:parent-style-name="Default">
      <style:table-cell-properties fo:background-color="#e6e6e6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0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205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20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07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08" style:family="table-cell" style:parent-style-name="Default" style:data-style-name="N123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09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33"/>
      <style:map style:condition="cell-content()=&quot;NO&quot;" style:apply-style-name="Fail" style:base-cell-address="Sheet1.Q133"/>
    </style:style>
    <style:style style:name="ce21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style:font-size-asian="10pt" style:font-size-complex="10pt"/>
    </style:style>
    <style:style style:name="ce211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12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13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14" style:family="table-cell" style:parent-style-name="Default" style:data-style-name="N152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15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/>
    </style:style>
    <style:style style:name="ce216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217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18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19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20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2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22" style:family="table-cell" style:parent-style-name="Default">
      <style:table-cell-properties fo:border-bottom="0.99pt solid #000000" fo:background-color="#e6e6e6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2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224" style:family="table-cell" style:parent-style-name="Default">
      <style:table-cell-properties fo:background-color="#ffff99"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225" style:family="table-cell" style:parent-style-name="Default">
      <style:table-cell-properties fo:background-color="transparent" style:vertical-align="automatic"/>
      <style:text-properties style:font-name="Times New Roman" fo:font-size="10pt" style:font-size-asian="10pt" style:font-size-complex="10pt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2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/>
    </style:style>
    <style:style style:name="ce22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/>
    </style:style>
    <style:style style:name="ce229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/>
    </style:style>
    <style:style style:name="ce23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31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232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233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3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33"/>
      <style:map style:condition="cell-content()=&quot;NO&quot;" style:apply-style-name="Fail" style:base-cell-address="Sheet1.Q133"/>
    </style:style>
    <style:style style:name="ce235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23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37" style:family="table-cell" style:parent-style-name="Default">
      <style:table-cell-properties style:vertical-align="automatic"/>
      <style:text-properties style:font-name="Times New Roman"/>
    </style:style>
    <style:style style:name="ce238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/>
    </style:style>
    <style:style style:name="ce239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40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4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U180"/>
      <style:map style:condition="cell-content()=&quot;NO&quot;" style:apply-style-name="Fail" style:base-cell-address="Sheet1.U180"/>
    </style:style>
    <style:style style:name="ce242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43" style:family="table-cell" style:parent-style-name="Default" style:data-style-name="N150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244" style:family="table-cell" style:parent-style-name="Default">
      <style:table-cell-properties fo:border-bottom="none" fo:background-color="transparent" fo:border-left="none" fo:border-right="none" fo:border-top="0.51pt solid #000000" style:vertical-align="automatic"/>
      <style:text-properties style:font-name="Times New Roman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transparent" fo:border-left="0.99pt solid #000000" fo:border-right="none" fo:border-top="none"/>
      <style:text-properties style:font-name="Times New Roman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mm"/>
      <style:text-properties style:font-name="Times New Roman"/>
    </style:style>
    <style:style style:name="ce247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248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style:font-name="Times New Roman"/>
    </style:style>
    <style:style style:name="ce249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250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Times New Roman" fo:font-size="10pt" style:font-size-asian="10pt" style:font-size-complex="10pt"/>
    </style:style>
    <style:style style:name="ce251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252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253" style:family="table-cell" style:parent-style-name="Default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254" style:family="table-cell" style:parent-style-name="Default">
      <style:table-cell-properties fo:border-bottom="2.01pt solid #000000" fo:border-left="none" fo:border-right="2.01pt solid #000000" fo:border-top="none"/>
      <style:text-properties style:font-name="Times New Roman"/>
    </style:style>
    <style:style style:name="ce255" style:family="table-cell" style:parent-style-name="Default">
      <style:table-cell-properties fo:border-bottom="none" fo:border-left="none" fo:border-right="2.01pt solid #000000" fo:border-top="none"/>
      <style:text-properties style:font-name="Times New Roman"/>
    </style:style>
    <style:style style:name="ce256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57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5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25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60" style:family="table-cell" style:parent-style-name="Default" style:data-style-name="N150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61" style:family="table-cell" style:parent-style-name="Default" style:data-style-name="N15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6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263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64" style:family="table-cell" style:parent-style-name="Default" style:data-style-name="N15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65" style:family="table-cell" style:parent-style-name="Default" style:data-style-name="N152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66" style:family="table-cell" style:parent-style-name="Default">
      <style:table-cell-properties style:vertical-align="automatic"/>
      <style:text-properties fo:color="#ff0000" style:font-name="Times New Roman" fo:font-size="10pt" style:font-size-asian="10pt" style:font-size-complex="10pt"/>
    </style:style>
    <style:style style:name="ce267" style:family="table-cell" style:parent-style-name="Default" style:data-style-name="N123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268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69" style:family="table-cell" style:parent-style-name="Default" style:data-style-name="N150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70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71" style:family="table-cell" style:parent-style-name="Default" style:data-style-name="N152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</office:automatic-styles>
  <office:body>
    <office:spreadsheet>
      <table:table table:name="Sheet1" table:style-name="ta1" table:print-ranges="Sheet1.B1:Sheet1.M198">
        <table:table-column table:style-name="co1" table:default-cell-style-name="ce2"/>
        <table:table-column table:style-name="co2" table:default-cell-style-name="ce6"/>
        <table:table-column table:style-name="co3" table:number-columns-repeated="11" table:default-cell-style-name="ce6"/>
        <table:table-column table:style-name="co2" table:default-cell-style-name="ce6"/>
        <table:table-column table:style-name="co3" table:number-columns-repeated="1009" table:default-cell-style-name="ce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8" table:number-columns-repeated="10"/>
          <table:table-cell table:style-name="ce129"/>
          <table:table-cell/>
          <table:table-cell table:style-name="ce143" office:value-type="string" calcext:value-type="string">
            <text:p>Revision 1.0-20140806</text:p>
          </table:table-cell>
          <table:table-cell table:style-name="ce158" table:number-columns-repeated="9"/>
          <table:table-cell table:style-name="ce250"/>
          <table:table-cell/>
          <table:table-cell table:style-name="ce259" office:value-type="string" calcext:value-type="string">
            <text:p>Print Area</text:p>
          </table:table-cell>
          <table:table-cell table:style-name="ce22"/>
          <table:table-cell table:number-columns-repeated="99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90" office:value-type="string" calcext:value-type="string">
            <text:p>Medical University of South Carolina</text:p>
          </table:table-cell>
          <table:table-cell table:number-columns-repeated="4"/>
          <table:table-cell table:style-name="ce130"/>
          <table:table-cell/>
          <table:table-cell table:style-name="ce144"/>
          <table:table-cell table:style-name="ce22" table:number-columns-repeated="4"/>
          <table:table-cell table:style-name="ce90" office:value-type="string" calcext:value-type="string">
            <text:p>Medical University of South Carolina</text:p>
          </table:table-cell>
          <table:table-cell table:style-name="ce22" table:number-columns-repeated="4"/>
          <table:table-cell table:style-name="ce251"/>
          <table:table-cell/>
          <table:table-cell table:style-name="ce260" office:value-type="string" calcext:value-type="string">
            <text:p>Page1</text:p>
          </table:table-cell>
          <table:table-cell table:style-name="ce22"/>
          <table:table-cell table:number-columns-repeated="99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90" office:value-type="string" calcext:value-type="string">
            <text:p>Charleston, South Carolina</text:p>
          </table:table-cell>
          <table:table-cell table:number-columns-repeated="4"/>
          <table:table-cell table:style-name="ce130"/>
          <table:table-cell/>
          <table:table-cell table:style-name="ce144"/>
          <table:table-cell table:style-name="ce22" table:number-columns-repeated="4"/>
          <table:table-cell table:style-name="ce90" office:value-type="string" calcext:value-type="string">
            <text:p>Charleston, South Carolina</text:p>
          </table:table-cell>
          <table:table-cell table:style-name="ce22" table:number-columns-repeated="4"/>
          <table:table-cell table:style-name="ce251"/>
          <table:table-cell/>
          <table:table-cell table:style-name="ce261" table:formula="of:=IF([.AB7]=&quot;&quot;;&quot;&quot;;[.AB7])">
            <text:p/>
          </table:table-cell>
          <table:table-cell table:style-name="ce22"/>
          <table:table-cell table:number-columns-repeated="99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5"/>
          <table:table-cell table:style-name="ce22"/>
          <table:table-cell table:number-columns-repeated="4"/>
          <table:table-cell table:style-name="ce130"/>
          <table:table-cell/>
          <table:table-cell table:style-name="ce144"/>
          <table:table-cell table:style-name="ce22" table:number-columns-repeated="9"/>
          <table:table-cell table:style-name="ce251"/>
          <table:table-cell/>
          <table:table-cell table:style-name="ce30" office:value-type="string" calcext:value-type="string">
            <text:p>All:</text:p>
          </table:table-cell>
          <table:table-cell table:style-name="ce164" office:value-type="string" calcext:value-type="string">
            <text:p>Page1,HVLPage,ExpChart,ImgQuality,Compg1,Compg2,OutputGraphFl,OutputGraphDig,LeedsTO10</text:p>
          </table:table-cell>
          <table:table-cell table:number-columns-repeated="99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90" office:value-type="string" calcext:value-type="string">
            <text:p>CT System Compliance Inspection</text:p>
          </table:table-cell>
          <table:table-cell table:number-columns-repeated="4"/>
          <table:table-cell table:style-name="ce130"/>
          <table:table-cell/>
          <table:table-cell table:style-name="ce144"/>
          <table:table-cell table:style-name="ce22" table:number-columns-repeated="4"/>
          <table:table-cell table:style-name="ce90" office:value-type="string" calcext:value-type="string">
            <text:p>CT System Compliance Inspection</text:p>
          </table:table-cell>
          <table:table-cell table:style-name="ce22" table:number-columns-repeated="4"/>
          <table:table-cell table:style-name="ce251"/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9" table:number-columns-repeated="10"/>
          <table:table-cell table:style-name="ce131"/>
          <table:table-cell/>
          <table:table-cell table:style-name="ce145"/>
          <table:table-cell table:style-name="ce159" table:number-columns-repeated="9"/>
          <table:table-cell table:style-name="ce252"/>
          <table:table-cell/>
          <table:table-cell table:style-name="ce136" office:value-type="string" calcext:value-type="string">
            <text:p>Measurement Parameter</text:p>
          </table:table-cell>
          <table:table-cell table:style-name="ce22" office:value-type="string" calcext:value-type="string">
            <text:p>Last Year</text:p>
          </table:table-cell>
          <table:table-cell table:style-name="ce22"/>
          <table:table-cell table:style-name="ce22" office:value-type="string" calcext:value-type="string">
            <text:p>This Year</text:p>
          </table:table-cell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22" office:value-type="string" calcext:value-type="string">
            <text:p>Date:</text:p>
          </table:table-cell>
          <table:table-cell table:style-name="ce160"/>
          <table:table-cell table:number-columns-repeated="6"/>
          <table:table-cell table:style-name="ce22" office:value-type="string" calcext:value-type="string">
            <text:p>Inspector:</text:p>
          </table:table-cell>
          <table:table-cell table:style-name="ce247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53" office:value-type="string" calcext:value-type="string">
            <text:p>Eugene Mah</text:p>
          </table:table-cell>
          <table:table-cell/>
          <table:table-cell table:style-name="ce30" office:value-type="string" calcext:value-type="string">
            <text:p>Print Area</text:p>
          </table:table-cell>
          <table:table-cell table:style-name="ce263"/>
          <table:table-cell table:style-name="ce266" table:formula="of:=IF([.AB7]&lt;&gt;[.AD7];&quot;Change&quot;;&quot;&quot;)" office:value-type="string" office:string-value="Change" calcext:value-type="string">
            <text:p>Change</text:p>
          </table:table-cell>
          <table:table-cell table:style-name="ce268" table:formula="of:=IF(OR([.AA2]=&quot;&quot;;[.AA2]=0);&quot;&quot;;[.AA2])" office:value-type="string" office:string-value="Page1" calcext:value-type="string">
            <text:p>Page1</text:p>
          </table:table-cell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91" office:value-type="string" calcext:value-type="string">
            <text:p>System Information</text:p>
          </table:table-cell>
          <table:table-cell table:number-columns-repeated="6"/>
          <table:table-cell table:style-name="ce22" office:value-type="string" calcext:value-type="string">
            <text:p>Previous Date:</text:p>
          </table:table-cell>
          <table:table-cell table:style-name="ce161" table:formula="of:=IF([.AB8]=&quot;&quot;;&quot;&quot;;[.AB8])">
            <text:p/>
          </table:table-cell>
          <table:table-cell table:number-columns-repeated="10"/>
          <table:table-cell table:style-name="ce30" office:value-type="string" calcext:value-type="string">
            <text:p>Date</text:p>
          </table:table-cell>
          <table:table-cell table:style-name="ce264"/>
          <table:table-cell table:style-name="ce266" table:formula="of:=IF([.AB8]&lt;&gt;[.AD8];&quot;Change&quot;;&quot;&quot;)">
            <text:p/>
          </table:table-cell>
          <table:table-cell table:style-name="ce269" table:formula="of:=IF([.P7]=&quot;&quot;;&quot;&quot;;[.P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8"/>
          <table:table-cell table:style-name="ce20" office:value-type="string" calcext:value-type="string">
            <text:p>Location</text:p>
          </table:table-cell>
          <table:table-cell table:style-name="ce8" table:number-columns-repeated="8"/>
          <table:table-cell table:style-name="ce129"/>
          <table:table-cell/>
          <table:table-cell table:style-name="ce146"/>
          <table:table-cell table:style-name="ce162" office:value-type="string" calcext:value-type="string">
            <text:p>Location</text:p>
          </table:table-cell>
          <table:table-cell table:style-name="ce158" table:number-columns-repeated="2"/>
          <table:table-cell table:style-name="ce212" office:value-type="string" calcext:value-type="string">
            <text:p>Input Changes Only</text:p>
          </table:table-cell>
          <table:table-cell table:style-name="ce158" table:number-columns-repeated="3"/>
          <table:table-cell table:style-name="ce212" office:value-type="string" calcext:value-type="string">
            <text:p>Input Changes Only</text:p>
          </table:table-cell>
          <table:table-cell table:style-name="ce158"/>
          <table:table-cell table:style-name="ce250"/>
          <table:table-cell/>
          <table:table-cell table:style-name="ce30" office:value-type="string" calcext:value-type="string">
            <text:p>Inspector</text:p>
          </table:table-cell>
          <table:table-cell table:style-name="ce263"/>
          <table:table-cell table:style-name="ce266" table:formula="of:=IF([.AB9]&lt;&gt;[.AD9];&quot;Change&quot;;&quot;&quot;)" office:value-type="string" office:string-value="Change" calcext:value-type="string">
            <text:p>Change</text:p>
          </table:table-cell>
          <table:table-cell table:style-name="ce270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Facility:</text:p>
          </table:table-cell>
          <table:table-cell table:style-name="ce44" table:formula="of:=IF([.R10]=&quot;&quot;;&quot;&quot;;[.R10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9" office:value-type="string" calcext:value-type="string">
            <text:p>Site Number:</text:p>
          </table:table-cell>
          <table:table-cell table:style-name="ce115" table:formula="of:=IF([.V10]=&quot;&quot;;&quot;&quot;;[.V10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Facility:</text:p>
          </table:table-cell>
          <table:table-cell table:style-name="ce194" table:formula="of:=IF([.S10]&lt;&gt;&quot;&quot;;[.S10];IF([.AB10]=&quot;&quot;;&quot;&quot;;[.AB10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Site Number:</text:p>
          </table:table-cell>
          <table:table-cell table:style-name="ce194" table:formula="of:=IF([.W10]&lt;&gt;&quot;&quot;;[.W10];IF([.AB15]=&quot;&quot;;&quot;&quot;;[.AB15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Facility:</text:p>
          </table:table-cell>
          <table:table-cell table:style-name="ce263"/>
          <table:table-cell table:style-name="ce266" table:formula="of:=IF([.AB10]&lt;&gt;[.AD10];&quot;Change&quot;;&quot;&quot;)">
            <text:p/>
          </table:table-cell>
          <table:table-cell table:style-name="ce270" table:formula="of:=IF([.R10]=&quot;&quot;;&quot;&quot;;[.R1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Department:</text:p>
          </table:table-cell>
          <table:table-cell table:style-name="ce45" table:formula="of:=IF([.R11]=&quot;&quot;;&quot;&quot;;[.R11])" table:number-columns-spanned="2" table:number-rows-spanned="1">
            <text:p/>
          </table:table-cell>
          <table:covered-table-cell table:style-name="ce76"/>
          <table:table-cell table:number-columns-repeated="2"/>
          <table:table-cell table:style-name="ce29" office:value-type="string" calcext:value-type="string">
            <text:p>Authorized Use:</text:p>
          </table:table-cell>
          <table:table-cell table:style-name="ce115" table:formula="of:=IF([.V11]=&quot;&quot;;&quot;&quot;;[.V11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Department:</text:p>
          </table:table-cell>
          <table:table-cell table:style-name="ce194" table:formula="of:=IF([.S11]&lt;&gt;&quot;&quot;;[.S11];IF([.AB11]=&quot;&quot;;&quot;&quot;;[.AB11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Authorized Use:</text:p>
          </table:table-cell>
          <table:table-cell table:style-name="ce194" table:formula="of:=IF([.W11]&lt;&gt;&quot;&quot;;[.W11];IF([.AB16]=&quot;&quot;;&quot;&quot;;[.AB16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Department:</text:p>
          </table:table-cell>
          <table:table-cell table:style-name="ce263"/>
          <table:table-cell table:style-name="ce266" table:formula="of:=IF([.AB11]&lt;&gt;[.AD11];&quot;Change&quot;;&quot;&quot;)">
            <text:p/>
          </table:table-cell>
          <table:table-cell table:style-name="ce270" table:formula="of:=IF([.R11]=&quot;&quot;;&quot;&quot;;[.R1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Area/Division:</text:p>
          </table:table-cell>
          <table:table-cell table:style-name="ce46" table:formula="of:=IF([.R12]=&quot;&quot;;&quot;&quot;;[.R12])" table:number-columns-spanned="2" table:number-rows-spanned="1">
            <text:p/>
          </table:table-cell>
          <table:covered-table-cell table:style-name="ce76"/>
          <table:table-cell table:number-columns-repeated="2"/>
          <table:table-cell table:style-name="ce29" office:value-type="string" calcext:value-type="string">
            <text:p>Date of Installation:</text:p>
          </table:table-cell>
          <table:table-cell table:style-name="ce116" table:formula="of:=IF([.V12]=&quot;&quot;;&quot;&quot;;[.V12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Area/Division:</text:p>
          </table:table-cell>
          <table:table-cell table:style-name="ce194" table:formula="of:=IF([.S12]&lt;&gt;&quot;&quot;;[.S12];IF([.AB12]=&quot;&quot;;&quot;&quot;;[.AB12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Date of Installation:</text:p>
          </table:table-cell>
          <table:table-cell table:style-name="ce196" table:formula="of:=IF([.W12]&lt;&gt;&quot;&quot;;[.W12];IF([.AB17]=&quot;&quot;;&quot;&quot;;[.AB17]))">
            <text:p/>
          </table:table-cell>
          <table:table-cell table:style-name="ce214"/>
          <table:table-cell table:style-name="ce22"/>
          <table:table-cell table:style-name="ce251"/>
          <table:table-cell/>
          <table:table-cell table:style-name="ce30" office:value-type="string" calcext:value-type="string">
            <text:p>Area/Division:</text:p>
          </table:table-cell>
          <table:table-cell table:style-name="ce263"/>
          <table:table-cell table:style-name="ce266" table:formula="of:=IF([.AB12]&lt;&gt;[.AD12];&quot;Change&quot;;&quot;&quot;)">
            <text:p/>
          </table:table-cell>
          <table:table-cell table:style-name="ce270" table:formula="of:=IF([.R12]=&quot;&quot;;&quot;&quot;;[.R1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Survey ID:</text:p>
          </table:table-cell>
          <table:table-cell table:style-name="ce47" table:formula="of:=IF([.R13]=&quot;&quot;;&quot;&quot;;[.R13])" table:number-columns-spanned="2" table:number-rows-spanned="1">
            <text:p/>
          </table:table-cell>
          <table:covered-table-cell table:style-name="ce76"/>
          <table:table-cell table:number-columns-repeated="2"/>
          <table:table-cell table:style-name="ce29" office:value-type="string" calcext:value-type="string">
            <text:p>Accession Number:</text:p>
          </table:table-cell>
          <table:table-cell table:style-name="ce115" table:formula="of:=IF([.V13]=&quot;&quot;;&quot;&quot;;[.V13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Survey ID:</text:p>
          </table:table-cell>
          <table:table-cell table:style-name="ce194" table:formula="of:=IF([.S13]&lt;&gt;&quot;&quot;;[.S13];IF([.AB13]=&quot;&quot;;&quot;&quot;;[.AB13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Accession Number:</text:p>
          </table:table-cell>
          <table:table-cell table:style-name="ce194" table:formula="of:=IF([.W13]&lt;&gt;&quot;&quot;;[.W13];IF([.AB18]=&quot;&quot;;&quot;&quot;;[.AB18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Survey ID:</text:p>
          </table:table-cell>
          <table:table-cell table:style-name="ce263"/>
          <table:table-cell table:style-name="ce266" table:formula="of:=IF([.AB13]&lt;&gt;[.AD13];&quot;Change&quot;;&quot;&quot;)">
            <text:p/>
          </table:table-cell>
          <table:table-cell table:style-name="ce270" table:formula="of:=IF([.R13]=&quot;&quot;;&quot;&quot;;[.R1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30"/>
          <table:table-cell table:number-columns-repeated="7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Room Number:</text:p>
          </table:table-cell>
          <table:table-cell table:style-name="ce194" table:formula="of:=IF([.S14]&lt;&gt;&quot;&quot;;[.S14];IF([.AB14]=&quot;&quot;;&quot;&quot;;[.AB14]))">
            <text:p/>
          </table:table-cell>
          <table:table-cell table:style-name="ce213"/>
          <table:table-cell table:style-name="ce22"/>
          <table:table-cell table:style-name="ce30"/>
          <table:table-cell table:style-name="ce195"/>
          <table:table-cell table:style-name="ce244"/>
          <table:table-cell table:style-name="ce22"/>
          <table:table-cell table:style-name="ce251"/>
          <table:table-cell/>
          <table:table-cell table:style-name="ce30" office:value-type="string" calcext:value-type="string">
            <text:p>Room Number:</text:p>
          </table:table-cell>
          <table:table-cell table:style-name="ce263"/>
          <table:table-cell table:style-name="ce266" table:formula="of:=IF([.AB14]&lt;&gt;[.AD14];&quot;Change&quot;;&quot;&quot;)">
            <text:p/>
          </table:table-cell>
          <table:table-cell table:style-name="ce270" table:formula="of:=IF([.R14]=&quot;&quot;;&quot;&quot;;[.R1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21" office:value-type="string" calcext:value-type="string">
            <text:p>CT Scanner</text:p>
          </table:table-cell>
          <table:table-cell table:number-columns-repeated="8"/>
          <table:table-cell table:style-name="ce130"/>
          <table:table-cell/>
          <table:table-cell table:style-name="ce144"/>
          <table:table-cell table:style-name="ce22" table:number-columns-repeated="9"/>
          <table:table-cell table:style-name="ce251"/>
          <table:table-cell/>
          <table:table-cell table:style-name="ce30" office:value-type="string" calcext:value-type="string">
            <text:p>Site Number:</text:p>
          </table:table-cell>
          <table:table-cell table:style-name="ce263"/>
          <table:table-cell table:style-name="ce266" table:formula="of:=IF([.AB15]&lt;&gt;[.AD15];&quot;Change&quot;;&quot;&quot;)">
            <text:p/>
          </table:table-cell>
          <table:table-cell table:style-name="ce270" table:formula="of:=IF([.V10]=&quot;&quot;;&quot;&quot;;[.V1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Manufacturer:</text:p>
          </table:table-cell>
          <table:table-cell table:style-name="ce48" table:formula="of:=IF([.R17]=&quot;&quot;;&quot;&quot;;[.R17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9" office:value-type="string" calcext:value-type="string">
            <text:p>Manufacture Date:</text:p>
          </table:table-cell>
          <table:table-cell table:style-name="ce116" table:formula="of:=IF([.V17]=&quot;&quot;;&quot;&quot;;[.V17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163" office:value-type="string" calcext:value-type="string">
            <text:p>CT Scanner</text:p>
          </table:table-cell>
          <table:table-cell table:style-name="ce22" table:number-columns-repeated="8"/>
          <table:table-cell table:style-name="ce251"/>
          <table:table-cell/>
          <table:table-cell table:style-name="ce30" office:value-type="string" calcext:value-type="string">
            <text:p>Authorized Use:</text:p>
          </table:table-cell>
          <table:table-cell table:style-name="ce263"/>
          <table:table-cell table:style-name="ce266" table:formula="of:=IF([.AB16]&lt;&gt;[.AD16];&quot;Change&quot;;&quot;&quot;)">
            <text:p/>
          </table:table-cell>
          <table:table-cell table:style-name="ce270" table:formula="of:=IF([.V11]=&quot;&quot;;&quot;&quot;;[.V1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Model:</text:p>
          </table:table-cell>
          <table:table-cell table:style-name="ce47" table:formula="of:=IF([.R18]=&quot;&quot;;&quot;&quot;;[.R18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9" office:value-type="string" calcext:value-type="string">
            <text:p>Serial Number:</text:p>
          </table:table-cell>
          <table:table-cell table:style-name="ce115" table:formula="of:=IF([.V18]=&quot;&quot;;&quot;&quot;;[.V18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anufacturer:</text:p>
          </table:table-cell>
          <table:table-cell table:style-name="ce194" table:formula="of:=IF([.S17]&lt;&gt;&quot;&quot;;[.S17];IF([.AB21]=&quot;&quot;;&quot;&quot;;[.AB21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Manufacture Date:</text:p>
          </table:table-cell>
          <table:table-cell table:style-name="ce196" table:formula="of:=IF([.W17]&lt;&gt;&quot;&quot;;[.W17];IF([.AB23]=&quot;&quot;;&quot;&quot;;[.AB23]))">
            <text:p/>
          </table:table-cell>
          <table:table-cell table:style-name="ce214"/>
          <table:table-cell table:style-name="ce22"/>
          <table:table-cell table:style-name="ce251"/>
          <table:table-cell/>
          <table:table-cell table:style-name="ce30" office:value-type="string" calcext:value-type="string">
            <text:p>Date of Installation:</text:p>
          </table:table-cell>
          <table:table-cell table:style-name="ce265"/>
          <table:table-cell table:style-name="ce266" table:formula="of:=IF([.AB17]&lt;&gt;[.AD17];&quot;Change&quot;;&quot;&quot;)">
            <text:p/>
          </table:table-cell>
          <table:table-cell table:style-name="ce271" table:formula="of:=IF([.V12]=&quot;&quot;;&quot;&quot;;[.V1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odel:</text:p>
          </table:table-cell>
          <table:table-cell table:style-name="ce194" table:formula="of:=IF([.S18]&lt;&gt;&quot;&quot;;[.S18];IF([.AB22]=&quot;&quot;;&quot;&quot;;[.AB22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Serial Number:</text:p>
          </table:table-cell>
          <table:table-cell table:style-name="ce242" table:formula="of:=IF([.W18]&lt;&gt;&quot;&quot;;[.W18];IF([.AB24]=&quot;&quot;;&quot;&quot;;[.AB24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Accesssion Number:</text:p>
          </table:table-cell>
          <table:table-cell table:style-name="ce263"/>
          <table:table-cell table:style-name="ce266" table:formula="of:=IF([.AB18]&lt;&gt;[.AD18];&quot;Change&quot;;&quot;&quot;)">
            <text:p/>
          </table:table-cell>
          <table:table-cell table:style-name="ce270" table:formula="of:=IF([.V13]=&quot;&quot;;&quot;&quot;;[.V1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21" office:value-type="string" calcext:value-type="string">
            <text:p>X-Ray Tube</text:p>
          </table:table-cell>
          <table:table-cell table:number-columns-repeated="4"/>
          <table:table-cell table:style-name="ce102" office:value-type="string" calcext:value-type="string">
            <text:p>Focal Spot Sizes (mm)</text:p>
          </table:table-cell>
          <table:table-cell table:number-columns-repeated="3"/>
          <table:table-cell table:style-name="ce130"/>
          <table:table-cell/>
          <table:table-cell table:style-name="ce144"/>
          <table:table-cell table:style-name="ce22"/>
          <table:table-cell table:style-name="ce30"/>
          <table:table-cell table:style-name="ce195" table:number-columns-repeated="2"/>
          <table:table-cell table:style-name="ce225"/>
          <table:table-cell table:style-name="ce235"/>
          <table:table-cell table:style-name="ce243"/>
          <table:table-cell table:style-name="ce195"/>
          <table:table-cell table:style-name="ce22"/>
          <table:table-cell table:style-name="ce251"/>
          <table:table-cell/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Tube Designation/Use:</text:p>
          </table:table-cell>
          <table:table-cell table:style-name="ce48" table:formula="of:=IF([.R21]=&quot;&quot;;&quot;&quot;;[.R21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9" office:value-type="string" calcext:value-type="string">
            <text:p>Large:</text:p>
          </table:table-cell>
          <table:table-cell table:style-name="ce115" table:formula="of:=IF([.V21]=&quot;&quot;;&quot;&quot;;[.V21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163" office:value-type="string" calcext:value-type="string">
            <text:p>X-Ray Tube</text:p>
          </table:table-cell>
          <table:table-cell table:style-name="ce22" table:number-columns-repeated="4"/>
          <table:table-cell table:style-name="ce236" office:value-type="string" calcext:value-type="string">
            <text:p>Focal Spot Sizes (mm)</text:p>
          </table:table-cell>
          <table:table-cell table:style-name="ce22" table:number-columns-repeated="3"/>
          <table:table-cell table:style-name="ce251"/>
          <table:table-cell/>
          <table:table-cell table:style-name="ce136" office:value-type="string" calcext:value-type="string">
            <text:p>X-Ray Generator</text:p>
          </table:table-cell>
          <table:table-cell table:style-name="ce22" table:number-columns-repeated="3"/>
          <table:table-cell table:number-columns-repeated="99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Manufacture Date:</text:p>
          </table:table-cell>
          <table:table-cell table:style-name="ce49" table:formula="of:=IF([.R22]=&quot;&quot;;&quot;&quot;;[.R22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9" office:value-type="string" calcext:value-type="string">
            <text:p>Small:</text:p>
          </table:table-cell>
          <table:table-cell table:style-name="ce115" table:formula="of:=IF([.V22]=&quot;&quot;;&quot;&quot;;[.V22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Tube Designation/Use:</text:p>
          </table:table-cell>
          <table:table-cell table:style-name="ce194" table:formula="of:=IF([.S21]&lt;&gt;&quot;&quot;;[.S21];IF([.AB27]=&quot;&quot;;&quot;&quot;;[.AB27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Large:</text:p>
          </table:table-cell>
          <table:table-cell table:style-name="ce194" table:formula="of:=IF([.W21]&lt;&gt;&quot;&quot;;[.W21];IF([.AB35]=&quot;&quot;;&quot;&quot;;[.AB35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Manufacturer:</text:p>
          </table:table-cell>
          <table:table-cell table:style-name="ce263"/>
          <table:table-cell table:style-name="ce266" table:formula="of:=IF([.AB21]&lt;&gt;[.AD21];&quot;Change&quot;;&quot;&quot;)">
            <text:p/>
          </table:table-cell>
          <table:table-cell table:style-name="ce270" table:formula="of:=IF([.R17]=&quot;&quot;;&quot;&quot;;[.R1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21" office:value-type="string" calcext:value-type="string">
            <text:p>Insert</text:p>
          </table:table-cell>
          <table:table-cell table:style-name="ce22"/>
          <table:table-cell table:number-columns-repeated="4"/>
          <table:table-cell table:style-name="ce29" office:value-type="string" calcext:value-type="string">
            <text:p>Micro:</text:p>
          </table:table-cell>
          <table:table-cell table:style-name="ce115" table:formula="of:=IF([.V23]=&quot;&quot;;&quot;&quot;;[.V23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anufacture Date:</text:p>
          </table:table-cell>
          <table:table-cell table:style-name="ce196" table:formula="of:=IF([.S22]&lt;&gt;&quot;&quot;;[.S22];IF([.AB28]=&quot;&quot;;&quot;&quot;;[.AB28]))">
            <text:p/>
          </table:table-cell>
          <table:table-cell table:style-name="ce214"/>
          <table:table-cell table:style-name="ce22"/>
          <table:table-cell table:style-name="ce30" office:value-type="string" calcext:value-type="string">
            <text:p>Small:</text:p>
          </table:table-cell>
          <table:table-cell table:style-name="ce194" table:formula="of:=IF([.W22]&lt;&gt;&quot;&quot;;[.W22];IF([.AB36]=&quot;&quot;;&quot;&quot;;[.AB36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Model:</text:p>
          </table:table-cell>
          <table:table-cell table:style-name="ce263"/>
          <table:table-cell table:style-name="ce266" table:formula="of:=IF([.AB22]&lt;&gt;[.AD22];&quot;Change&quot;;&quot;&quot;)">
            <text:p/>
          </table:table-cell>
          <table:table-cell table:style-name="ce270" table:formula="of:=IF([.R18]=&quot;&quot;;&quot;&quot;;[.R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22"/>
          <table:table-cell table:style-name="ce29" office:value-type="string" calcext:value-type="string">
            <text:p>Manufacturer:</text:p>
          </table:table-cell>
          <table:table-cell table:style-name="ce48" table:formula="of:=IF([.R24]=&quot;&quot;;&quot;&quot;;[.R24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30"/>
          <table:table-cell/>
          <table:table-cell table:style-name="ce144"/>
          <table:table-cell table:style-name="ce163" office:value-type="string" calcext:value-type="string">
            <text:p>Insert</text:p>
          </table:table-cell>
          <table:table-cell table:style-name="ce22" table:number-columns-repeated="4"/>
          <table:table-cell table:style-name="ce30" office:value-type="string" calcext:value-type="string">
            <text:p>Micro:</text:p>
          </table:table-cell>
          <table:table-cell table:style-name="ce194" table:formula="of:=IF([.W23]&lt;&gt;&quot;&quot;;[.W23];IF([.AB37]=&quot;&quot;;&quot;&quot;;[.AB37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Manufacture Date:</text:p>
          </table:table-cell>
          <table:table-cell table:style-name="ce265"/>
          <table:table-cell table:style-name="ce266" table:formula="of:=IF([.AB23]&lt;&gt;[.AD23];&quot;Change&quot;;&quot;&quot;)">
            <text:p/>
          </table:table-cell>
          <table:table-cell table:style-name="ce271" table:formula="of:=IF([.V17]=&quot;&quot;;&quot;&quot;;[.V1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22"/>
          <table:table-cell table:style-name="ce29" office:value-type="string" calcext:value-type="string">
            <text:p>Model:</text:p>
          </table:table-cell>
          <table:table-cell table:style-name="ce48" table:formula="of:=IF([.R25]=&quot;&quot;;&quot;&quot;;[.R25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1" office:value-type="string" calcext:value-type="string">
            <text:p>Filtration</text:p>
          </table:table-cell>
          <table:table-cell table:number-columns-repeated="2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anufacturer:</text:p>
          </table:table-cell>
          <table:table-cell table:style-name="ce194" table:formula="of:=IF([.S24]&lt;&gt;&quot;&quot;;[.S24];IF([.AB29]=&quot;&quot;;&quot;&quot;;[.AB29]))">
            <text:p/>
          </table:table-cell>
          <table:table-cell table:style-name="ce213"/>
          <table:table-cell table:style-name="ce22" table:number-columns-repeated="5"/>
          <table:table-cell table:style-name="ce251"/>
          <table:table-cell/>
          <table:table-cell table:style-name="ce30" office:value-type="string" calcext:value-type="string">
            <text:p>Serial Number:</text:p>
          </table:table-cell>
          <table:table-cell table:style-name="ce263"/>
          <table:table-cell table:style-name="ce266" table:formula="of:=IF([.AB24]&lt;&gt;[.AD24];&quot;Change&quot;;&quot;&quot;)">
            <text:p/>
          </table:table-cell>
          <table:table-cell table:style-name="ce270" table:formula="of:=IF([.V18]=&quot;&quot;;&quot;&quot;;[.V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22"/>
          <table:table-cell table:style-name="ce29" office:value-type="string" calcext:value-type="string">
            <text:p>Serial Number:</text:p>
          </table:table-cell>
          <table:table-cell table:style-name="ce48" table:formula="of:=IF([.R26]=&quot;&quot;;&quot;&quot;;[.R26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9" office:value-type="string" calcext:value-type="string">
            <text:p>Inherent:</text:p>
          </table:table-cell>
          <table:table-cell table:style-name="ce115" table:formula="of:=IF([.V26]=&quot;&quot;;&quot;&quot;;[.V26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odel:</text:p>
          </table:table-cell>
          <table:table-cell table:style-name="ce194" table:formula="of:=IF([.S25]&lt;&gt;&quot;&quot;;[.S25];IF([.AB30]=&quot;&quot;;&quot;&quot;;[.AB30]))">
            <text:p/>
          </table:table-cell>
          <table:table-cell table:style-name="ce213"/>
          <table:table-cell table:style-name="ce22"/>
          <table:table-cell table:style-name="ce163" office:value-type="string" calcext:value-type="string">
            <text:p>Filtration</text:p>
          </table:table-cell>
          <table:table-cell table:style-name="ce22" table:number-columns-repeated="3"/>
          <table:table-cell table:style-name="ce251"/>
          <table:table-cell/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21" office:value-type="string" calcext:value-type="string">
            <text:p>Housing</text:p>
          </table:table-cell>
          <table:table-cell table:style-name="ce22"/>
          <table:table-cell table:style-name="Default"/>
          <table:table-cell table:number-columns-repeated="3"/>
          <table:table-cell table:style-name="ce29" office:value-type="string" calcext:value-type="string">
            <text:p>Added:</text:p>
          </table:table-cell>
          <table:table-cell table:style-name="ce115" table:formula="of:=IF([.V27]=&quot;&quot;;&quot;&quot;;[.V27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Serial Number:</text:p>
          </table:table-cell>
          <table:table-cell table:style-name="ce194" table:formula="of:=IF([.S26]&lt;&gt;&quot;&quot;;[.S26];IF([.AB31]=&quot;&quot;;&quot;&quot;;[.AB31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Inherent:</text:p>
          </table:table-cell>
          <table:table-cell table:style-name="ce194" table:formula="of:=IF([.W26]&lt;&gt;&quot;&quot;;[.W26];IF([.AB38]=&quot;&quot;;&quot;&quot;;[.AB38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163" office:value-type="string" calcext:value-type="string">
            <text:p>X-Ray Tube 1</text:p>
          </table:table-cell>
          <table:table-cell table:style-name="ce22" table:number-columns-repeated="3"/>
          <table:table-cell table:number-columns-repeated="99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2"/>
          <table:table-cell table:style-name="ce29" office:value-type="string" calcext:value-type="string">
            <text:p>Manufacturer:</text:p>
          </table:table-cell>
          <table:table-cell table:style-name="ce48" table:formula="of:=IF([.R28]=&quot;&quot;;&quot;&quot;;[.R28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30"/>
          <table:table-cell/>
          <table:table-cell table:style-name="ce144"/>
          <table:table-cell table:style-name="ce163" office:value-type="string" calcext:value-type="string">
            <text:p>Housing</text:p>
          </table:table-cell>
          <table:table-cell table:style-name="ce22" table:number-columns-repeated="4"/>
          <table:table-cell table:style-name="ce30" office:value-type="string" calcext:value-type="string">
            <text:p>Added:</text:p>
          </table:table-cell>
          <table:table-cell table:style-name="ce194" table:formula="of:=IF([.W27]&lt;&gt;&quot;&quot;;[.W27];IF([.AB39]=&quot;&quot;;&quot;&quot;;[.AB39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Tube Designation/Use:</text:p>
          </table:table-cell>
          <table:table-cell table:style-name="ce263"/>
          <table:table-cell table:style-name="ce266" table:formula="of:=IF([.AB27]&lt;&gt;[.AD27];&quot;Change&quot;;&quot;&quot;)">
            <text:p/>
          </table:table-cell>
          <table:table-cell table:style-name="ce270" table:formula="of:=IF([.R21]=&quot;&quot;;&quot;&quot;;[.R2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2"/>
          <table:table-cell table:style-name="ce29" office:value-type="string" calcext:value-type="string">
            <text:p>Model:</text:p>
          </table:table-cell>
          <table:table-cell table:style-name="ce48" table:formula="of:=IF([.R29]=&quot;&quot;;&quot;&quot;;[.R29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anufacturer:</text:p>
          </table:table-cell>
          <table:table-cell table:style-name="ce194" table:formula="of:=IF([.S28]&lt;&gt;&quot;&quot;;[.S28];IF([.AB32]=&quot;&quot;;&quot;&quot;;[.AB32]))">
            <text:p/>
          </table:table-cell>
          <table:table-cell table:style-name="ce213"/>
          <table:table-cell table:style-name="ce22"/>
          <table:table-cell table:style-name="ce237"/>
          <table:table-cell table:style-name="ce22" table:number-columns-repeated="3"/>
          <table:table-cell table:style-name="ce251"/>
          <table:table-cell/>
          <table:table-cell table:style-name="ce30" office:value-type="string" calcext:value-type="string">
            <text:p>Manufacture Date:</text:p>
          </table:table-cell>
          <table:table-cell table:style-name="ce265"/>
          <table:table-cell table:style-name="ce266" table:formula="of:=IF([.AB28]&lt;&gt;[.AD28];&quot;Change&quot;;&quot;&quot;)">
            <text:p/>
          </table:table-cell>
          <table:table-cell table:style-name="ce270" table:formula="of:=IF([.R22]=&quot;&quot;;&quot;&quot;;[.R2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22"/>
          <table:table-cell table:style-name="ce29" office:value-type="string" calcext:value-type="string">
            <text:p>Serial Number:</text:p>
          </table:table-cell>
          <table:table-cell table:style-name="ce48" table:formula="of:=IF([.R30]=&quot;&quot;;&quot;&quot;;[.R30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odel:</text:p>
          </table:table-cell>
          <table:table-cell table:style-name="ce194" table:formula="of:=IF([.S29]&lt;&gt;&quot;&quot;;[.S29];IF([.AB33]=&quot;&quot;;&quot;&quot;;[.AB33]))">
            <text:p/>
          </table:table-cell>
          <table:table-cell table:style-name="ce213"/>
          <table:table-cell table:style-name="ce22"/>
          <table:table-cell table:style-name="ce237"/>
          <table:table-cell table:style-name="ce22" table:number-columns-repeated="3"/>
          <table:table-cell table:style-name="ce251"/>
          <table:table-cell/>
          <table:table-cell table:style-name="ce30" office:value-type="string" calcext:value-type="string">
            <text:p>Manufacturer:</text:p>
          </table:table-cell>
          <table:table-cell table:style-name="ce263"/>
          <table:table-cell table:style-name="ce266" table:formula="of:=IF([.AB29]&lt;&gt;[.AD29];&quot;Change&quot;;&quot;&quot;)">
            <text:p/>
          </table:table-cell>
          <table:table-cell table:style-name="ce270" table:formula="of:=IF([.R24]=&quot;&quot;;&quot;&quot;;[.R2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5"/>
          <table:table-cell table:style-name="ce9"/>
          <table:table-cell table:style-name="ce23"/>
          <table:table-cell table:style-name="ce31" table:number-columns-repeated="2"/>
          <table:table-cell table:style-name="ce9" table:number-columns-repeated="6"/>
          <table:table-cell table:style-name="ce131"/>
          <table:table-cell/>
          <table:table-cell table:style-name="ce144"/>
          <table:table-cell table:style-name="ce22"/>
          <table:table-cell table:style-name="ce30" office:value-type="string" calcext:value-type="string">
            <text:p>Serial Number:</text:p>
          </table:table-cell>
          <table:table-cell table:style-name="ce194" table:formula="of:=IF([.S30]&lt;&gt;&quot;&quot;;[.S30];IF([.AB34]=&quot;&quot;;&quot;&quot;;[.AB34]))">
            <text:p/>
          </table:table-cell>
          <table:table-cell table:style-name="ce213"/>
          <table:table-cell table:style-name="ce22"/>
          <table:table-cell table:style-name="ce237"/>
          <table:table-cell table:style-name="ce22" table:number-columns-repeated="3"/>
          <table:table-cell table:style-name="ce251"/>
          <table:table-cell/>
          <table:table-cell table:style-name="ce30" office:value-type="string" calcext:value-type="string">
            <text:p>Model:</text:p>
          </table:table-cell>
          <table:table-cell table:style-name="ce263"/>
          <table:table-cell table:style-name="ce266" table:formula="of:=IF([.AB30]&lt;&gt;[.AD30];&quot;Change&quot;;&quot;&quot;)">
            <text:p/>
          </table:table-cell>
          <table:table-cell table:style-name="ce270" table:formula="of:=IF([.R25]=&quot;&quot;;&quot;&quot;;[.R2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3"/>
          <table:table-cell table:style-name="ce147"/>
          <table:table-cell table:style-name="ce14" table:number-columns-repeated="9"/>
          <table:table-cell table:style-name="ce254"/>
          <table:table-cell/>
          <table:table-cell table:style-name="ce30" office:value-type="string" calcext:value-type="string">
            <text:p>Serial Number:</text:p>
          </table:table-cell>
          <table:table-cell table:style-name="ce263"/>
          <table:table-cell table:style-name="ce266" table:formula="of:=IF([.AB31]&lt;&gt;[.AD31];&quot;Change&quot;;&quot;&quot;)">
            <text:p/>
          </table:table-cell>
          <table:table-cell table:style-name="ce270" table:formula="of:=IF([.R26]=&quot;&quot;;&quot;&quot;;[.R2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/>
          <table:table-cell table:style-name="ce10" office:value-type="string" calcext:value-type="string">
            <text:p>Rule Number</text:p>
          </table:table-cell>
          <table:table-cell table:style-name="ce8" table:number-columns-repeated="2"/>
          <table:table-cell table:style-name="ce50" office:value-type="string" calcext:value-type="string">
            <text:p>Labels, Notices, Postings</text:p>
          </table:table-cell>
          <table:table-cell table:style-name="ce8" table:number-columns-repeated="5"/>
          <table:table-cell table:style-name="ce122" office:value-type="string" calcext:value-type="string" table:number-columns-spanned="2" table:number-rows-spanned="1">
            <text:p>Compliance</text:p>
          </table:table-cell>
          <table:covered-table-cell table:style-name="ce129"/>
          <table:table-cell table:number-columns-repeated="13"/>
          <table:table-cell table:style-name="ce30" office:value-type="string" calcext:value-type="string">
            <text:p>Manufacturer:</text:p>
          </table:table-cell>
          <table:table-cell table:style-name="ce263"/>
          <table:table-cell table:style-name="ce266" table:formula="of:=IF([.AB32]&lt;&gt;[.AD32];&quot;Change&quot;;&quot;&quot;)">
            <text:p/>
          </table:table-cell>
          <table:table-cell table:style-name="ce270" table:formula="of:=IF([.R28]=&quot;&quot;;&quot;&quot;;[.R2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1" office:value-type="string" calcext:value-type="string">
            <text:p>DHEC RHB 2.5.1.1</text:p>
          </table:table-cell>
          <table:table-cell/>
          <table:table-cell table:style-name="ce3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23" table:formula="of:=IF([.O37]=&quot;&quot;;&quot;TBD&quot;;IF([.O37]=1;&quot;YES&quot;;IF([.O37]=3;&quot;NA&quot;;&quot;&quot;)))" office:value-type="string" office:string-value="TBD" calcext:value-type="string">
            <text:p>TBD</text:p>
          </table:table-cell>
          <table:table-cell table:style-name="ce132" table:formula="of:=IF([.O37]=2;&quot;NO&quot;;&quot;&quot;)">
            <text:p/>
          </table:table-cell>
          <table:table-cell/>
          <table:table-cell table:style-name="ce22" table:number-columns-repeated="4"/>
          <table:table-cell table:style-name="ce163"/>
          <table:table-cell table:style-name="ce91" office:value-type="string" calcext:value-type="string">
            <text:p>Inspection Results</text:p>
          </table:table-cell>
          <table:table-cell table:style-name="ce22" table:number-columns-repeated="5"/>
          <table:table-cell/>
          <table:table-cell table:style-name="ce30" office:value-type="string" calcext:value-type="string">
            <text:p>Model:</text:p>
          </table:table-cell>
          <table:table-cell table:style-name="ce263"/>
          <table:table-cell table:style-name="ce266" table:formula="of:=IF([.AB33]&lt;&gt;[.AD33];&quot;Change&quot;;&quot;&quot;)">
            <text:p/>
          </table:table-cell>
          <table:table-cell table:style-name="ce270" table:formula="of:=IF([.R29]=&quot;&quot;;&quot;&quot;;[.R2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1" office:value-type="string" calcext:value-type="string">
            <text:p>DHEC RHB 10.2.1</text:p>
          </table:table-cell>
          <table:table-cell/>
          <table:table-cell table:style-name="ce3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23" table:formula="of:=IF([.O38]=&quot;&quot;;&quot;TBD&quot;;IF([.O38]=1;&quot;YES&quot;;IF([.O38]=3;&quot;NA&quot;;&quot;&quot;)))" office:value-type="string" office:string-value="TBD" calcext:value-type="string">
            <text:p>TBD</text:p>
          </table:table-cell>
          <table:table-cell table:style-name="ce132" table:formula="of:=IF([.O38]=2;&quot;NO&quot;;&quot;&quot;)">
            <text:p/>
          </table:table-cell>
          <table:table-cell/>
          <table:table-cell table:style-name="ce148" office:value-type="string" calcext:value-type="string">
            <text:p>Enter 1 for YES, 2 for NO, 3 for NA</text:p>
          </table:table-cell>
          <table:table-cell table:style-name="ce158" table:number-columns-repeated="9"/>
          <table:table-cell table:style-name="ce250"/>
          <table:table-cell/>
          <table:table-cell table:style-name="ce30" office:value-type="string" calcext:value-type="string">
            <text:p>Serial Number:</text:p>
          </table:table-cell>
          <table:table-cell table:style-name="ce263"/>
          <table:table-cell table:style-name="ce266" table:formula="of:=IF([.AB34]&lt;&gt;[.AD34];&quot;Change&quot;;&quot;&quot;)">
            <text:p/>
          </table:table-cell>
          <table:table-cell table:style-name="ce270" table:formula="of:=IF([.R30]=&quot;&quot;;&quot;&quot;;[.R3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regnancy Warning sign is posted</text:p>
          </table:table-cell>
          <table:table-cell table:number-columns-repeated="6"/>
          <table:table-cell table:style-name="ce123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132" table:formula="of:=IF([.O39]=2;&quot;NO&quot;;&quot;&quot;)">
            <text:p/>
          </table:table-cell>
          <table:table-cell/>
          <table:table-cell table:style-name="ce149"/>
          <table:table-cell table:number-columns-repeated="9"/>
          <table:table-cell table:style-name="ce255"/>
          <table:table-cell/>
          <table:table-cell table:style-name="ce30" office:value-type="string" calcext:value-type="string">
            <text:p>Large:</text:p>
          </table:table-cell>
          <table:table-cell table:style-name="ce263"/>
          <table:table-cell table:style-name="ce266" table:formula="of:=IF([.AB35]&lt;&gt;[.AD35];&quot;Change&quot;;&quot;&quot;)">
            <text:p/>
          </table:table-cell>
          <table:table-cell table:style-name="ce270" table:formula="of:=IF([.V21]=&quot;&quot;;&quot;&quot;;[.V2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1" office:value-type="string" calcext:value-type="string">
            <text:p>DHEC RHB 4.3.1</text:p>
          </table:table-cell>
          <table:table-cell/>
          <table:table-cell table:style-name="ce3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23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132" table:formula="of:=IF([.O40]=2;&quot;NO&quot;;&quot;&quot;)">
            <text:p/>
          </table:table-cell>
          <table:table-cell/>
          <table:table-cell table:style-name="ce149"/>
          <table:table-cell table:number-columns-repeated="4"/>
          <table:table-cell table:style-name="ce51" office:value-type="string" calcext:value-type="string">
            <text:p>Labels, Notices, Postings</text:p>
          </table:table-cell>
          <table:table-cell table:number-columns-repeated="4"/>
          <table:table-cell table:style-name="ce255"/>
          <table:table-cell/>
          <table:table-cell table:style-name="ce30" office:value-type="string" calcext:value-type="string">
            <text:p>Small:</text:p>
          </table:table-cell>
          <table:table-cell table:style-name="ce263"/>
          <table:table-cell table:style-name="ce266" table:formula="of:=IF([.AB36]&lt;&gt;[.AD36];&quot;Change&quot;;&quot;&quot;)">
            <text:p/>
          </table:table-cell>
          <table:table-cell table:style-name="ce270" table:formula="of:=IF([.V22]=&quot;&quot;;&quot;&quot;;[.V2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2"/>
          <table:table-cell/>
          <table:table-cell table:style-name="ce32" office:value-type="string" calcext:value-type="string">
            <text:p>Operator manuals are available.</text:p>
          </table:table-cell>
          <table:table-cell table:number-columns-repeated="6"/>
          <table:table-cell table:style-name="ce123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132" table:formula="of:=IF([.O41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255"/>
          <table:table-cell/>
          <table:table-cell table:style-name="ce30" office:value-type="string" calcext:value-type="string">
            <text:p>Micro:</text:p>
          </table:table-cell>
          <table:table-cell table:style-name="ce263"/>
          <table:table-cell table:style-name="ce266" table:formula="of:=IF([.AB37]&lt;&gt;[.AD37];&quot;Change&quot;;&quot;&quot;)">
            <text:p/>
          </table:table-cell>
          <table:table-cell table:style-name="ce270" table:formula="of:=IF([.V23]=&quot;&quot;;&quot;&quot;;[.V2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2"/>
          <table:table-cell/>
          <table:table-cell table:style-name="ce3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23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132" table:formula="of:=IF([.O42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255"/>
          <table:table-cell/>
          <table:table-cell table:style-name="ce30" office:value-type="string" calcext:value-type="string">
            <text:p>Inherent:</text:p>
          </table:table-cell>
          <table:table-cell table:style-name="ce263"/>
          <table:table-cell table:style-name="ce266" table:formula="of:=IF([.AB38]&lt;&gt;[.AD38];&quot;Change&quot;;&quot;&quot;)">
            <text:p/>
          </table:table-cell>
          <table:table-cell table:style-name="ce270" table:formula="of:=IF([.V26]=&quot;&quot;;&quot;&quot;;[.V2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3"/>
          <table:table-cell/>
          <table:table-cell table:style-name="ce150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255"/>
          <table:table-cell/>
          <table:table-cell table:style-name="ce30" office:value-type="string" calcext:value-type="string">
            <text:p>Added:</text:p>
          </table:table-cell>
          <table:table-cell table:style-name="ce263"/>
          <table:table-cell table:style-name="ce266" table:formula="of:=IF([.AB39]&lt;&gt;[.AD39];&quot;Change&quot;;&quot;&quot;)">
            <text:p/>
          </table:table-cell>
          <table:table-cell table:style-name="ce270" table:formula="of:=IF([.V27]=&quot;&quot;;&quot;&quot;;[.V2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2"/>
          <table:table-cell table:number-columns-repeated="2"/>
          <table:table-cell table:style-name="ce51" office:value-type="string" calcext:value-type="string">
            <text:p>Radiation Safety</text:p>
          </table:table-cell>
          <table:table-cell table:number-columns-repeated="5"/>
          <table:table-cell table:style-name="ce12"/>
          <table:table-cell table:style-name="ce133"/>
          <table:table-cell/>
          <table:table-cell table:style-name="ce150"/>
          <table:table-cell table:style-name="ce164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255"/>
          <table:table-cell/>
          <table:table-cell table:style-name="ce39" office:value-type="string" calcext:value-type="string">
            <text:p>Measurement Protocols</text:p>
          </table:table-cell>
          <table:table-cell table:number-columns-repeated="996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2"/>
          <table:table-cell/>
          <table:table-cell table:style-name="ce3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23" table:formula="of:=IF([.O45]=&quot;&quot;;&quot;TBD&quot;;IF([.O45]=1;&quot;YES&quot;;IF([.O45]=3;&quot;NA&quot;;&quot;&quot;)))" office:value-type="string" office:string-value="TBD" calcext:value-type="string">
            <text:p>TBD</text:p>
          </table:table-cell>
          <table:table-cell table:style-name="ce132" table:formula="of:=IF([.O45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Operator manuals are available.</text:p>
          </table:table-cell>
          <table:table-cell table:number-columns-repeated="8"/>
          <table:table-cell table:style-name="ce255"/>
          <table:table-cell/>
          <table:table-cell table:style-name="ce39" office:value-type="string" calcext:value-type="string">
            <text:p>Adult Abdomen</text:p>
          </table:table-cell>
          <table:table-cell table:number-columns-repeated="99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Lead aprons available.</text:p>
          </table:table-cell>
          <table:table-cell table:number-columns-repeated="6"/>
          <table:table-cell table:style-name="ce123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132" table:formula="of:=IF([.O46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Monthly radiation monitoring reports are posted.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kVp</text:p>
          </table:table-cell>
          <table:table-cell table:style-name="ce263"/>
          <table:table-cell table:style-name="ce266" table:formula="of:=IF([.AB42]&lt;&gt;[.AD42];&quot;Change&quot;;&quot;&quot;)">
            <text:p/>
          </table:table-cell>
          <table:table-cell table:style-name="ce270" table:formula="of:=IF([.Q72]=&quot;&quot;;&quot;&quot;;[.Q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123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132" table:formula="of:=IF([.O47]=2;&quot;NO&quot;;&quot;&quot;)">
            <text:p/>
          </table:table-cell>
          <table:table-cell/>
          <table:table-cell table:style-name="ce149"/>
          <table:table-cell table:number-columns-repeated="9"/>
          <table:table-cell table:style-name="ce255"/>
          <table:table-cell/>
          <table:table-cell table:style-name="ce166" office:value-type="string" calcext:value-type="string">
            <text:p>mA</text:p>
          </table:table-cell>
          <table:table-cell table:style-name="ce263"/>
          <table:table-cell table:style-name="ce266" table:formula="of:=IF([.AB43]&lt;&gt;[.AD43];&quot;Change&quot;;&quot;&quot;)">
            <text:p/>
          </table:table-cell>
          <table:table-cell table:style-name="ce270" table:formula="of:=IF([.Q73]=&quot;&quot;;&quot;&quot;;[.Q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123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132" table:formula="of:=IF([.O48]=2;&quot;NO&quot;;&quot;&quot;)">
            <text:p/>
          </table:table-cell>
          <table:table-cell/>
          <table:table-cell table:style-name="ce149"/>
          <table:table-cell table:number-columns-repeated="4"/>
          <table:table-cell table:style-name="ce51" office:value-type="string" calcext:value-type="string">
            <text:p>Radiation Safety</text:p>
          </table:table-cell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mAs</text:p>
          </table:table-cell>
          <table:table-cell table:style-name="ce263"/>
          <table:table-cell table:style-name="ce266" table:formula="of:=IF([.AB44]&lt;&gt;[.AD44];&quot;Change&quot;;&quot;&quot;)">
            <text:p/>
          </table:table-cell>
          <table:table-cell table:style-name="ce270" table:formula="of:=IF([.Q74]=&quot;&quot;;&quot;&quot;;[.Q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atient restraint devices available.</text:p>
          </table:table-cell>
          <table:table-cell table:number-columns-repeated="6"/>
          <table:table-cell table:style-name="ce123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32" table:formula="of:=IF([.O49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Eff mAs</text:p>
          </table:table-cell>
          <table:table-cell table:style-name="ce263"/>
          <table:table-cell table:style-name="ce266" table:formula="of:=IF([.AB45]&lt;&gt;[.AD45];&quot;Change&quot;;&quot;&quot;)">
            <text:p/>
          </table:table-cell>
          <table:table-cell table:style-name="ce270" table:formula="of:=IF([.Q75]=&quot;&quot;;&quot;&quot;;[.Q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3"/>
          <table:table-cell/>
          <table:table-cell table:style-name="ce150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Time/rotation (s)</text:p>
          </table:table-cell>
          <table:table-cell table:style-name="ce263"/>
          <table:table-cell table:style-name="ce266" table:formula="of:=IF([.AB46]&lt;&gt;[.AD46];&quot;Change&quot;;&quot;&quot;)">
            <text:p/>
          </table:table-cell>
          <table:table-cell table:style-name="ce270" table:formula="of:=IF([.Q76]=&quot;&quot;;&quot;&quot;;[.Q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econstructed images are free of artifacts</text:p>
          </table:table-cell>
          <table:table-cell table:number-columns-repeated="6"/>
          <table:table-cell table:style-name="ce123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32" table:formula="of:=IF([.O51]=2;&quot;NO&quot;;&quot;&quot;)">
            <text:p/>
          </table:table-cell>
          <table:table-cell/>
          <table:table-cell table:style-name="ce150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Scan FOV (cm)</text:p>
          </table:table-cell>
          <table:table-cell table:style-name="ce263"/>
          <table:table-cell table:style-name="ce266" table:formula="of:=IF([.AB47]&lt;&gt;[.AD47];&quot;Change&quot;;&quot;&quot;)">
            <text:p/>
          </table:table-cell>
          <table:table-cell table:style-name="ce270" table:formula="of:=IF([.Q77]=&quot;&quot;;&quot;&quot;;[.Q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Acquisition station display performance is adequate</text:p>
          </table:table-cell>
          <table:table-cell table:number-columns-repeated="6"/>
          <table:table-cell table:style-name="ce123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32" table:formula="of:=IF([.O52]=2;&quot;NO&quot;;&quot;&quot;)">
            <text:p/>
          </table:table-cell>
          <table:table-cell/>
          <table:table-cell table:style-name="ce150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Display FOV (cm)</text:p>
          </table:table-cell>
          <table:table-cell table:style-name="ce263"/>
          <table:table-cell table:style-name="ce266" table:formula="of:=IF([.AB48]&lt;&gt;[.AD48];&quot;Change&quot;;&quot;&quot;)">
            <text:p/>
          </table:table-cell>
          <table:table-cell table:style-name="ce270" table:formula="of:=IF([.Q78]=&quot;&quot;;&quot;&quot;;[.Q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Daily QC performed by technologist</text:p>
          </table:table-cell>
          <table:table-cell table:number-columns-repeated="6"/>
          <table:table-cell table:style-name="ce123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32" table:formula="of:=IF([.O53]=2;&quot;NO&quot;;&quot;&quot;)">
            <text:p/>
          </table:table-cell>
          <table:table-cell/>
          <table:table-cell table:style-name="ce150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Reconstruction Algorithm</text:p>
          </table:table-cell>
          <table:table-cell table:style-name="ce263"/>
          <table:table-cell table:style-name="ce266" table:formula="of:=IF([.AB49]&lt;&gt;[.AD49];&quot;Change&quot;;&quot;&quot;)">
            <text:p/>
          </table:table-cell>
          <table:table-cell table:style-name="ce270" table:formula="of:=IF([.Q79]=&quot;&quot;;&quot;&quot;;[.Q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2"/>
          <table:table-cell/>
          <table:table-cell table:style-name="ce32" office:value-type="string" calcext:value-type="string">
            <text:p>Interlock systems function to prevent scanning while door is open</text:p>
          </table:table-cell>
          <table:table-cell table:number-columns-repeated="6"/>
          <table:table-cell table:style-name="ce123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32" table:formula="of:=IF([.O54]=2;&quot;NO&quot;;&quot;&quot;)">
            <text:p/>
          </table:table-cell>
          <table:table-cell/>
          <table:table-cell table:style-name="ce149"/>
          <table:table-cell table:number-columns-repeated="9"/>
          <table:table-cell table:style-name="ce255"/>
          <table:table-cell/>
          <table:table-cell table:style-name="ce166" office:value-type="string" calcext:value-type="string">
            <text:p>Axial/Helical</text:p>
          </table:table-cell>
          <table:table-cell table:style-name="ce263"/>
          <table:table-cell table:style-name="ce266" table:formula="of:=IF([.AB50]&lt;&gt;[.AD50];&quot;Change&quot;;&quot;&quot;)">
            <text:p/>
          </table:table-cell>
          <table:table-cell table:style-name="ce270" table:formula="of:=IF([.Q80]=&quot;&quot;;&quot;&quot;;[.Q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2" office:value-type="string" calcext:value-type="string">
            <text:p>DHEC RHB 4.11.1.1</text:p>
          </table:table-cell>
          <table:table-cell/>
          <table:table-cell table:style-name="ce12" office:value-type="string" calcext:value-type="string">
            <text:p>Tomographic plane is indicated by a light source</text:p>
          </table:table-cell>
          <table:table-cell table:number-columns-repeated="6"/>
          <table:table-cell table:style-name="ce123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32" table:formula="of:=IF([.O55]=2;&quot;NO&quot;;&quot;&quot;)">
            <text:p/>
          </table:table-cell>
          <table:table-cell/>
          <table:table-cell table:style-name="ce150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Z-Axis collimation</text:p>
          </table:table-cell>
          <table:table-cell table:style-name="ce263"/>
          <table:table-cell table:style-name="ce266" table:formula="of:=IF([.AB51]&lt;&gt;[.AD51];&quot;Change&quot;;&quot;&quot;)">
            <text:p/>
          </table:table-cell>
          <table:table-cell table:style-name="ce270" table:formula="of:=IF([.Q81]=&quot;&quot;;&quot;&quot;;[.Q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2" office:value-type="string" calcext:value-type="string">
            <text:p>DHEC RHB 4.11.1.3.1</text:p>
          </table:table-cell>
          <table:table-cell/>
          <table:table-cell table:style-name="ce12"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123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132" table:formula="of:=IF([.O56]=2;&quot;NO&quot;;&quot;&quot;)">
            <text:p/>
          </table:table-cell>
          <table:table-cell/>
          <table:table-cell table:style-name="ce150"/>
          <table:table-cell office:value-type="string" calcext:value-type="string">
            <text:p>Acquisition station display performance is adequate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# of channels</text:p>
          </table:table-cell>
          <table:table-cell table:style-name="ce263"/>
          <table:table-cell table:style-name="ce266" table:formula="of:=IF([.AB52]&lt;&gt;[.AD52];&quot;Change&quot;;&quot;&quot;)">
            <text:p/>
          </table:table-cell>
          <table:table-cell table:style-name="ce270" table:formula="of:=IF([.Q82]=&quot;&quot;;&quot;&quot;;[.Q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2" office:value-type="string" calcext:value-type="string">
            <text:p>DHEC RHB 4.11.1.6.1</text:p>
          </table:table-cell>
          <table:table-cell/>
          <table:table-cell table:style-name="ce12"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123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32" table:formula="of:=IF([.O57]=2;&quot;NO&quot;;&quot;&quot;)">
            <text:p/>
          </table:table-cell>
          <table:table-cell/>
          <table:table-cell table:style-name="ce150"/>
          <table:table-cell office:value-type="string" calcext:value-type="string">
            <text:p>Daily QC performed by technologist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Table Increment/speed</text:p>
          </table:table-cell>
          <table:table-cell table:style-name="ce263"/>
          <table:table-cell table:style-name="ce266" table:formula="of:=IF([.AB53]&lt;&gt;[.AD53];&quot;Change&quot;;&quot;&quot;)">
            <text:p/>
          </table:table-cell>
          <table:table-cell table:style-name="ce270" table:formula="of:=IF([.Q83]=&quot;&quot;;&quot;&quot;;[.Q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2" office:value-type="string" calcext:value-type="string">
            <text:p>DHEC RHB 4.11.1.6.3</text:p>
          </table:table-cell>
          <table:table-cell/>
          <table:table-cell table:style-name="ce12" office:value-type="string" calcext:value-type="string">
            <text:p>Table travel is accurate to within 1mm</text:p>
          </table:table-cell>
          <table:table-cell table:number-columns-repeated="6"/>
          <table:table-cell table:style-name="ce123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32" table:formula="of:=IF([.O58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Interlock systems function to prevent scanning while door is open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Pitch</text:p>
          </table:table-cell>
          <table:table-cell table:style-name="ce263"/>
          <table:table-cell table:style-name="ce266" table:formula="of:=IF([.AB54]&lt;&gt;[.AD54];&quot;Change&quot;;&quot;&quot;)">
            <text:p/>
          </table:table-cell>
          <table:table-cell table:style-name="ce270" table:formula="of:=IF([.Q84]=&quot;&quot;;&quot;&quot;;[.Q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2" office:value-type="string" calcext:value-type="string">
            <text:p>DHEC RHB 4.11.2.5.1</text:p>
          </table:table-cell>
          <table:table-cell/>
          <table:table-cell table:style-name="ce12"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123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32" table:formula="of:=IF([.O59]=2;&quot;NO&quot;;&quot;&quot;)">
            <text:p/>
          </table:table-cell>
          <table:table-cell/>
          <table:table-cell table:style-name="ce150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Recon scan width (mm)</text:p>
          </table:table-cell>
          <table:table-cell table:style-name="ce263"/>
          <table:table-cell table:style-name="ce266" table:formula="of:=IF([.AB55]&lt;&gt;[.AD55];&quot;Change&quot;;&quot;&quot;)">
            <text:p/>
          </table:table-cell>
          <table:table-cell table:style-name="ce270" table:formula="of:=IF([.Q85]=&quot;&quot;;&quot;&quot;;[.Q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atient communication system is operational</text:p>
          </table:table-cell>
          <table:table-cell table:number-columns-repeated="6"/>
          <table:table-cell table:style-name="ce123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32" table:formula="of:=IF([.O60]=2;&quot;NO&quot;;&quot;&quot;)">
            <text:p/>
          </table:table-cell>
          <table:table-cell/>
          <table:table-cell table:style-name="ce150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Recon scan interval (mm)</text:p>
          </table:table-cell>
          <table:table-cell table:style-name="ce263"/>
          <table:table-cell table:style-name="ce266" table:formula="of:=IF([.AB56]&lt;&gt;[.AD56];&quot;Change&quot;;&quot;&quot;)">
            <text:p/>
          </table:table-cell>
          <table:table-cell table:style-name="ce270" table:formula="of:=IF([.Q86]=&quot;&quot;;&quot;&quot;;[.Q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3"/>
          <table:table-cell/>
          <table:table-cell table:style-name="ce150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Dose reduction techniques</text:p>
          </table:table-cell>
          <table:table-cell table:style-name="ce263"/>
          <table:table-cell table:style-name="ce266" table:formula="of:=IF([.AB57]&lt;&gt;[.AD57];&quot;Change&quot;;&quot;&quot;)">
            <text:p/>
          </table:table-cell>
          <table:table-cell table:style-name="ce270" table:formula="of:=IF([.Q87]=&quot;&quot;;&quot;&quot;;[.Q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2"/>
          <table:table-cell table:number-columns-repeated="2"/>
          <table:table-cell table:style-name="ce51" office:value-type="string" calcext:value-type="string">
            <text:p>Radiation Dose Measurements</text:p>
          </table:table-cell>
          <table:table-cell table:number-columns-repeated="5"/>
          <table:table-cell table:style-name="ce12"/>
          <table:table-cell table:style-name="ce133"/>
          <table:table-cell/>
          <table:table-cell table:style-name="ce150"/>
          <table:table-cell office:value-type="string" calcext:value-type="string">
            <text:p>Table travel is accurate to within 1mm 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Indiated CTDIvol (mGy)</text:p>
          </table:table-cell>
          <table:table-cell table:style-name="ce263"/>
          <table:table-cell table:style-name="ce266" table:formula="of:=IF([.AB58]&lt;&gt;[.AD58];&quot;Change&quot;;&quot;&quot;)">
            <text:p/>
          </table:table-cell>
          <table:table-cell table:style-name="ce270" table:formula="of:=IF([.Q88]=&quot;&quot;;&quot;&quot;;[.Q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outine head protocol CTDI is below ACR reference level of 75 mGy</text:p>
          </table:table-cell>
          <table:table-cell table:number-columns-repeated="6"/>
          <table:table-cell table:style-name="ce123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32" table:formula="of:=IF([.O63]=2;&quot;NO&quot;;&quot;&quot;)">
            <text:p/>
          </table:table-cell>
          <table:table-cell/>
          <table:table-cell table:style-name="ce150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255"/>
          <table:table-cell/>
          <table:table-cell table:style-name="ce39" office:value-type="string" calcext:value-type="string">
            <text:p>Adult Chest</text:p>
          </table:table-cell>
          <table:table-cell table:number-columns-repeated="996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outine body protocol CTDI is below ACR reference level of 25 mGy</text:p>
          </table:table-cell>
          <table:table-cell table:number-columns-repeated="6"/>
          <table:table-cell table:style-name="ce123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132" table:formula="of:=IF([.O64]=2;&quot;NO&quot;;&quot;&quot;)">
            <text:p/>
          </table:table-cell>
          <table:table-cell/>
          <table:table-cell table:style-name="ce150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kVp</text:p>
          </table:table-cell>
          <table:table-cell table:style-name="ce263"/>
          <table:table-cell table:style-name="ce266" table:formula="of:=IF([.AB60]&lt;&gt;[.AD60];&quot;Change&quot;;&quot;&quot;)">
            <text:p/>
          </table:table-cell>
          <table:table-cell table:style-name="ce270" table:formula="of:=IF([.R72]=&quot;&quot;;&quot;&quot;;[.R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ediatric body protocol CTDI is below ACR reference level of 15 mGy</text:p>
          </table:table-cell>
          <table:table-cell table:number-columns-repeated="6"/>
          <table:table-cell table:style-name="ce123" table:formula="of:=IF([.O65]=&quot;&quot;;&quot;TBD&quot;;IF([.O65]=1;&quot;YES&quot;;IF([.O65]=3;&quot;NA&quot;;&quot;&quot;)))" office:value-type="string" office:string-value="NA" calcext:value-type="string">
            <text:p>NA</text:p>
          </table:table-cell>
          <table:table-cell table:style-name="ce132" table:formula="of:=IF([.O65]=2;&quot;NO&quot;;&quot;&quot;)">
            <text:p/>
          </table:table-cell>
          <table:table-cell/>
          <table:table-cell table:style-name="ce149"/>
          <table:table-cell table:number-columns-repeated="9"/>
          <table:table-cell table:style-name="ce255"/>
          <table:table-cell/>
          <table:table-cell table:style-name="ce166" office:value-type="string" calcext:value-type="string">
            <text:p>mA</text:p>
          </table:table-cell>
          <table:table-cell table:style-name="ce263"/>
          <table:table-cell table:style-name="ce266" table:formula="of:=IF([.AB61]&lt;&gt;[.AD61];&quot;Change&quot;;&quot;&quot;)">
            <text:p/>
          </table:table-cell>
          <table:table-cell table:style-name="ce270" table:formula="of:=IF([.R73]=&quot;&quot;;&quot;&quot;;[.R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ediatric head protocol CTDI is below ACR reference level of 35 mGy</text:p>
          </table:table-cell>
          <table:table-cell table:number-columns-repeated="6"/>
          <table:table-cell table:style-name="ce123" table:formula="of:=IF([.O66]=&quot;&quot;;&quot;TBD&quot;;IF([.O66]=1;&quot;YES&quot;;IF([.O66]=3;&quot;NA&quot;;&quot;&quot;)))" office:value-type="string" office:string-value="NA" calcext:value-type="string">
            <text:p>NA</text:p>
          </table:table-cell>
          <table:table-cell table:style-name="ce132" table:formula="of:=IF([.O66]=2;&quot;NO&quot;;&quot;&quot;)">
            <text:p/>
          </table:table-cell>
          <table:table-cell/>
          <table:table-cell table:style-name="ce149"/>
          <table:table-cell table:number-columns-repeated="4"/>
          <table:table-cell table:style-name="ce51" office:value-type="string" calcext:value-type="string">
            <text:p>Radiation Dose Measurements</text:p>
          </table:table-cell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mAs</text:p>
          </table:table-cell>
          <table:table-cell table:style-name="ce263"/>
          <table:table-cell table:style-name="ce266" table:formula="of:=IF([.AB62]&lt;&gt;[.AD62];&quot;Change&quot;;&quot;&quot;)">
            <text:p/>
          </table:table-cell>
          <table:table-cell table:style-name="ce270" table:formula="of:=IF([.R74]=&quot;&quot;;&quot;&quot;;[.R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51" table:formula="of:=IF([.S122]=&quot;&quot;;3;IF([.S122]=&quot;YES&quot;;1;2))" office:value-type="float" office:value="3" calcext:value-type="float">
            <text:p>3</text:p>
          </table:table-cell>
          <table:table-cell office:value-type="string" calcext:value-type="string">
            <text:p>Routine head protocol CTDI is below ACR reference level of 75 mGy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Eff mAs</text:p>
          </table:table-cell>
          <table:table-cell table:style-name="ce263"/>
          <table:table-cell table:style-name="ce266" table:formula="of:=IF([.AB63]&lt;&gt;[.AD63];&quot;Change&quot;;&quot;&quot;)">
            <text:p/>
          </table:table-cell>
          <table:table-cell table:style-name="ce270" table:formula="of:=IF([.R75]=&quot;&quot;;&quot;&quot;;[.R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31"/>
          <table:table-cell/>
          <table:table-cell table:style-name="ce151" table:formula="of:=IF([.Q122]=&quot;&quot;;3;IF([.Q122]=&quot;YES&quot;;1;2))" office:value-type="float" office:value="3" calcext:value-type="float">
            <text:p>3</text:p>
          </table:table-cell>
          <table:table-cell office:value-type="string" calcext:value-type="string">
            <text:p>Routine body protocol CTDI is below ACR reference level of 25 mGy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Time/rotation (s)</text:p>
          </table:table-cell>
          <table:table-cell table:style-name="ce263"/>
          <table:table-cell table:style-name="ce266" table:formula="of:=IF([.AB64]&lt;&gt;[.AD64];&quot;Change&quot;;&quot;&quot;)">
            <text:p/>
          </table:table-cell>
          <table:table-cell table:style-name="ce270" table:formula="of:=IF([.R76]=&quot;&quot;;&quot;&quot;;[.R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4" table:formula="of:=IF([.$P$7]=&quot;&quot;;&quot;&quot;;[.$P$7])">
            <text:p/>
          </table:table-cell>
          <table:table-cell table:style-name="ce33" table:number-columns-repeated="7"/>
          <table:table-cell table:style-name="ce13" office:value-type="string" calcext:value-type="string">
            <text:p>Inspector:</text:p>
          </table:table-cell>
          <table:table-cell table:style-name="ce13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51" table:formula="of:=IF([.T122]=&quot;&quot;;3;IF([.T122]=&quot;YES&quot;;1;2))" office:value-type="float" office:value="3" calcext:value-type="float">
            <text:p>3</text:p>
          </table:table-cell>
          <table:table-cell office:value-type="string" calcext:value-type="string">
            <text:p>Pediatric body protocol CTDI is below ACR reference level of 15 mGy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Scan FOV (cm)</text:p>
          </table:table-cell>
          <table:table-cell table:style-name="ce263"/>
          <table:table-cell table:style-name="ce266" table:formula="of:=IF([.AB65]&lt;&gt;[.AD65];&quot;Change&quot;;&quot;&quot;)">
            <text:p/>
          </table:table-cell>
          <table:table-cell table:style-name="ce270" table:formula="of:=IF([.R77]=&quot;&quot;;&quot;&quot;;[.R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5" table:formula="of:=IF([.$R$14]=&quot;&quot;;&quot;&quot;;[.$R$14])">
            <text:p/>
          </table:table-cell>
          <table:table-cell table:style-name="ce33" table:number-columns-repeated="7"/>
          <table:table-cell table:style-name="ce13" office:value-type="string" calcext:value-type="string">
            <text:p>Survey ID:</text:p>
          </table:table-cell>
          <table:table-cell table:style-name="ce134" table:formula="of:=IF([.$R$13]=&quot;&quot;;&quot;&quot;;[.$R$13])">
            <text:p/>
          </table:table-cell>
          <table:table-cell/>
          <table:table-cell table:style-name="ce151" table:formula="of:=IF([.U122]=&quot;&quot;;3;IF([.U122]=&quot;YES&quot;;1;2))" office:value-type="float" office:value="3" calcext:value-type="float">
            <text:p>3</text:p>
          </table:table-cell>
          <table:table-cell office:value-type="string" calcext:value-type="string">
            <text:p>Pediatric head protocol CTDI is below ACR reference level of 35 mGy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Display FOV (cm)</text:p>
          </table:table-cell>
          <table:table-cell table:style-name="ce263"/>
          <table:table-cell table:style-name="ce266" table:formula="of:=IF([.AB66]&lt;&gt;[.AD66];&quot;Change&quot;;&quot;&quot;)">
            <text:p/>
          </table:table-cell>
          <table:table-cell table:style-name="ce270" table:formula="of:=IF([.R78]=&quot;&quot;;&quot;&quot;;[.R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3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47"/>
          <table:table-cell table:style-name="ce14" table:number-columns-repeated="9"/>
          <table:table-cell table:style-name="ce254"/>
          <table:table-cell/>
          <table:table-cell table:style-name="ce166" office:value-type="string" calcext:value-type="string">
            <text:p>Reconstruction Algorithm</text:p>
          </table:table-cell>
          <table:table-cell table:style-name="ce263"/>
          <table:table-cell table:style-name="ce266" table:formula="of:=IF([.AB67]&lt;&gt;[.AD67];&quot;Change&quot;;&quot;&quot;)">
            <text:p/>
          </table:table-cell>
          <table:table-cell table:style-name="ce270" table:formula="of:=IF([.R79]=&quot;&quot;;&quot;&quot;;[.R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91" office:value-type="string" calcext:value-type="string">
            <text:p>Inspection Results</text:p>
          </table:table-cell>
          <table:table-cell table:number-columns-repeated="4"/>
          <table:table-cell table:style-name="ce136" table:formula="of:=[.$H$5]" office:value-type="string" office:string-value="CT System Compliance Inspection" calcext:value-type="string">
            <text:p>CT System Compliance Inspection</text:p>
          </table:table-cell>
          <table:table-cell table:number-columns-repeated="13"/>
          <table:table-cell table:style-name="ce166" office:value-type="string" calcext:value-type="string">
            <text:p>Axial/Helical</text:p>
          </table:table-cell>
          <table:table-cell table:style-name="ce263"/>
          <table:table-cell table:style-name="ce266" table:formula="of:=IF([.AB68]&lt;&gt;[.AD68];&quot;Change&quot;;&quot;&quot;)">
            <text:p/>
          </table:table-cell>
          <table:table-cell table:style-name="ce270" table:formula="of:=IF([.R80]=&quot;&quot;;&quot;&quot;;[.R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5"/>
          <table:table-cell table:style-name="ce50" office:value-type="string" calcext:value-type="string">
            <text:p>Measurement Protocols</text:p>
          </table:table-cell>
          <table:table-cell table:style-name="ce8" table:number-columns-repeated="4"/>
          <table:table-cell table:style-name="ce129"/>
          <table:table-cell table:number-columns-repeated="6"/>
          <table:table-cell table:style-name="ce226" office:value-type="string" calcext:value-type="string">
            <text:p>Measurement Protocols</text:p>
          </table:table-cell>
          <table:table-cell table:number-columns-repeated="6"/>
          <table:table-cell table:style-name="ce166" office:value-type="string" calcext:value-type="string">
            <text:p>Z-Axis collimation</text:p>
          </table:table-cell>
          <table:table-cell table:style-name="ce263"/>
          <table:table-cell table:style-name="ce266" table:formula="of:=IF([.AB69]&lt;&gt;[.AD69];&quot;Change&quot;;&quot;&quot;)">
            <text:p/>
          </table:table-cell>
          <table:table-cell table:style-name="ce270" table:formula="of:=IF([.R81]=&quot;&quot;;&quot;&quot;;[.R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2"/>
          <table:table-cell table:style-name="ce12"/>
          <table:table-cell table:style-name="ce52" office:value-type="string" calcext:value-type="string" table:number-columns-spanned="3" table:number-rows-spanned="1">
            <text:p>Adult</text:p>
          </table:table-cell>
          <table:covered-table-cell table:number-columns-repeated="2" table:style-name="ce77"/>
          <table:table-cell table:style-name="ce103" office:value-type="string" calcext:value-type="string" table:number-columns-spanned="2" table:number-rows-spanned="1">
            <text:p>Pediatric</text:p>
          </table:table-cell>
          <table:covered-table-cell table:style-name="ce112"/>
          <table:table-cell table:number-columns-repeated="2"/>
          <table:table-cell table:style-name="ce130"/>
          <table:table-cell/>
          <table:table-cell table:style-name="ce152"/>
          <table:table-cell table:style-name="ce165"/>
          <table:table-cell table:style-name="ce171" office:value-type="string" calcext:value-type="string" table:number-columns-spanned="3" table:number-rows-spanned="1">
            <text:p>Adult</text:p>
          </table:table-cell>
          <table:covered-table-cell table:number-columns-repeated="2" table:style-name="ce197"/>
          <table:table-cell table:style-name="ce227" office:value-type="string" calcext:value-type="string" table:number-columns-spanned="2" table:number-rows-spanned="1">
            <text:p>Pediatric</text:p>
          </table:table-cell>
          <table:covered-table-cell table:style-name="ce165"/>
          <table:table-cell table:style-name="ce165" table:number-columns-repeated="3"/>
          <table:table-cell table:style-name="ce238"/>
          <table:table-cell/>
          <table:table-cell table:style-name="ce166" office:value-type="string" calcext:value-type="string">
            <text:p># of channels</text:p>
          </table:table-cell>
          <table:table-cell table:style-name="ce263"/>
          <table:table-cell table:style-name="ce266" table:formula="of:=IF([.AB70]&lt;&gt;[.AD70];&quot;Change&quot;;&quot;&quot;)">
            <text:p/>
          </table:table-cell>
          <table:table-cell table:style-name="ce270" table:formula="of:=IF([.R82]=&quot;&quot;;&quot;&quot;;[.R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2"/>
          <table:table-cell table:style-name="ce12"/>
          <table:table-cell table:style-name="ce43" office:value-type="string" calcext:value-type="string">
            <text:p>Abdomen</text:p>
          </table:table-cell>
          <table:table-cell table:style-name="ce43" office:value-type="string" calcext:value-type="string">
            <text:p>Chest</text:p>
          </table:table-cell>
          <table:table-cell table:style-name="ce43" office:value-type="string" calcext:value-type="string">
            <text:p>Head</text:p>
          </table:table-cell>
          <table:table-cell table:style-name="ce43" office:value-type="string" calcext:value-type="string">
            <text:p>Abdomen</text:p>
          </table:table-cell>
          <table:table-cell table:style-name="ce43" office:value-type="string" calcext:value-type="string">
            <text:p>Head</text:p>
          </table:table-cell>
          <table:table-cell table:number-columns-repeated="2"/>
          <table:table-cell table:style-name="ce130"/>
          <table:table-cell/>
          <table:table-cell table:style-name="ce149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Table Increment/speed</text:p>
          </table:table-cell>
          <table:table-cell table:style-name="ce263"/>
          <table:table-cell table:style-name="ce266" table:formula="of:=IF([.AB71]&lt;&gt;[.AD71];&quot;Change&quot;;&quot;&quot;)">
            <text:p/>
          </table:table-cell>
          <table:table-cell table:style-name="ce270" table:formula="of:=IF([.R83]=&quot;&quot;;&quot;&quot;;[.R8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kVp</text:p>
          </table:table-cell>
          <table:table-cell table:style-name="ce36" table:formula="of:=IF([.Q72]=&quot;&quot;;&quot;&quot;;[.Q72])">
            <text:p/>
          </table:table-cell>
          <table:table-cell table:style-name="ce64" table:formula="of:=IF([.R72]=&quot;&quot;;&quot;&quot;;[.R72])">
            <text:p/>
          </table:table-cell>
          <table:table-cell table:style-name="ce64" table:formula="of:=IF([.S72]=&quot;&quot;;&quot;&quot;;[.S72])">
            <text:p/>
          </table:table-cell>
          <table:table-cell table:style-name="ce64" table:formula="of:=IF([.T72]=&quot;&quot;;&quot;&quot;;[.T72])">
            <text:p/>
          </table:table-cell>
          <table:table-cell table:style-name="ce69" table:formula="of:=IF([.U72]=&quot;&quot;;&quot;&quot;;[.U72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kVp</text:p>
          </table:table-cell>
          <table:table-cell table:style-name="ce172" table:formula="of:=IF([.Q91]&lt;&gt;&quot;&quot;;[.Q91];IF([.AB42]=&quot;&quot;;&quot;&quot;;[.AB42]))">
            <text:p/>
          </table:table-cell>
          <table:table-cell table:style-name="ce172" table:formula="of:=IF([.R91]&lt;&gt;&quot;&quot;;[.R91];IF([.AB60]=&quot;&quot;;&quot;&quot;;[.AB60]))">
            <text:p/>
          </table:table-cell>
          <table:table-cell table:style-name="ce172" table:formula="of:=IF([.S91]&lt;&gt;&quot;&quot;;[.S91];IF([.AB78]=&quot;&quot;;&quot;&quot;;[.AB78]))">
            <text:p/>
          </table:table-cell>
          <table:table-cell table:style-name="ce172" table:formula="of:=IF([.T91]&lt;&gt;&quot;&quot;;[.T91];IF([.AB96]=&quot;&quot;;&quot;&quot;;[.AB96]))">
            <text:p/>
          </table:table-cell>
          <table:table-cell table:style-name="ce172" table:formula="of:=IF([.U91]&lt;&gt;&quot;&quot;;[.U91];IF([.AB114]=&quot;&quot;;&quot;&quot;;[.AB114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Pitch</text:p>
          </table:table-cell>
          <table:table-cell table:style-name="ce263"/>
          <table:table-cell table:style-name="ce266" table:formula="of:=IF([.AB72]&lt;&gt;[.AD72];&quot;Change&quot;;&quot;&quot;)">
            <text:p/>
          </table:table-cell>
          <table:table-cell table:style-name="ce270" table:formula="of:=IF([.R84]=&quot;&quot;;&quot;&quot;;[.R8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mA</text:p>
          </table:table-cell>
          <table:table-cell table:style-name="ce37" table:formula="of:=IF([.Q73]=&quot;&quot;;&quot;&quot;;[.Q73])">
            <text:p/>
          </table:table-cell>
          <table:table-cell table:style-name="ce65" table:formula="of:=IF([.R73]=&quot;&quot;;&quot;&quot;;[.R73])">
            <text:p/>
          </table:table-cell>
          <table:table-cell table:style-name="ce65" table:formula="of:=IF([.S73]=&quot;&quot;;&quot;&quot;;[.S73])">
            <text:p/>
          </table:table-cell>
          <table:table-cell table:style-name="ce65" table:formula="of:=IF([.T73]=&quot;&quot;;&quot;&quot;;[.T73])">
            <text:p/>
          </table:table-cell>
          <table:table-cell table:style-name="ce70" table:formula="of:=IF([.U73]=&quot;&quot;;&quot;&quot;;[.U73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mA</text:p>
          </table:table-cell>
          <table:table-cell table:style-name="ce173" table:formula="of:=IF([.Q92]&lt;&gt;&quot;&quot;;[.Q92];IF([.AB43]=&quot;&quot;;&quot;&quot;;[.AB43]))">
            <text:p/>
          </table:table-cell>
          <table:table-cell table:style-name="ce173" table:formula="of:=IF([.R92]&lt;&gt;&quot;&quot;;[.R92];IF([.AB61]=&quot;&quot;;&quot;&quot;;[.AB61]))">
            <text:p/>
          </table:table-cell>
          <table:table-cell table:style-name="ce173" table:formula="of:=IF([.S92]&lt;&gt;&quot;&quot;;[.S92];IF([.AB79]=&quot;&quot;;&quot;&quot;;[.AB79]))">
            <text:p/>
          </table:table-cell>
          <table:table-cell table:style-name="ce173" table:formula="of:=IF([.T92]&lt;&gt;&quot;&quot;;[.T92];IF([.AB97]=&quot;&quot;;&quot;&quot;;[.AB97]))">
            <text:p/>
          </table:table-cell>
          <table:table-cell table:style-name="ce173" table:formula="of:=IF([.U92]&lt;&gt;&quot;&quot;;[.U92];IF([.AB115]=&quot;&quot;;&quot;&quot;;[.AB115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 scan width (mm)</text:p>
          </table:table-cell>
          <table:table-cell table:style-name="ce263"/>
          <table:table-cell table:style-name="ce266" table:formula="of:=IF([.AB73]&lt;&gt;[.AD73];&quot;Change&quot;;&quot;&quot;)">
            <text:p/>
          </table:table-cell>
          <table:table-cell table:style-name="ce270" table:formula="of:=IF([.R85]=&quot;&quot;;&quot;&quot;;[.R8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mAs</text:p>
          </table:table-cell>
          <table:table-cell table:style-name="ce37" table:formula="of:=IF([.Q74]=&quot;&quot;;&quot;&quot;;[.Q74])">
            <text:p/>
          </table:table-cell>
          <table:table-cell table:style-name="ce65" table:formula="of:=IF([.R74]=&quot;&quot;;&quot;&quot;;[.R74])">
            <text:p/>
          </table:table-cell>
          <table:table-cell table:style-name="ce65" table:formula="of:=IF([.S74]=&quot;&quot;;&quot;&quot;;[.S74])">
            <text:p/>
          </table:table-cell>
          <table:table-cell table:style-name="ce65" table:formula="of:=IF([.T74]=&quot;&quot;;&quot;&quot;;[.T74])">
            <text:p/>
          </table:table-cell>
          <table:table-cell table:style-name="ce70" table:formula="of:=IF([.U74]=&quot;&quot;;&quot;&quot;;[.U74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mAs</text:p>
          </table:table-cell>
          <table:table-cell table:style-name="ce172" table:formula="of:=IF([.Q93]&lt;&gt;&quot;&quot;;[.Q93];IF([.AB44]=&quot;&quot;;&quot;&quot;;[.AB44]))">
            <text:p/>
          </table:table-cell>
          <table:table-cell table:style-name="ce172" table:formula="of:=IF([.R93]&lt;&gt;&quot;&quot;;[.R93];IF([.AB62]=&quot;&quot;;&quot;&quot;;[.AB62]))">
            <text:p/>
          </table:table-cell>
          <table:table-cell table:style-name="ce172" table:formula="of:=IF([.S93]&lt;&gt;&quot;&quot;;[.S93];IF([.AB80]=&quot;&quot;;&quot;&quot;;[.AB80]))">
            <text:p/>
          </table:table-cell>
          <table:table-cell table:style-name="ce172" table:formula="of:=IF([.T93]&lt;&gt;&quot;&quot;;[.T93];IF([.AB98]=&quot;&quot;;&quot;&quot;;[.AB98]))">
            <text:p/>
          </table:table-cell>
          <table:table-cell table:style-name="ce172" table:formula="of:=IF([.U93]&lt;&gt;&quot;&quot;;[.U93];IF([.AB116]=&quot;&quot;;&quot;&quot;;[.AB116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 scan interval (mm)</text:p>
          </table:table-cell>
          <table:table-cell table:style-name="ce263"/>
          <table:table-cell table:style-name="ce266" table:formula="of:=IF([.AB74]&lt;&gt;[.AD74];&quot;Change&quot;;&quot;&quot;)">
            <text:p/>
          </table:table-cell>
          <table:table-cell table:style-name="ce270" table:formula="of:=IF([.R86]=&quot;&quot;;&quot;&quot;;[.R8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Eff mAs</text:p>
          </table:table-cell>
          <table:table-cell table:style-name="ce37" table:formula="of:=IF([.Q75]=&quot;&quot;;&quot;&quot;;[.Q75])">
            <text:p/>
          </table:table-cell>
          <table:table-cell table:style-name="ce65" table:formula="of:=IF([.R75]=&quot;&quot;;&quot;&quot;;[.R75])">
            <text:p/>
          </table:table-cell>
          <table:table-cell table:style-name="ce65" table:formula="of:=IF([.S75]=&quot;&quot;;&quot;&quot;;[.S75])">
            <text:p/>
          </table:table-cell>
          <table:table-cell table:style-name="ce65" table:formula="of:=IF([.T75]=&quot;&quot;;&quot;&quot;;[.T75])">
            <text:p/>
          </table:table-cell>
          <table:table-cell table:style-name="ce70" table:formula="of:=IF([.U75]=&quot;&quot;;&quot;&quot;;[.U75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Eff mAs</text:p>
          </table:table-cell>
          <table:table-cell table:style-name="ce172" table:formula="of:=IF([.Q94]&lt;&gt;&quot;&quot;;[.Q94];IF([.AB45]=&quot;&quot;;&quot;&quot;;[.AB45]))">
            <text:p/>
          </table:table-cell>
          <table:table-cell table:style-name="ce172" table:formula="of:=IF([.R94]&lt;&gt;&quot;&quot;;[.R94];IF([.AB63]=&quot;&quot;;&quot;&quot;;[.AB63]))">
            <text:p/>
          </table:table-cell>
          <table:table-cell table:style-name="ce172" table:formula="of:=IF([.S94]&lt;&gt;&quot;&quot;;[.S94];IF([.AB81]=&quot;&quot;;&quot;&quot;;[.AB81]))">
            <text:p/>
          </table:table-cell>
          <table:table-cell table:style-name="ce172" table:formula="of:=IF([.T94]&lt;&gt;&quot;&quot;;[.T94];IF([.AB99]=&quot;&quot;;&quot;&quot;;[.AB99]))">
            <text:p/>
          </table:table-cell>
          <table:table-cell table:style-name="ce172" table:formula="of:=IF([.U94]&lt;&gt;&quot;&quot;;[.U94];IF([.AB117]=&quot;&quot;;&quot;&quot;;[.AB117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Dose reduction techniques</text:p>
          </table:table-cell>
          <table:table-cell table:style-name="ce263"/>
          <table:table-cell table:style-name="ce266" table:formula="of:=IF([.AB75]&lt;&gt;[.AD75];&quot;Change&quot;;&quot;&quot;)">
            <text:p/>
          </table:table-cell>
          <table:table-cell table:style-name="ce270" table:formula="of:=IF([.R87]=&quot;&quot;;&quot;&quot;;[.R8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Time/rotation (s)</text:p>
          </table:table-cell>
          <table:table-cell table:style-name="ce37" table:formula="of:=IF([.Q76]=&quot;&quot;;&quot;&quot;;[.Q76])">
            <text:p/>
          </table:table-cell>
          <table:table-cell table:style-name="ce65" table:formula="of:=IF([.R76]=&quot;&quot;;&quot;&quot;;[.R76])">
            <text:p/>
          </table:table-cell>
          <table:table-cell table:style-name="ce65" table:formula="of:=IF([.S76]=&quot;&quot;;&quot;&quot;;[.S76])">
            <text:p/>
          </table:table-cell>
          <table:table-cell table:style-name="ce65" table:formula="of:=IF([.T76]=&quot;&quot;;&quot;&quot;;[.T76])">
            <text:p/>
          </table:table-cell>
          <table:table-cell table:style-name="ce70" table:formula="of:=IF([.U76]=&quot;&quot;;&quot;&quot;;[.U76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Time/rotation (s)</text:p>
          </table:table-cell>
          <table:table-cell table:style-name="ce172" table:formula="of:=IF([.Q95]&lt;&gt;&quot;&quot;;[.Q95];IF([.AB46]=&quot;&quot;;&quot;&quot;;[.AB46]))">
            <text:p/>
          </table:table-cell>
          <table:table-cell table:style-name="ce172" table:formula="of:=IF([.R95]&lt;&gt;&quot;&quot;;[.R95];IF([.AB64]=&quot;&quot;;&quot;&quot;;[.AB64]))">
            <text:p/>
          </table:table-cell>
          <table:table-cell table:style-name="ce172" table:formula="of:=IF([.S95]&lt;&gt;&quot;&quot;;[.S95];IF([.AB82]=&quot;&quot;;&quot;&quot;;[.AB82]))">
            <text:p/>
          </table:table-cell>
          <table:table-cell table:style-name="ce172" table:formula="of:=IF([.T95]&lt;&gt;&quot;&quot;;[.T95];IF([.AB100]=&quot;&quot;;&quot;&quot;;[.AB100]))">
            <text:p/>
          </table:table-cell>
          <table:table-cell table:style-name="ce172" table:formula="of:=IF([.U95]&lt;&gt;&quot;&quot;;[.U95];IF([.AB118]=&quot;&quot;;&quot;&quot;;[.AB118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Indiated CTDIvol (mGy)</text:p>
          </table:table-cell>
          <table:table-cell table:style-name="ce263"/>
          <table:table-cell table:style-name="ce266" table:formula="of:=IF([.AB76]&lt;&gt;[.AD76];&quot;Change&quot;;&quot;&quot;)">
            <text:p/>
          </table:table-cell>
          <table:table-cell table:style-name="ce270" table:formula="of:=IF([.R88]=&quot;&quot;;&quot;&quot;;[.R8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Scan FOV (cm)</text:p>
          </table:table-cell>
          <table:table-cell table:style-name="ce37" table:formula="of:=IF([.Q77]=&quot;&quot;;&quot;&quot;;[.Q77])">
            <text:p/>
          </table:table-cell>
          <table:table-cell table:style-name="ce65" table:formula="of:=IF([.R77]=&quot;&quot;;&quot;&quot;;[.R77])">
            <text:p/>
          </table:table-cell>
          <table:table-cell table:style-name="ce65" table:formula="of:=IF([.S77]=&quot;&quot;;&quot;&quot;;[.S77])">
            <text:p/>
          </table:table-cell>
          <table:table-cell table:style-name="ce65" table:formula="of:=IF([.T77]=&quot;&quot;;&quot;&quot;;[.T77])">
            <text:p/>
          </table:table-cell>
          <table:table-cell table:style-name="ce70" table:formula="of:=IF([.U77]=&quot;&quot;;&quot;&quot;;[.U77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Scan FOV (cm)</text:p>
          </table:table-cell>
          <table:table-cell table:style-name="ce172" table:formula="of:=IF([.Q96]&lt;&gt;&quot;&quot;;[.Q96];IF([.AB47]=&quot;&quot;;&quot;&quot;;[.AB47]))">
            <text:p/>
          </table:table-cell>
          <table:table-cell table:style-name="ce172" table:formula="of:=IF([.R96]&lt;&gt;&quot;&quot;;[.R96];IF([.AB65]=&quot;&quot;;&quot;&quot;;[.AB65]))">
            <text:p/>
          </table:table-cell>
          <table:table-cell table:style-name="ce172" table:formula="of:=IF([.S96]&lt;&gt;&quot;&quot;;[.S96];IF([.AB83]=&quot;&quot;;&quot;&quot;;[.AB83]))">
            <text:p/>
          </table:table-cell>
          <table:table-cell table:style-name="ce172" table:formula="of:=IF([.T96]&lt;&gt;&quot;&quot;;[.T96];IF([.AB101]=&quot;&quot;;&quot;&quot;;[.AB101]))">
            <text:p/>
          </table:table-cell>
          <table:table-cell table:style-name="ce172" table:formula="of:=IF([.U96]&lt;&gt;&quot;&quot;;[.U96];IF([.AB119]=&quot;&quot;;&quot;&quot;;[.AB119]))">
            <text:p/>
          </table:table-cell>
          <table:table-cell table:number-columns-repeated="3"/>
          <table:table-cell table:style-name="ce255"/>
          <table:table-cell/>
          <table:table-cell table:style-name="ce39" office:value-type="string" calcext:value-type="string">
            <text:p>Adult Head</text:p>
          </table:table-cell>
          <table:table-cell table:style-name="Default" table:number-columns-repeated="5"/>
          <table:table-cell table:number-columns-repeated="99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Display FOV (cm)</text:p>
          </table:table-cell>
          <table:table-cell table:style-name="ce37" table:formula="of:=IF([.Q78]=&quot;&quot;;&quot;&quot;;[.Q78])">
            <text:p/>
          </table:table-cell>
          <table:table-cell table:style-name="ce65" table:formula="of:=IF([.R78]=&quot;&quot;;&quot;&quot;;[.R78])">
            <text:p/>
          </table:table-cell>
          <table:table-cell table:style-name="ce65" table:formula="of:=IF([.S78]=&quot;&quot;;&quot;&quot;;[.S78])">
            <text:p/>
          </table:table-cell>
          <table:table-cell table:style-name="ce65" table:formula="of:=IF([.T78]=&quot;&quot;;&quot;&quot;;[.T78])">
            <text:p/>
          </table:table-cell>
          <table:table-cell table:style-name="ce70" table:formula="of:=IF([.U78]=&quot;&quot;;&quot;&quot;;[.U78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Display FOV (cm)</text:p>
          </table:table-cell>
          <table:table-cell table:style-name="ce172" table:formula="of:=IF([.Q97]&lt;&gt;&quot;&quot;;[.Q97];IF([.AB48]=&quot;&quot;;&quot;&quot;;[.AB48]))">
            <text:p/>
          </table:table-cell>
          <table:table-cell table:style-name="ce172" table:formula="of:=IF([.R97]&lt;&gt;&quot;&quot;;[.R97];IF([.AB66]=&quot;&quot;;&quot;&quot;;[.AB66]))">
            <text:p/>
          </table:table-cell>
          <table:table-cell table:style-name="ce172" table:formula="of:=IF([.S97]&lt;&gt;&quot;&quot;;[.S97];IF([.AB84]=&quot;&quot;;&quot;&quot;;[.AB84]))">
            <text:p/>
          </table:table-cell>
          <table:table-cell table:style-name="ce172" table:formula="of:=IF([.T97]&lt;&gt;&quot;&quot;;[.T97];IF([.AB102]=&quot;&quot;;&quot;&quot;;[.AB102]))">
            <text:p/>
          </table:table-cell>
          <table:table-cell table:style-name="ce172" table:formula="of:=IF([.U97]&lt;&gt;&quot;&quot;;[.U97];IF([.AB120]=&quot;&quot;;&quot;&quot;;[.AB120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kVp</text:p>
          </table:table-cell>
          <table:table-cell table:style-name="ce263"/>
          <table:table-cell table:style-name="ce266" table:formula="of:=IF([.AB78]&lt;&gt;[.AD78];&quot;Change&quot;;&quot;&quot;)">
            <text:p/>
          </table:table-cell>
          <table:table-cell table:style-name="ce270" table:formula="of:=IF([.S72]=&quot;&quot;;&quot;&quot;;[.S7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Reconstruction Algorithm</text:p>
          </table:table-cell>
          <table:table-cell table:style-name="ce37" table:formula="of:=IF([.Q79]=&quot;&quot;;&quot;&quot;;[.Q79])">
            <text:p/>
          </table:table-cell>
          <table:table-cell table:style-name="ce65" table:formula="of:=IF([.R79]=&quot;&quot;;&quot;&quot;;[.R79])">
            <text:p/>
          </table:table-cell>
          <table:table-cell table:style-name="ce65" table:formula="of:=IF([.S79]=&quot;&quot;;&quot;&quot;;[.S79])">
            <text:p/>
          </table:table-cell>
          <table:table-cell table:style-name="ce65" table:formula="of:=IF([.T79]=&quot;&quot;;&quot;&quot;;[.T79])">
            <text:p/>
          </table:table-cell>
          <table:table-cell table:style-name="ce70" table:formula="of:=IF([.U79]=&quot;&quot;;&quot;&quot;;[.U79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Reconstruction Algorithm</text:p>
          </table:table-cell>
          <table:table-cell table:style-name="ce172" table:formula="of:=IF([.Q98]&lt;&gt;&quot;&quot;;[.Q98];IF([.AB49]=&quot;&quot;;&quot;&quot;;[.AB49]))">
            <text:p/>
          </table:table-cell>
          <table:table-cell table:style-name="ce172" table:formula="of:=IF([.R98]&lt;&gt;&quot;&quot;;[.R98];IF([.AB67]=&quot;&quot;;&quot;&quot;;[.AB67]))">
            <text:p/>
          </table:table-cell>
          <table:table-cell table:style-name="ce172" table:formula="of:=IF([.S98]&lt;&gt;&quot;&quot;;[.S98];IF([.AB85]=&quot;&quot;;&quot;&quot;;[.AB85]))">
            <text:p/>
          </table:table-cell>
          <table:table-cell table:style-name="ce172" table:formula="of:=IF([.T98]&lt;&gt;&quot;&quot;;[.T98];IF([.AB103]=&quot;&quot;;&quot;&quot;;[.AB103]))">
            <text:p/>
          </table:table-cell>
          <table:table-cell table:style-name="ce172" table:formula="of:=IF([.U98]&lt;&gt;&quot;&quot;;[.U98];IF([.AB121]=&quot;&quot;;&quot;&quot;;[.AB121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mA</text:p>
          </table:table-cell>
          <table:table-cell table:style-name="ce263"/>
          <table:table-cell table:style-name="ce266" table:formula="of:=IF([.AB79]&lt;&gt;[.AD79];&quot;Change&quot;;&quot;&quot;)">
            <text:p/>
          </table:table-cell>
          <table:table-cell table:style-name="ce270" table:formula="of:=IF([.S73]=&quot;&quot;;&quot;&quot;;[.S7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Axial/Helical</text:p>
          </table:table-cell>
          <table:table-cell table:style-name="ce37" table:formula="of:=IF([.Q80]=&quot;&quot;;&quot;&quot;;[.Q80])">
            <text:p/>
          </table:table-cell>
          <table:table-cell table:style-name="ce65" table:formula="of:=IF([.R80]=&quot;&quot;;&quot;&quot;;[.R80])">
            <text:p/>
          </table:table-cell>
          <table:table-cell table:style-name="ce65" table:formula="of:=IF([.S80]=&quot;&quot;;&quot;&quot;;[.S80])">
            <text:p/>
          </table:table-cell>
          <table:table-cell table:style-name="ce65" table:formula="of:=IF([.T80]=&quot;&quot;;&quot;&quot;;[.T80])">
            <text:p/>
          </table:table-cell>
          <table:table-cell table:style-name="ce70" table:formula="of:=IF([.U80]=&quot;&quot;;&quot;&quot;;[.U80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Axial/Helical</text:p>
          </table:table-cell>
          <table:table-cell table:style-name="ce172" table:formula="of:=IF([.Q99]&lt;&gt;&quot;&quot;;[.Q99];IF([.AB50]=&quot;&quot;;&quot;&quot;;[.AB50]))">
            <text:p/>
          </table:table-cell>
          <table:table-cell table:style-name="ce172" table:formula="of:=IF([.R99]&lt;&gt;&quot;&quot;;[.R99];IF([.AB68]=&quot;&quot;;&quot;&quot;;[.AB68]))">
            <text:p/>
          </table:table-cell>
          <table:table-cell table:style-name="ce172" table:formula="of:=IF([.S99]&lt;&gt;&quot;&quot;;[.S99];IF([.AB86]=&quot;&quot;;&quot;&quot;;[.AB86]))">
            <text:p/>
          </table:table-cell>
          <table:table-cell table:style-name="ce172" table:formula="of:=IF([.T99]&lt;&gt;&quot;&quot;;[.T99];IF([.AB104]=&quot;&quot;;&quot;&quot;;[.AB104]))">
            <text:p/>
          </table:table-cell>
          <table:table-cell table:style-name="ce172" table:formula="of:=IF([.U99]&lt;&gt;&quot;&quot;;[.U99];IF([.AB122]=&quot;&quot;;&quot;&quot;;[.AB122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mAs</text:p>
          </table:table-cell>
          <table:table-cell table:style-name="ce263"/>
          <table:table-cell table:style-name="ce266" table:formula="of:=IF([.AB80]&lt;&gt;[.AD80];&quot;Change&quot;;&quot;&quot;)">
            <text:p/>
          </table:table-cell>
          <table:table-cell table:style-name="ce270" table:formula="of:=IF([.S74]=&quot;&quot;;&quot;&quot;;[.S7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Z-Axis collimation</text:p>
          </table:table-cell>
          <table:table-cell table:style-name="ce37" table:formula="of:=IF([.Q81]=&quot;&quot;;&quot;&quot;;[.Q81])">
            <text:p/>
          </table:table-cell>
          <table:table-cell table:style-name="ce65" table:formula="of:=IF([.R81]=&quot;&quot;;&quot;&quot;;[.R81])">
            <text:p/>
          </table:table-cell>
          <table:table-cell table:style-name="ce65" table:formula="of:=IF([.S81]=&quot;&quot;;&quot;&quot;;[.S81])">
            <text:p/>
          </table:table-cell>
          <table:table-cell table:style-name="ce65" table:formula="of:=IF([.T81]=&quot;&quot;;&quot;&quot;;[.T81])">
            <text:p/>
          </table:table-cell>
          <table:table-cell table:style-name="ce70" table:formula="of:=IF([.U81]=&quot;&quot;;&quot;&quot;;[.U81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Z-Axis collimation</text:p>
          </table:table-cell>
          <table:table-cell table:style-name="ce172" table:formula="of:=IF([.Q100]&lt;&gt;&quot;&quot;;[.Q100];IF([.AB51]=&quot;&quot;;&quot;&quot;;[.AB51]))">
            <text:p/>
          </table:table-cell>
          <table:table-cell table:style-name="ce172" table:formula="of:=IF([.R100]&lt;&gt;&quot;&quot;;[.R100];IF([.AB69]=&quot;&quot;;&quot;&quot;;[.AB69]))">
            <text:p/>
          </table:table-cell>
          <table:table-cell table:style-name="ce172" table:formula="of:=IF([.S100]&lt;&gt;&quot;&quot;;[.S100];IF([.AB87]=&quot;&quot;;&quot;&quot;;[.AB87]))">
            <text:p/>
          </table:table-cell>
          <table:table-cell table:style-name="ce172" table:formula="of:=IF([.T100]&lt;&gt;&quot;&quot;;[.T100];IF([.AB105]=&quot;&quot;;&quot;&quot;;[.AB105]))">
            <text:p/>
          </table:table-cell>
          <table:table-cell table:style-name="ce172" table:formula="of:=IF([.U100]&lt;&gt;&quot;&quot;;[.U100];IF([.AB123]=&quot;&quot;;&quot;&quot;;[.AB123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Eff mAs</text:p>
          </table:table-cell>
          <table:table-cell table:style-name="ce263"/>
          <table:table-cell table:style-name="ce266" table:formula="of:=IF([.AB81]&lt;&gt;[.AD81];&quot;Change&quot;;&quot;&quot;)">
            <text:p/>
          </table:table-cell>
          <table:table-cell table:style-name="ce270" table:formula="of:=IF([.S75]=&quot;&quot;;&quot;&quot;;[.S7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# of channels</text:p>
          </table:table-cell>
          <table:table-cell table:style-name="ce37" table:formula="of:=IF([.Q82]=&quot;&quot;;&quot;&quot;;[.Q82])">
            <text:p/>
          </table:table-cell>
          <table:table-cell table:style-name="ce65" table:formula="of:=IF([.R82]=&quot;&quot;;&quot;&quot;;[.R82])">
            <text:p/>
          </table:table-cell>
          <table:table-cell table:style-name="ce65" table:formula="of:=IF([.S82]=&quot;&quot;;&quot;&quot;;[.S82])">
            <text:p/>
          </table:table-cell>
          <table:table-cell table:style-name="ce65" table:formula="of:=IF([.T82]=&quot;&quot;;&quot;&quot;;[.T82])">
            <text:p/>
          </table:table-cell>
          <table:table-cell table:style-name="ce70" table:formula="of:=IF([.U82]=&quot;&quot;;&quot;&quot;;[.U82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# of channels</text:p>
          </table:table-cell>
          <table:table-cell table:style-name="ce172" table:formula="of:=IF([.Q101]&lt;&gt;&quot;&quot;;[.Q101];IF([.AB52]=&quot;&quot;;&quot;&quot;;[.AB52]))">
            <text:p/>
          </table:table-cell>
          <table:table-cell table:style-name="ce172" table:formula="of:=IF([.R101]&lt;&gt;&quot;&quot;;[.R101];IF([.AB70]=&quot;&quot;;&quot;&quot;;[.AB70]))">
            <text:p/>
          </table:table-cell>
          <table:table-cell table:style-name="ce172" table:formula="of:=IF([.S101]&lt;&gt;&quot;&quot;;[.S101];IF([.AB88]=&quot;&quot;;&quot;&quot;;[.AB88]))">
            <text:p/>
          </table:table-cell>
          <table:table-cell table:style-name="ce172" table:formula="of:=IF([.T101]&lt;&gt;&quot;&quot;;[.T101];IF([.AB106]=&quot;&quot;;&quot;&quot;;[.AB106]))">
            <text:p/>
          </table:table-cell>
          <table:table-cell table:style-name="ce172" table:formula="of:=IF([.U101]&lt;&gt;&quot;&quot;;[.U101];IF([.AB124]=&quot;&quot;;&quot;&quot;;[.AB124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Time/rotation (s)</text:p>
          </table:table-cell>
          <table:table-cell table:style-name="ce263"/>
          <table:table-cell table:style-name="ce266" table:formula="of:=IF([.AB82]&lt;&gt;[.AD82];&quot;Change&quot;;&quot;&quot;)">
            <text:p/>
          </table:table-cell>
          <table:table-cell table:style-name="ce270" table:formula="of:=IF([.S76]=&quot;&quot;;&quot;&quot;;[.S7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Table Increment/speed</text:p>
          </table:table-cell>
          <table:table-cell table:style-name="ce37" table:formula="of:=IF([.Q83]=&quot;&quot;;&quot;&quot;;[.Q83])">
            <text:p/>
          </table:table-cell>
          <table:table-cell table:style-name="ce65" table:formula="of:=IF([.R83]=&quot;&quot;;&quot;&quot;;[.R83])">
            <text:p/>
          </table:table-cell>
          <table:table-cell table:style-name="ce65" table:formula="of:=IF([.S83]=&quot;&quot;;&quot;&quot;;[.S83])">
            <text:p/>
          </table:table-cell>
          <table:table-cell table:style-name="ce65" table:formula="of:=IF([.T83]=&quot;&quot;;&quot;&quot;;[.T83])">
            <text:p/>
          </table:table-cell>
          <table:table-cell table:style-name="ce70" table:formula="of:=IF([.U83]=&quot;&quot;;&quot;&quot;;[.U83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Table Increment/speed</text:p>
          </table:table-cell>
          <table:table-cell table:style-name="ce172" table:formula="of:=IF([.Q102]&lt;&gt;&quot;&quot;;[.Q102];IF([.AB53]=&quot;&quot;;&quot;&quot;;[.AB53]))">
            <text:p/>
          </table:table-cell>
          <table:table-cell table:style-name="ce172" table:formula="of:=IF([.R102]&lt;&gt;&quot;&quot;;[.R102];IF([.AB71]=&quot;&quot;;&quot;&quot;;[.AB71]))">
            <text:p/>
          </table:table-cell>
          <table:table-cell table:style-name="ce172" table:formula="of:=IF([.S102]&lt;&gt;&quot;&quot;;[.S102];IF([.AB89]=&quot;&quot;;&quot;&quot;;[.AB89]))">
            <text:p/>
          </table:table-cell>
          <table:table-cell table:style-name="ce172" table:formula="of:=IF([.T102]&lt;&gt;&quot;&quot;;[.T102];IF([.AB107]=&quot;&quot;;&quot;&quot;;[.AB107]))">
            <text:p/>
          </table:table-cell>
          <table:table-cell table:style-name="ce172" table:formula="of:=IF([.U102]&lt;&gt;&quot;&quot;;[.U102];IF([.AB125]=&quot;&quot;;&quot;&quot;;[.AB125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Scan FOV (cm)</text:p>
          </table:table-cell>
          <table:table-cell table:style-name="ce263"/>
          <table:table-cell table:style-name="ce266" table:formula="of:=IF([.AB83]&lt;&gt;[.AD83];&quot;Change&quot;;&quot;&quot;)">
            <text:p/>
          </table:table-cell>
          <table:table-cell table:style-name="ce270" table:formula="of:=IF([.S77]=&quot;&quot;;&quot;&quot;;[.S7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Pitch</text:p>
          </table:table-cell>
          <table:table-cell table:style-name="ce37" table:formula="of:=IF([.Q84]=&quot;&quot;;&quot;&quot;;[.Q84])">
            <text:p/>
          </table:table-cell>
          <table:table-cell table:style-name="ce65" table:formula="of:=IF([.R84]=&quot;&quot;;&quot;&quot;;[.R84])">
            <text:p/>
          </table:table-cell>
          <table:table-cell table:style-name="ce65" table:formula="of:=IF([.S84]=&quot;&quot;;&quot;&quot;;[.S84])">
            <text:p/>
          </table:table-cell>
          <table:table-cell table:style-name="ce65" table:formula="of:=IF([.T84]=&quot;&quot;;&quot;&quot;;[.T84])">
            <text:p/>
          </table:table-cell>
          <table:table-cell table:style-name="ce70" table:formula="of:=IF([.U84]=&quot;&quot;;&quot;&quot;;[.U84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Pitch</text:p>
          </table:table-cell>
          <table:table-cell table:style-name="ce172" table:formula="of:=IF([.Q103]&lt;&gt;&quot;&quot;;[.Q103];IF([.AB54]=&quot;&quot;;&quot;&quot;;[.AB54]))">
            <text:p/>
          </table:table-cell>
          <table:table-cell table:style-name="ce172" table:formula="of:=IF([.R103]&lt;&gt;&quot;&quot;;[.R103];IF([.AB72]=&quot;&quot;;&quot;&quot;;[.AB72]))">
            <text:p/>
          </table:table-cell>
          <table:table-cell table:style-name="ce172" table:formula="of:=IF([.S103]&lt;&gt;&quot;&quot;;[.S103];IF([.AB90]=&quot;&quot;;&quot;&quot;;[.AB90]))">
            <text:p/>
          </table:table-cell>
          <table:table-cell table:style-name="ce172" table:formula="of:=IF([.T103]&lt;&gt;&quot;&quot;;[.T103];IF([.AB108]=&quot;&quot;;&quot;&quot;;[.AB108]))">
            <text:p/>
          </table:table-cell>
          <table:table-cell table:style-name="ce172" table:formula="of:=IF([.U103]&lt;&gt;&quot;&quot;;[.U103];IF([.AB126]=&quot;&quot;;&quot;&quot;;[.AB126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Display FOV (cm)</text:p>
          </table:table-cell>
          <table:table-cell table:style-name="ce263"/>
          <table:table-cell table:style-name="ce266" table:formula="of:=IF([.AB84]&lt;&gt;[.AD84];&quot;Change&quot;;&quot;&quot;)">
            <text:p/>
          </table:table-cell>
          <table:table-cell table:style-name="ce270" table:formula="of:=IF([.S78]=&quot;&quot;;&quot;&quot;;[.S7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Recon scan width (mm)</text:p>
          </table:table-cell>
          <table:table-cell table:style-name="ce37" table:formula="of:=IF([.Q85]=&quot;&quot;;&quot;&quot;;[.Q85])">
            <text:p/>
          </table:table-cell>
          <table:table-cell table:style-name="ce65" table:formula="of:=IF([.R85]=&quot;&quot;;&quot;&quot;;[.R85])">
            <text:p/>
          </table:table-cell>
          <table:table-cell table:style-name="ce65" table:formula="of:=IF([.S85]=&quot;&quot;;&quot;&quot;;[.S85])">
            <text:p/>
          </table:table-cell>
          <table:table-cell table:style-name="ce65" table:formula="of:=IF([.T85]=&quot;&quot;;&quot;&quot;;[.T85])">
            <text:p/>
          </table:table-cell>
          <table:table-cell table:style-name="ce70" table:formula="of:=IF([.U85]=&quot;&quot;;&quot;&quot;;[.U85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Recon scan width (mm)</text:p>
          </table:table-cell>
          <table:table-cell table:style-name="ce172" table:formula="of:=IF([.Q104]&lt;&gt;&quot;&quot;;[.Q104];IF([.AB55]=&quot;&quot;;&quot;&quot;;[.AB55]))">
            <text:p/>
          </table:table-cell>
          <table:table-cell table:style-name="ce172" table:formula="of:=IF([.R104]&lt;&gt;&quot;&quot;;[.R104];IF([.AB73]=&quot;&quot;;&quot;&quot;;[.AB73]))">
            <text:p/>
          </table:table-cell>
          <table:table-cell table:style-name="ce172" table:formula="of:=IF([.S104]&lt;&gt;&quot;&quot;;[.S104];IF([.AB91]=&quot;&quot;;&quot;&quot;;[.AB91]))">
            <text:p/>
          </table:table-cell>
          <table:table-cell table:style-name="ce172" table:formula="of:=IF([.T104]&lt;&gt;&quot;&quot;;[.T104];IF([.AB109]=&quot;&quot;;&quot;&quot;;[.AB109]))">
            <text:p/>
          </table:table-cell>
          <table:table-cell table:style-name="ce172" table:formula="of:=IF([.U104]&lt;&gt;&quot;&quot;;[.U104];IF([.AB127]=&quot;&quot;;&quot;&quot;;[.AB127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struction Algorithm</text:p>
          </table:table-cell>
          <table:table-cell table:style-name="ce263"/>
          <table:table-cell table:style-name="ce266" table:formula="of:=IF([.AB85]&lt;&gt;[.AD85];&quot;Change&quot;;&quot;&quot;)">
            <text:p/>
          </table:table-cell>
          <table:table-cell table:style-name="ce270" table:formula="of:=IF([.S79]=&quot;&quot;;&quot;&quot;;[.S79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Recon scan interval (mm)</text:p>
          </table:table-cell>
          <table:table-cell table:style-name="ce37" table:formula="of:=IF([.Q86]=&quot;&quot;;&quot;&quot;;[.Q86])">
            <text:p/>
          </table:table-cell>
          <table:table-cell table:style-name="ce65" table:formula="of:=IF([.R86]=&quot;&quot;;&quot;&quot;;[.R86])">
            <text:p/>
          </table:table-cell>
          <table:table-cell table:style-name="ce65" table:formula="of:=IF([.S86]=&quot;&quot;;&quot;&quot;;[.S86])">
            <text:p/>
          </table:table-cell>
          <table:table-cell table:style-name="ce65" table:formula="of:=IF([.T86]=&quot;&quot;;&quot;&quot;;[.T86])">
            <text:p/>
          </table:table-cell>
          <table:table-cell table:style-name="ce70" table:formula="of:=IF([.U86]=&quot;&quot;;&quot;&quot;;[.U86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Recon scan interval (mm)</text:p>
          </table:table-cell>
          <table:table-cell table:style-name="ce172" table:formula="of:=IF([.Q105]&lt;&gt;&quot;&quot;;[.Q105];IF([.AB56]=&quot;&quot;;&quot;&quot;;[.AB56]))">
            <text:p/>
          </table:table-cell>
          <table:table-cell table:style-name="ce172" table:formula="of:=IF([.R105]&lt;&gt;&quot;&quot;;[.R105];IF([.AB74]=&quot;&quot;;&quot;&quot;;[.AB74]))">
            <text:p/>
          </table:table-cell>
          <table:table-cell table:style-name="ce172" table:formula="of:=IF([.S105]&lt;&gt;&quot;&quot;;[.S105];IF([.AB92]=&quot;&quot;;&quot;&quot;;[.AB92]))">
            <text:p/>
          </table:table-cell>
          <table:table-cell table:style-name="ce172" table:formula="of:=IF([.T105]&lt;&gt;&quot;&quot;;[.T105];IF([.AB110]=&quot;&quot;;&quot;&quot;;[.AB110]))">
            <text:p/>
          </table:table-cell>
          <table:table-cell table:style-name="ce172" table:formula="of:=IF([.U105]&lt;&gt;&quot;&quot;;[.U105];IF([.AB128]=&quot;&quot;;&quot;&quot;;[.AB128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Axial/Helical</text:p>
          </table:table-cell>
          <table:table-cell table:style-name="ce263"/>
          <table:table-cell table:style-name="ce266" table:formula="of:=IF([.AB86]&lt;&gt;[.AD86];&quot;Change&quot;;&quot;&quot;)">
            <text:p/>
          </table:table-cell>
          <table:table-cell table:style-name="ce270" table:formula="of:=IF([.S80]=&quot;&quot;;&quot;&quot;;[.S80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Dose reduction techniques</text:p>
          </table:table-cell>
          <table:table-cell table:style-name="ce37" table:formula="of:=IF([.Q87]=&quot;&quot;;&quot;&quot;;[.Q87])">
            <text:p/>
          </table:table-cell>
          <table:table-cell table:style-name="ce65" table:formula="of:=IF([.R87]=&quot;&quot;;&quot;&quot;;[.R87])">
            <text:p/>
          </table:table-cell>
          <table:table-cell table:style-name="ce65" table:formula="of:=IF([.S87]=&quot;&quot;;&quot;&quot;;[.S87])">
            <text:p/>
          </table:table-cell>
          <table:table-cell table:style-name="ce65" table:formula="of:=IF([.T87]=&quot;&quot;;&quot;&quot;;[.T87])">
            <text:p/>
          </table:table-cell>
          <table:table-cell table:style-name="ce70" table:formula="of:=IF([.U87]=&quot;&quot;;&quot;&quot;;[.U87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Dose reduction techniques</text:p>
          </table:table-cell>
          <table:table-cell table:style-name="ce172" table:formula="of:=IF([.Q106]&lt;&gt;&quot;&quot;;[.Q106];IF([.AB57]=&quot;&quot;;&quot;&quot;;[.AB57]))">
            <text:p/>
          </table:table-cell>
          <table:table-cell table:style-name="ce172" table:formula="of:=IF([.R106]&lt;&gt;&quot;&quot;;[.R106];IF([.AB75]=&quot;&quot;;&quot;&quot;;[.AB75]))">
            <text:p/>
          </table:table-cell>
          <table:table-cell table:style-name="ce172" table:formula="of:=IF([.S106]&lt;&gt;&quot;&quot;;[.S106];IF([.AB93]=&quot;&quot;;&quot;&quot;;[.AB93]))">
            <text:p/>
          </table:table-cell>
          <table:table-cell table:style-name="ce172" table:formula="of:=IF([.T106]&lt;&gt;&quot;&quot;;[.T106];IF([.AB111]=&quot;&quot;;&quot;&quot;;[.AB111]))">
            <text:p/>
          </table:table-cell>
          <table:table-cell table:style-name="ce172" table:formula="of:=IF([.U106]&lt;&gt;&quot;&quot;;[.U106];IF([.AB129]=&quot;&quot;;&quot;&quot;;[.AB129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Z-Axis collimation</text:p>
          </table:table-cell>
          <table:table-cell table:style-name="ce263"/>
          <table:table-cell table:style-name="ce266" table:formula="of:=IF([.AB87]&lt;&gt;[.AD87];&quot;Change&quot;;&quot;&quot;)">
            <text:p/>
          </table:table-cell>
          <table:table-cell table:style-name="ce270" table:formula="of:=IF([.S81]=&quot;&quot;;&quot;&quot;;[.S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Indiated CTDIvol (mGy)</text:p>
          </table:table-cell>
          <table:table-cell table:style-name="ce38" table:formula="of:=IF([.Q88]=&quot;&quot;;&quot;&quot;;[.Q88])">
            <text:p/>
          </table:table-cell>
          <table:table-cell table:style-name="ce66" table:formula="of:=IF([.R88]=&quot;&quot;;&quot;&quot;;[.R88])">
            <text:p/>
          </table:table-cell>
          <table:table-cell table:style-name="ce66" table:formula="of:=IF([.S88]=&quot;&quot;;&quot;&quot;;[.S88])">
            <text:p/>
          </table:table-cell>
          <table:table-cell table:style-name="ce66" table:formula="of:=IF([.T88]=&quot;&quot;;&quot;&quot;;[.T88])">
            <text:p/>
          </table:table-cell>
          <table:table-cell table:style-name="ce71" table:formula="of:=IF([.U88]=&quot;&quot;;&quot;&quot;;[.U88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Indiated CTDIvol (mGy)</text:p>
          </table:table-cell>
          <table:table-cell table:style-name="ce172" table:formula="of:=IF([.Q107]&lt;&gt;&quot;&quot;;[.Q107];IF([.AB58]=&quot;&quot;;&quot;&quot;;[.AB58]))">
            <text:p/>
          </table:table-cell>
          <table:table-cell table:style-name="ce172" table:formula="of:=IF([.R107]&lt;&gt;&quot;&quot;;[.R107];IF([.AB76]=&quot;&quot;;&quot;&quot;;[.AB76]))">
            <text:p/>
          </table:table-cell>
          <table:table-cell table:style-name="ce172" table:formula="of:=IF([.S107]&lt;&gt;&quot;&quot;;[.S107];IF([.AB94]=&quot;&quot;;&quot;&quot;;[.AB94]))">
            <text:p/>
          </table:table-cell>
          <table:table-cell table:style-name="ce172" table:formula="of:=IF([.T107]&lt;&gt;&quot;&quot;;[.T107];IF([.AB112]=&quot;&quot;;&quot;&quot;;[.AB112]))">
            <text:p/>
          </table:table-cell>
          <table:table-cell table:style-name="ce172" table:formula="of:=IF([.U107]&lt;&gt;&quot;&quot;;[.U107];IF([.AB130]=&quot;&quot;;&quot;&quot;;[.AB130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# of channels</text:p>
          </table:table-cell>
          <table:table-cell table:style-name="ce263"/>
          <table:table-cell table:style-name="ce266" table:formula="of:=IF([.AB88]&lt;&gt;[.AD88];&quot;Change&quot;;&quot;&quot;)">
            <text:p/>
          </table:table-cell>
          <table:table-cell table:style-name="ce270" table:formula="of:=IF([.S82]=&quot;&quot;;&quot;&quot;;[.S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 table:number-columns-repeated="10"/>
          <table:table-cell table:style-name="ce137"/>
          <table:table-cell/>
          <table:table-cell table:style-name="ce149"/>
          <table:table-cell table:style-name="ce26"/>
          <table:table-cell table:style-name="ce174" office:value-type="string" calcext:value-type="string" table:number-columns-spanned="3" table:number-rows-spanned="1">
            <text:p>Adult</text:p>
          </table:table-cell>
          <table:covered-table-cell table:number-columns-repeated="2" table:style-name="ce198"/>
          <table:table-cell table:style-name="ce228" office:value-type="string" calcext:value-type="string" table:number-columns-spanned="2" table:number-rows-spanned="1">
            <text:p>Pediatric</text:p>
          </table:table-cell>
          <table:covered-table-cell table:style-name="ce26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Table Increment/speed</text:p>
          </table:table-cell>
          <table:table-cell table:style-name="ce263"/>
          <table:table-cell table:style-name="ce266" table:formula="of:=IF([.AB89]&lt;&gt;[.AD89];&quot;Change&quot;;&quot;&quot;)">
            <text:p/>
          </table:table-cell>
          <table:table-cell table:style-name="ce270" table:formula="of:=IF([.S83]=&quot;&quot;;&quot;&quot;;[.S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5" office:value-type="string" calcext:value-type="string">
            <text:p>CTDI Measurements</text:p>
          </table:table-cell>
          <table:table-cell table:number-columns-repeated="9"/>
          <table:table-cell table:style-name="ce130"/>
          <table:table-cell/>
          <table:table-cell table:style-name="ce149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Pitch</text:p>
          </table:table-cell>
          <table:table-cell table:style-name="ce263"/>
          <table:table-cell table:style-name="ce266" table:formula="of:=IF([.AB90]&lt;&gt;[.AD90];&quot;Change&quot;;&quot;&quot;)">
            <text:p/>
          </table:table-cell>
          <table:table-cell table:style-name="ce270" table:formula="of:=IF([.S84]=&quot;&quot;;&quot;&quot;;[.S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2"/>
          <table:table-cell table:style-name="ce12"/>
          <table:table-cell table:style-name="ce53" office:value-type="string" calcext:value-type="string" table:number-columns-spanned="3" table:number-rows-spanned="1">
            <text:p>Adult</text:p>
          </table:table-cell>
          <table:covered-table-cell table:style-name="ce78"/>
          <table:covered-table-cell table:style-name="ce92"/>
          <table:table-cell table:style-name="ce104" office:value-type="string" calcext:value-type="string" table:number-columns-spanned="2" table:number-rows-spanned="1">
            <text:p>Pediatric</text:p>
          </table:table-cell>
          <table:covered-table-cell table:style-name="ce113"/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kVp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 scan width (mm)</text:p>
          </table:table-cell>
          <table:table-cell table:style-name="ce263"/>
          <table:table-cell table:style-name="ce266" table:formula="of:=IF([.AB91]&lt;&gt;[.AD91];&quot;Change&quot;;&quot;&quot;)">
            <text:p/>
          </table:table-cell>
          <table:table-cell table:style-name="ce270" table:formula="of:=IF([.S85]=&quot;&quot;;&quot;&quot;;[.S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2"/>
          <table:table-cell table:style-name="ce12"/>
          <table:table-cell table:style-name="ce54" office:value-type="string" calcext:value-type="string">
            <text:p>Abdomen</text:p>
          </table:table-cell>
          <table:table-cell table:style-name="ce79" office:value-type="string" calcext:value-type="string">
            <text:p>Chest</text:p>
          </table:table-cell>
          <table:table-cell table:style-name="ce93" office:value-type="string" calcext:value-type="string">
            <text:p>Head</text:p>
          </table:table-cell>
          <table:table-cell table:style-name="ce79" office:value-type="string" calcext:value-type="string">
            <text:p>Abdomen</text:p>
          </table:table-cell>
          <table:table-cell table:style-name="ce93" office:value-type="string" calcext:value-type="string">
            <text:p>Head</text:p>
          </table:table-cell>
          <table:table-cell table:style-name="ce117" office:value-type="string" calcext:value-type="string">
            <text:p>Criteria:</text:p>
          </table:table-cell>
          <table:table-cell/>
          <table:table-cell table:style-name="ce130"/>
          <table:table-cell/>
          <table:table-cell table:style-name="ce149"/>
          <table:table-cell table:style-name="ce166" office:value-type="string" calcext:value-type="string">
            <text:p>mA</text:p>
          </table:table-cell>
          <table:table-cell table:style-name="ce176" table:formula="of:=IF(OR([.Q93]=&quot;&quot;;[.Q95]=&quot;&quot;);&quot;&quot;;[.Q93]/[.Q95])">
            <text:p/>
          </table:table-cell>
          <table:table-cell table:style-name="ce176" table:formula="of:=IF(OR([.R93]=&quot;&quot;;[.R95]=&quot;&quot;);&quot;&quot;;[.R93]/[.R95])">
            <text:p/>
          </table:table-cell>
          <table:table-cell table:style-name="ce176" table:formula="of:=IF(OR([.S93]=&quot;&quot;;[.S95]=&quot;&quot;);&quot;&quot;;[.S93]/[.S95])">
            <text:p/>
          </table:table-cell>
          <table:table-cell table:style-name="ce176" table:formula="of:=IF(OR([.T93]=&quot;&quot;;[.T95]=&quot;&quot;);&quot;&quot;;[.T93]/[.T95])">
            <text:p/>
          </table:table-cell>
          <table:table-cell table:style-name="ce176" table:formula="of:=IF(OR([.U93]=&quot;&quot;;[.U95]=&quot;&quot;);&quot;&quot;;[.U93]/[.U95]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 scan interval (mm)</text:p>
          </table:table-cell>
          <table:table-cell table:style-name="ce263"/>
          <table:table-cell table:style-name="ce266" table:formula="of:=IF([.AB92]&lt;&gt;[.AD92];&quot;Change&quot;;&quot;&quot;)">
            <text:p/>
          </table:table-cell>
          <table:table-cell table:style-name="ce270" table:formula="of:=IF([.S86]=&quot;&quot;;&quot;&quot;;[.S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6"/>
          <table:table-cell table:style-name="ce28" office:value-type="string" calcext:value-type="string">
            <text:p>Indiated CTDIvol (mGy)</text:p>
          </table:table-cell>
          <table:table-cell table:style-name="ce55" table:formula="of:=IF([.F88]=&quot;&quot;;&quot;&quot;;[.F88])">
            <text:p/>
          </table:table-cell>
          <table:table-cell table:style-name="ce80" table:formula="of:=IF([.G88]=&quot;&quot;;&quot;&quot;;[.G88])">
            <text:p/>
          </table:table-cell>
          <table:table-cell table:style-name="ce94" table:formula="of:=IF([.H88]=&quot;&quot;;&quot;&quot;;[.H88])">
            <text:p/>
          </table:table-cell>
          <table:table-cell table:style-name="ce80" table:formula="of:=IF([.I88]=&quot;&quot;;&quot;&quot;;[.I88])">
            <text:p/>
          </table:table-cell>
          <table:table-cell table:style-name="ce94" table:formula="of:=IF([.J88]=&quot;&quot;;&quot;&quot;;[.J88])">
            <text:p/>
          </table:table-cell>
          <table:table-cell office:value-type="string" calcext:value-type="string">
            <text:p>CTDIvol is less than ACR Pass/Fail dose</text:p>
          </table:table-cell>
          <table:table-cell/>
          <table:table-cell table:style-name="ce130"/>
          <table:table-cell/>
          <table:table-cell table:style-name="ce149"/>
          <table:table-cell table:style-name="ce166" office:value-type="string" calcext:value-type="string">
            <text:p>mAs</text:p>
          </table:table-cell>
          <table:table-cell table:style-name="ce175" table:formula="of:=IF(OR([.Q94]=&quot;&quot;;[.Q103]=&quot;&quot;);&quot;&quot;;[.Q94]*[.Q103])">
            <text:p/>
          </table:table-cell>
          <table:table-cell table:style-name="ce175" table:formula="of:=IF(OR([.R94]=&quot;&quot;;[.R103]=&quot;&quot;);&quot;&quot;;[.R94]*[.R103])">
            <text:p/>
          </table:table-cell>
          <table:table-cell table:style-name="ce175" table:formula="of:=IF(OR([.S94]=&quot;&quot;;[.S103]=&quot;&quot;);&quot;&quot;;[.S94]*[.S103])">
            <text:p/>
          </table:table-cell>
          <table:table-cell table:style-name="ce175" table:formula="of:=IF(OR([.T94]=&quot;&quot;;[.T103]=&quot;&quot;);&quot;&quot;;[.T94]*[.T103])">
            <text:p/>
          </table:table-cell>
          <table:table-cell table:style-name="ce175" table:formula="of:=IF(OR([.U94]=&quot;&quot;;[.U103]=&quot;&quot;);&quot;&quot;;[.U94]*[.U103]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Dose reduction techniques</text:p>
          </table:table-cell>
          <table:table-cell table:style-name="ce263"/>
          <table:table-cell table:style-name="ce266" table:formula="of:=IF([.AB93]&lt;&gt;[.AD93];&quot;Change&quot;;&quot;&quot;)">
            <text:p/>
          </table:table-cell>
          <table:table-cell table:style-name="ce270" table:formula="of:=IF([.S87]=&quot;&quot;;&quot;&quot;;[.S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7" office:value-type="string" calcext:value-type="string" table:number-columns-spanned="2" table:number-rows-spanned="3">
            <text:p>CTDIvol Measured (mGy)</text:p>
          </table:table-cell>
          <table:covered-table-cell table:style-name="ce12" office:value-type="string" calcext:value-type="string">
            <text:p>CTDIvol Measured (mGy)</text:p>
          </table:covered-table-cell>
          <table:table-cell table:style-name="ce56" table:formula="of:=IF([.Q115]=&quot;&quot;;&quot;&quot;;[.Q115])">
            <text:p/>
          </table:table-cell>
          <table:table-cell table:style-name="ce81" table:formula="of:=IF([.R115]=&quot;&quot;;&quot;&quot;;[.R115])">
            <text:p/>
          </table:table-cell>
          <table:table-cell table:style-name="ce95" table:formula="of:=IF([.S115]=&quot;&quot;;&quot;&quot;;[.S115])">
            <text:p/>
          </table:table-cell>
          <table:table-cell table:style-name="ce81" table:formula="of:=IF([.T115]=&quot;&quot;;&quot;&quot;;[.T115])">
            <text:p/>
          </table:table-cell>
          <table:table-cell table:style-name="ce95" table:formula="of:=IF([.U115]=&quot;&quot;;&quot;&quot;;[.U115])">
            <text:p/>
          </table:table-cell>
          <table:table-cell table:style-name="Default"/>
          <table:table-cell table:style-name="ce124" office:value-type="string" calcext:value-type="string">
            <text:p>Reference</text:p>
          </table:table-cell>
          <table:table-cell table:style-name="ce138" office:value-type="string" calcext:value-type="string">
            <text:p>Pass/Fail</text:p>
          </table:table-cell>
          <table:table-cell/>
          <table:table-cell table:style-name="ce149"/>
          <table:table-cell table:style-name="ce166" office:value-type="string" calcext:value-type="string">
            <text:p>Eff mAs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Indiated CTDIvol (mGy)</text:p>
          </table:table-cell>
          <table:table-cell table:style-name="ce263"/>
          <table:table-cell table:style-name="ce266" table:formula="of:=IF([.AB94]&lt;&gt;[.AD94];&quot;Change&quot;;&quot;&quot;)">
            <text:p/>
          </table:table-cell>
          <table:table-cell table:style-name="ce270" table:formula="of:=IF([.S88]=&quot;&quot;;&quot;&quot;;[.S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covered-table-cell table:style-name="ce26"/>
          <table:covered-table-cell table:style-name="ce12"/>
          <table:table-cell table:style-name="ce57" table:formula="of:=IF([.Q116]=&quot;&quot;;&quot;&quot;;[.Q116])">
            <text:p/>
          </table:table-cell>
          <table:table-cell table:style-name="ce82" table:formula="of:=IF([.R116]=&quot;&quot;;&quot;&quot;;[.R116])">
            <text:p/>
          </table:table-cell>
          <table:table-cell table:style-name="ce96" table:formula="of:=IF([.S116]=&quot;&quot;;&quot;&quot;;[.S116])">
            <text:p/>
          </table:table-cell>
          <table:table-cell table:style-name="ce82" table:formula="of:=IF([.T116]=&quot;&quot;;&quot;&quot;;[.T116])">
            <text:p/>
          </table:table-cell>
          <table:table-cell table:style-name="ce96" table:formula="of:=IF([.U116]=&quot;&quot;;&quot;&quot;;[.U116])">
            <text:p/>
          </table:table-cell>
          <table:table-cell table:style-name="Default"/>
          <table:table-cell table:style-name="ce125" office:value-type="string" calcext:value-type="string">
            <text:p>(mGy)</text:p>
          </table:table-cell>
          <table:table-cell table:style-name="ce139" office:value-type="string" calcext:value-type="string">
            <text:p>(mGy)</text:p>
          </table:table-cell>
          <table:table-cell/>
          <table:table-cell table:style-name="ce149"/>
          <table:table-cell table:style-name="ce166" office:value-type="string" calcext:value-type="string">
            <text:p>Time/rotation (s)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39" office:value-type="string" calcext:value-type="string">
            <text:p>Ped Abdomen</text:p>
          </table:table-cell>
          <table:table-cell table:number-columns-repeated="99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covered-table-cell table:style-name="ce26"/>
          <table:covered-table-cell table:style-name="ce12"/>
          <table:table-cell table:style-name="ce42" table:formula="of:=IF([.Q117]=&quot;&quot;;&quot;&quot;;[.Q117])">
            <text:p/>
          </table:table-cell>
          <table:table-cell table:style-name="ce68" table:formula="of:=IF([.R117]=&quot;&quot;;&quot;&quot;;[.R117])">
            <text:p/>
          </table:table-cell>
          <table:table-cell table:style-name="ce97" table:formula="of:=IF([.S117]=&quot;&quot;;&quot;&quot;;[.S117])">
            <text:p/>
          </table:table-cell>
          <table:table-cell table:style-name="ce68" table:formula="of:=IF([.T117]=&quot;&quot;;&quot;&quot;;[.T117])">
            <text:p/>
          </table:table-cell>
          <table:table-cell table:style-name="ce97" table:formula="of:=IF([.U117]=&quot;&quot;;&quot;&quot;;[.U117])">
            <text:p/>
          </table:table-cell>
          <table:table-cell table:style-name="ce118" office:value-type="string" calcext:value-type="string">
            <text:p>Adult Body:</text:p>
          </table:table-cell>
          <table:table-cell table:style-name="ce126" office:value-type="float" office:value="25" calcext:value-type="float">
            <text:p>25</text:p>
          </table:table-cell>
          <table:table-cell table:style-name="ce140" office:value-type="float" office:value="30" calcext:value-type="float">
            <text:p>30</text:p>
          </table:table-cell>
          <table:table-cell/>
          <table:table-cell table:style-name="ce149"/>
          <table:table-cell table:style-name="ce166" office:value-type="string" calcext:value-type="string">
            <text:p>Scan FOV (cm)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kVp</text:p>
          </table:table-cell>
          <table:table-cell table:style-name="ce263"/>
          <table:table-cell table:style-name="ce266" table:formula="of:=IF([.AB96]&lt;&gt;[.AD96];&quot;Change&quot;;&quot;&quot;)">
            <text:p/>
          </table:table-cell>
          <table:table-cell table:style-name="ce270" table:formula="of:=IF([.T72]=&quot;&quot;;&quot;&quot;;[.T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26"/>
          <table:table-cell table:style-name="ce28" office:value-type="string" calcext:value-type="string">
            <text:p>Average CTDIvol:</text:p>
          </table:table-cell>
          <table:table-cell table:style-name="ce58" table:formula="of:=IF([.Q118]=&quot;&quot;;&quot;&quot;;[.Q118])">
            <text:p/>
          </table:table-cell>
          <table:table-cell table:style-name="ce83" table:formula="of:=IF([.R118]=&quot;&quot;;&quot;&quot;;[.R118])">
            <text:p/>
          </table:table-cell>
          <table:table-cell table:style-name="ce98" table:formula="of:=IF([.S118]=&quot;&quot;;&quot;&quot;;[.S118])">
            <text:p/>
          </table:table-cell>
          <table:table-cell table:style-name="ce105" table:formula="of:=IF([.T118]=&quot;&quot;;&quot;&quot;;[.T118])">
            <text:p/>
          </table:table-cell>
          <table:table-cell table:style-name="ce105" table:formula="of:=IF([.U118]=&quot;&quot;;&quot;&quot;;[.U118])">
            <text:p/>
          </table:table-cell>
          <table:table-cell table:style-name="ce119" office:value-type="string" calcext:value-type="string">
            <text:p>Adult Head:</text:p>
          </table:table-cell>
          <table:table-cell table:style-name="ce127" office:value-type="float" office:value="75" calcext:value-type="float">
            <text:p>75</text:p>
          </table:table-cell>
          <table:table-cell table:style-name="ce141" office:value-type="float" office:value="80" calcext:value-type="float">
            <text:p>80</text:p>
          </table:table-cell>
          <table:table-cell/>
          <table:table-cell table:style-name="ce149"/>
          <table:table-cell table:style-name="ce166" office:value-type="string" calcext:value-type="string">
            <text:p>Display FOV (cm)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mA</text:p>
          </table:table-cell>
          <table:table-cell table:style-name="ce263"/>
          <table:table-cell table:style-name="ce266" table:formula="of:=IF([.AB97]&lt;&gt;[.AD97];&quot;Change&quot;;&quot;&quot;)">
            <text:p/>
          </table:table-cell>
          <table:table-cell table:style-name="ce270" table:formula="of:=IF([.T73]=&quot;&quot;;&quot;&quot;;[.T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26"/>
          <table:table-cell table:style-name="ce28" office:value-type="string" calcext:value-type="string">
            <text:p>Phantom size indicated (cm)</text:p>
          </table:table-cell>
          <table:table-cell table:style-name="ce59" table:formula="of:=IF([.Q119]=&quot;&quot;;&quot;&quot;;[.Q119])">
            <text:p/>
          </table:table-cell>
          <table:table-cell table:style-name="ce84" table:formula="of:=IF([.R119]=&quot;&quot;;&quot;&quot;;[.R119])">
            <text:p/>
          </table:table-cell>
          <table:table-cell table:style-name="ce99" table:formula="of:=IF([.S119]=&quot;&quot;;&quot;&quot;;[.S119])">
            <text:p/>
          </table:table-cell>
          <table:table-cell table:style-name="ce84" table:formula="of:=IF([.T119]=&quot;&quot;;&quot;&quot;;[.T119])">
            <text:p/>
          </table:table-cell>
          <table:table-cell table:style-name="ce99" table:formula="of:=IF([.U119]=&quot;&quot;;&quot;&quot;;[.U119])">
            <text:p/>
          </table:table-cell>
          <table:table-cell table:style-name="ce119" office:value-type="string" calcext:value-type="string">
            <text:p>Pediatric Body:</text:p>
          </table:table-cell>
          <table:table-cell table:style-name="ce127" office:value-type="float" office:value="15" calcext:value-type="float">
            <text:p>15</text:p>
          </table:table-cell>
          <table:table-cell table:style-name="ce141" office:value-type="float" office:value="20" calcext:value-type="float">
            <text:p>20</text:p>
          </table:table-cell>
          <table:table-cell/>
          <table:table-cell table:style-name="ce149"/>
          <table:table-cell table:style-name="ce166" office:value-type="string" calcext:value-type="string">
            <text:p>Reconstruction Algorithm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mAs</text:p>
          </table:table-cell>
          <table:table-cell table:style-name="ce263"/>
          <table:table-cell table:style-name="ce266" table:formula="of:=IF([.AB98]&lt;&gt;[.AD98];&quot;Change&quot;;&quot;&quot;)">
            <text:p/>
          </table:table-cell>
          <table:table-cell table:style-name="ce270" table:formula="of:=IF([.T74]=&quot;&quot;;&quot;&quot;;[.T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Phantom size used (cm)</text:p>
          </table:table-cell>
          <table:table-cell table:style-name="ce38" table:formula="of:=IF([.Q120]=&quot;&quot;;&quot;&quot;;[.Q120])">
            <text:p/>
          </table:table-cell>
          <table:table-cell table:style-name="ce66" table:formula="of:=IF([.R120]=&quot;&quot;;&quot;&quot;;[.R120])">
            <text:p/>
          </table:table-cell>
          <table:table-cell table:style-name="ce71" table:formula="of:=IF([.S120]=&quot;&quot;;&quot;&quot;;[.S120])">
            <text:p/>
          </table:table-cell>
          <table:table-cell table:style-name="ce66" table:formula="of:=IF([.T120]=&quot;&quot;;&quot;&quot;;[.T120])">
            <text:p/>
          </table:table-cell>
          <table:table-cell table:style-name="ce71" table:formula="of:=IF([.U120]=&quot;&quot;;&quot;&quot;;[.U120])">
            <text:p/>
          </table:table-cell>
          <table:table-cell table:style-name="ce120" office:value-type="string" calcext:value-type="string">
            <text:p>Pediatric Head:</text:p>
          </table:table-cell>
          <table:table-cell table:style-name="ce128" office:value-type="float" office:value="35" calcext:value-type="float">
            <text:p>35</text:p>
          </table:table-cell>
          <table:table-cell table:style-name="ce142" office:value-type="float" office:value="40" calcext:value-type="float">
            <text:p>40</text:p>
          </table:table-cell>
          <table:table-cell/>
          <table:table-cell table:style-name="ce149"/>
          <table:table-cell table:style-name="ce166" office:value-type="string" calcext:value-type="string">
            <text:p>Axial/Helical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Eff mAs</text:p>
          </table:table-cell>
          <table:table-cell table:style-name="ce263"/>
          <table:table-cell table:style-name="ce266" table:formula="of:=IF([.AB99]&lt;&gt;[.AD99];&quot;Change&quot;;&quot;&quot;)">
            <text:p/>
          </table:table-cell>
          <table:table-cell table:style-name="ce270" table:formula="of:=IF([.T75]=&quot;&quot;;&quot;&quot;;[.T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Acceptable:</text:p>
          </table:table-cell>
          <table:table-cell table:style-name="ce60" table:formula="of:=IF([.Q122]=&quot;&quot;;&quot;&quot;;[.Q122])">
            <text:p/>
          </table:table-cell>
          <table:table-cell table:style-name="ce85" table:formula="of:=IF([.R122]=&quot;&quot;;&quot;&quot;;[.R122])">
            <text:p/>
          </table:table-cell>
          <table:table-cell table:style-name="ce100" table:formula="of:=IF([.S122]=&quot;&quot;;&quot;&quot;;[.S122])">
            <text:p/>
          </table:table-cell>
          <table:table-cell table:style-name="ce85" table:formula="of:=IF([.T122]=&quot;&quot;;&quot;&quot;;[.T122])">
            <text:p/>
          </table:table-cell>
          <table:table-cell table:style-name="ce100" table:formula="of:=IF([.U122]=&quot;&quot;;&quot;&quot;;[.U122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Z-Axis collimation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Time/rotation (s)</text:p>
          </table:table-cell>
          <table:table-cell table:style-name="ce263"/>
          <table:table-cell table:style-name="ce266" table:formula="of:=IF([.AB100]&lt;&gt;[.AD100];&quot;Change&quot;;&quot;&quot;)">
            <text:p/>
          </table:table-cell>
          <table:table-cell table:style-name="ce270" table:formula="of:=IF([.T76]=&quot;&quot;;&quot;&quot;;[.T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# of channels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Scan FOV (cm)</text:p>
          </table:table-cell>
          <table:table-cell table:style-name="ce263"/>
          <table:table-cell table:style-name="ce266" table:formula="of:=IF([.AB101]&lt;&gt;[.AD101];&quot;Change&quot;;&quot;&quot;)">
            <text:p/>
          </table:table-cell>
          <table:table-cell table:style-name="ce270" table:formula="of:=IF([.T77]=&quot;&quot;;&quot;&quot;;[.T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6" office:value-type="string" calcext:value-type="string">
            <text:p>Beam Profile</text:p>
          </table:table-cell>
          <table:table-cell table:number-columns-repeated="9"/>
          <table:table-cell table:style-name="ce130"/>
          <table:table-cell/>
          <table:table-cell table:style-name="ce149"/>
          <table:table-cell table:style-name="ce166" office:value-type="string" calcext:value-type="string">
            <text:p>Table Increment/speed</text:p>
          </table:table-cell>
          <table:table-cell table:style-name="ce175" table:formula="of:=IF(OR([.Q100]=&quot;&quot;;[.Q101]=&quot;&quot;;[.Q103]=&quot;&quot;);&quot;&quot;;([.Q101]*[.Q100])*[.Q103])">
            <text:p/>
          </table:table-cell>
          <table:table-cell table:style-name="ce175" table:formula="of:=IF(OR([.R100]=&quot;&quot;;[.R101]=&quot;&quot;;[.R103]=&quot;&quot;);&quot;&quot;;([.R101]*[.R100])*[.R103])">
            <text:p/>
          </table:table-cell>
          <table:table-cell table:style-name="ce175" table:formula="of:=IF(OR([.S100]=&quot;&quot;;[.S101]=&quot;&quot;;[.S103]=&quot;&quot;);&quot;&quot;;([.S101]*[.S100])*[.S103])">
            <text:p/>
          </table:table-cell>
          <table:table-cell table:style-name="ce175" table:formula="of:=IF(OR([.T100]=&quot;&quot;;[.T101]=&quot;&quot;;[.T103]=&quot;&quot;);&quot;&quot;;([.T101]*[.T100])*[.T103])">
            <text:p/>
          </table:table-cell>
          <table:table-cell table:style-name="ce175" table:formula="of:=IF(OR([.U100]=&quot;&quot;;[.U101]=&quot;&quot;;[.U103]=&quot;&quot;);&quot;&quot;;([.U101]*[.U100])*[.U103]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Display FOV (cm)</text:p>
          </table:table-cell>
          <table:table-cell table:style-name="ce263"/>
          <table:table-cell table:style-name="ce266" table:formula="of:=IF([.AB102]&lt;&gt;[.AD102];&quot;Change&quot;;&quot;&quot;)">
            <text:p/>
          </table:table-cell>
          <table:table-cell table:style-name="ce270" table:formula="of:=IF([.T78]=&quot;&quot;;&quot;&quot;;[.T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2"/>
          <table:table-cell table:style-name="Default" table:number-columns-repeated="6"/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Pitch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struction Algorithm</text:p>
          </table:table-cell>
          <table:table-cell table:style-name="ce263"/>
          <table:table-cell table:style-name="ce266" table:formula="of:=IF([.AB103]&lt;&gt;[.AD103];&quot;Change&quot;;&quot;&quot;)">
            <text:p/>
          </table:table-cell>
          <table:table-cell table:style-name="ce270" table:formula="of:=IF([.T79]=&quot;&quot;;&quot;&quot;;[.T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2"/>
          <table:table-cell table:style-name="Default" table:number-columns-repeated="6"/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Recon scan width (mm)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Axial/Helical</text:p>
          </table:table-cell>
          <table:table-cell table:style-name="ce263"/>
          <table:table-cell table:style-name="ce266" table:formula="of:=IF([.AB104]&lt;&gt;[.AD104];&quot;Change&quot;;&quot;&quot;)">
            <text:p/>
          </table:table-cell>
          <table:table-cell table:style-name="ce270" table:formula="of:=IF([.T80]=&quot;&quot;;&quot;&quot;;[.T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Channels (N)</text:p>
          </table:table-cell>
          <table:table-cell table:style-name="ce61" table:formula="of:=IF([.Q125]=&quot;&quot;;&quot;&quot;;[.Q125])">
            <text:p/>
          </table:table-cell>
          <table:table-cell table:style-name="ce86" table:formula="of:=IF([.R125]=&quot;&quot;;&quot;&quot;;[.R125])">
            <text:p/>
          </table:table-cell>
          <table:table-cell table:style-name="ce86" table:formula="of:=IF([.S125]=&quot;&quot;;&quot;&quot;;[.S125])">
            <text:p/>
          </table:table-cell>
          <table:table-cell table:style-name="ce106" table:formula="of:=IF([.T125]=&quot;&quot;;&quot;&quot;;[.T125])">
            <text:p/>
          </table:table-cell>
          <table:table-cell table:number-columns-repeated="3"/>
          <table:table-cell table:style-name="ce130"/>
          <table:table-cell/>
          <table:table-cell table:style-name="ce149"/>
          <table:table-cell table:style-name="ce166" office:value-type="string" calcext:value-type="string">
            <text:p>Recon scan interval (mm)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Z-Axis collimation</text:p>
          </table:table-cell>
          <table:table-cell table:style-name="ce263"/>
          <table:table-cell table:style-name="ce266" table:formula="of:=IF([.AB105]&lt;&gt;[.AD105];&quot;Change&quot;;&quot;&quot;)">
            <text:p/>
          </table:table-cell>
          <table:table-cell table:style-name="ce270" table:formula="of:=IF([.T81]=&quot;&quot;;&quot;&quot;;[.T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Detector width (mm)</text:p>
          </table:table-cell>
          <table:table-cell table:style-name="ce62" table:formula="of:=IF([.Q126]=&quot;&quot;;&quot;&quot;;[.Q126])">
            <text:p/>
          </table:table-cell>
          <table:table-cell table:style-name="ce87" table:formula="of:=IF([.R126]=&quot;&quot;;&quot;&quot;;[.R126])">
            <text:p/>
          </table:table-cell>
          <table:table-cell table:style-name="ce87" table:formula="of:=IF([.S126]=&quot;&quot;;&quot;&quot;;[.S126])">
            <text:p/>
          </table:table-cell>
          <table:table-cell table:style-name="ce107" table:formula="of:=IF([.T126]=&quot;&quot;;&quot;&quot;;[.T126])">
            <text:p/>
          </table:table-cell>
          <table:table-cell table:number-columns-repeated="3"/>
          <table:table-cell table:style-name="ce130"/>
          <table:table-cell/>
          <table:table-cell table:style-name="ce149"/>
          <table:table-cell table:style-name="ce166" office:value-type="string" calcext:value-type="string">
            <text:p>Dose reduction techniques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# of channels</text:p>
          </table:table-cell>
          <table:table-cell table:style-name="ce263"/>
          <table:table-cell table:style-name="ce266" table:formula="of:=IF([.AB106]&lt;&gt;[.AD106];&quot;Change&quot;;&quot;&quot;)">
            <text:p/>
          </table:table-cell>
          <table:table-cell table:style-name="ce270" table:formula="of:=IF([.T82]=&quot;&quot;;&quot;&quot;;[.T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Table velocity (mm/s)</text:p>
          </table:table-cell>
          <table:table-cell table:style-name="ce62" table:formula="of:=IF([.Q127]=&quot;&quot;;&quot;&quot;;[.Q127])">
            <text:p/>
          </table:table-cell>
          <table:table-cell table:style-name="ce87" table:formula="of:=IF([.R127]=&quot;&quot;;&quot;&quot;;[.R127])">
            <text:p/>
          </table:table-cell>
          <table:table-cell table:style-name="ce87" table:formula="of:=IF([.S127]=&quot;&quot;;&quot;&quot;;[.S127])">
            <text:p/>
          </table:table-cell>
          <table:table-cell table:style-name="ce107" table:formula="of:=IF([.T127]=&quot;&quot;;&quot;&quot;;[.T127])">
            <text:p/>
          </table:table-cell>
          <table:table-cell table:number-columns-repeated="3"/>
          <table:table-cell table:style-name="ce130"/>
          <table:table-cell/>
          <table:table-cell table:style-name="ce149"/>
          <table:table-cell table:style-name="ce166" office:value-type="string" calcext:value-type="string">
            <text:p>Indiated CTDIvol (mGy)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Table Increment/speed</text:p>
          </table:table-cell>
          <table:table-cell table:style-name="ce263"/>
          <table:table-cell table:style-name="ce266" table:formula="of:=IF([.AB107]&lt;&gt;[.AD107];&quot;Change&quot;;&quot;&quot;)">
            <text:p/>
          </table:table-cell>
          <table:table-cell table:style-name="ce270" table:formula="of:=IF([.T83]=&quot;&quot;;&quot;&quot;;[.T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Beam width (mm)</text:p>
          </table:table-cell>
          <table:table-cell table:style-name="ce62" table:formula="of:=IF([.Q128]=&quot;&quot;;&quot;&quot;;[.Q128])">
            <text:p/>
          </table:table-cell>
          <table:table-cell table:style-name="ce87" table:formula="of:=IF([.R128]=&quot;&quot;;&quot;&quot;;[.R128])">
            <text:p/>
          </table:table-cell>
          <table:table-cell table:style-name="ce87" table:formula="of:=IF([.S128]=&quot;&quot;;&quot;&quot;;[.S128])">
            <text:p/>
          </table:table-cell>
          <table:table-cell table:style-name="ce107" table:formula="of:=IF([.T128]=&quot;&quot;;&quot;&quot;;[.T128])">
            <text:p/>
          </table:table-cell>
          <table:table-cell table:number-columns-repeated="3"/>
          <table:table-cell table:style-name="ce130"/>
          <table:table-cell/>
          <table:table-cell table:style-name="ce147"/>
          <table:table-cell table:style-name="ce14" table:number-columns-repeated="9"/>
          <table:table-cell table:style-name="ce254"/>
          <table:table-cell/>
          <table:table-cell table:style-name="ce166" office:value-type="string" calcext:value-type="string">
            <text:p>Pitch</text:p>
          </table:table-cell>
          <table:table-cell table:style-name="ce263"/>
          <table:table-cell table:style-name="ce266" table:formula="of:=IF([.AB108]&lt;&gt;[.AD108];&quot;Change&quot;;&quot;&quot;)">
            <text:p/>
          </table:table-cell>
          <table:table-cell table:style-name="ce270" table:formula="of:=IF([.T84]=&quot;&quot;;&quot;&quot;;[.T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2"/>
          <table:table-cell table:style-name="ce34" office:value-type="string" calcext:value-type="string" table:number-columns-spanned="1" table:number-rows-spanned="3">
            <text:p>Measured beam width (mm)</text:p>
          </table:table-cell>
          <table:table-cell table:style-name="ce62" table:formula="of:=IF([.Q129]=&quot;&quot;;&quot;&quot;;[.Q129])">
            <text:p/>
          </table:table-cell>
          <table:table-cell table:style-name="ce87" table:formula="of:=IF([.R129]=&quot;&quot;;&quot;&quot;;[.R129])">
            <text:p/>
          </table:table-cell>
          <table:table-cell table:style-name="ce87" table:formula="of:=IF([.S129]=&quot;&quot;;&quot;&quot;;[.S129])">
            <text:p/>
          </table:table-cell>
          <table:table-cell table:style-name="ce107" table:formula="of:=IF([.T129]=&quot;&quot;;&quot;&quot;;[.T129])">
            <text:p/>
          </table:table-cell>
          <table:table-cell table:number-columns-repeated="3"/>
          <table:table-cell table:style-name="ce130"/>
          <table:table-cell table:number-columns-repeated="13"/>
          <table:table-cell table:style-name="ce166" office:value-type="string" calcext:value-type="string">
            <text:p>Recon scan width (mm)</text:p>
          </table:table-cell>
          <table:table-cell table:style-name="ce263"/>
          <table:table-cell table:style-name="ce266" table:formula="of:=IF([.AB109]&lt;&gt;[.AD109];&quot;Change&quot;;&quot;&quot;)">
            <text:p/>
          </table:table-cell>
          <table:table-cell table:style-name="ce270" table:formula="of:=IF([.T85]=&quot;&quot;;&quot;&quot;;[.T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2"/>
          <table:covered-table-cell table:style-name="ce12"/>
          <table:table-cell table:style-name="ce62" table:formula="of:=IF([.Q130]=&quot;&quot;;&quot;&quot;;[.Q130])">
            <text:p/>
          </table:table-cell>
          <table:table-cell table:style-name="ce87" table:formula="of:=IF([.R130]=&quot;&quot;;&quot;&quot;;[.R130])">
            <text:p/>
          </table:table-cell>
          <table:table-cell table:style-name="ce87" table:formula="of:=IF([.S130]=&quot;&quot;;&quot;&quot;;[.S130])">
            <text:p/>
          </table:table-cell>
          <table:table-cell table:style-name="ce107" table:formula="of:=IF([.T130]=&quot;&quot;;&quot;&quot;;[.T130])">
            <text:p/>
          </table:table-cell>
          <table:table-cell table:number-columns-repeated="3"/>
          <table:table-cell table:style-name="ce130"/>
          <table:table-cell table:number-columns-repeated="6"/>
          <table:table-cell table:style-name="ce91" office:value-type="string" calcext:value-type="string">
            <text:p>Inspection Results</text:p>
          </table:table-cell>
          <table:table-cell table:number-columns-repeated="6"/>
          <table:table-cell table:style-name="ce166" office:value-type="string" calcext:value-type="string">
            <text:p>Recon scan interval (mm)</text:p>
          </table:table-cell>
          <table:table-cell table:style-name="ce263"/>
          <table:table-cell table:style-name="ce266" table:formula="of:=IF([.AB110]&lt;&gt;[.AD110];&quot;Change&quot;;&quot;&quot;)">
            <text:p/>
          </table:table-cell>
          <table:table-cell table:style-name="ce270" table:formula="of:=IF([.T86]=&quot;&quot;;&quot;&quot;;[.T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2"/>
          <table:covered-table-cell table:style-name="ce12"/>
          <table:table-cell table:style-name="ce63" table:formula="of:=IF([.Q131]=&quot;&quot;;&quot;&quot;;[.Q131])">
            <text:p/>
          </table:table-cell>
          <table:table-cell table:style-name="ce88" table:formula="of:=IF([.R131]=&quot;&quot;;&quot;&quot;;[.R131])">
            <text:p/>
          </table:table-cell>
          <table:table-cell table:style-name="ce88" table:formula="of:=IF([.S131]=&quot;&quot;;&quot;&quot;;[.S131])">
            <text:p/>
          </table:table-cell>
          <table:table-cell table:style-name="ce108" table:formula="of:=IF([.T131]=&quot;&quot;;&quot;&quot;;[.T131])">
            <text:p/>
          </table:table-cell>
          <table:table-cell table:number-columns-repeated="3"/>
          <table:table-cell table:style-name="ce130"/>
          <table:table-cell/>
          <table:table-cell table:style-name="ce153" office:value-type="string" calcext:value-type="string">
            <text:p>CTDI Measurements</text:p>
          </table:table-cell>
          <table:table-cell table:style-name="ce165" table:number-columns-repeated="9"/>
          <table:table-cell table:style-name="ce238"/>
          <table:table-cell/>
          <table:table-cell table:style-name="ce166" office:value-type="string" calcext:value-type="string">
            <text:p>Dose reduction techniques</text:p>
          </table:table-cell>
          <table:table-cell table:style-name="ce263"/>
          <table:table-cell table:style-name="ce266" table:formula="of:=IF([.AB111]&lt;&gt;[.AD111];&quot;Change&quot;;&quot;&quot;)">
            <text:p/>
          </table:table-cell>
          <table:table-cell table:style-name="ce270" table:formula="of:=IF([.T87]=&quot;&quot;;&quot;&quot;;[.T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2"/>
          <table:table-cell table:style-name="ce12" table:number-columns-repeated="5"/>
          <table:table-cell table:number-columns-repeated="3"/>
          <table:table-cell table:style-name="ce130"/>
          <table:table-cell/>
          <table:table-cell table:style-name="ce149"/>
          <table:table-cell/>
          <table:table-cell table:style-name="ce177" office:value-type="string" calcext:value-type="string" table:number-columns-spanned="3" table:number-rows-spanned="1">
            <text:p>Adult</text:p>
          </table:table-cell>
          <table:covered-table-cell table:style-name="ce197"/>
          <table:covered-table-cell table:style-name="ce215"/>
          <table:table-cell table:style-name="ce229" office:value-type="string" calcext:value-type="string" table:number-columns-spanned="2" table:number-rows-spanned="1">
            <text:p>Pediatric</text:p>
          </table:table-cell>
          <table:covered-table-cell table:style-name="ce238"/>
          <table:table-cell/>
          <table:table-cell table:style-name="ce117" office:value-type="string" calcext:value-type="string">
            <text:p>Criteria:</text:p>
          </table:table-cell>
          <table:table-cell/>
          <table:table-cell table:style-name="ce255"/>
          <table:table-cell/>
          <table:table-cell table:style-name="ce166" office:value-type="string" calcext:value-type="string">
            <text:p>Indiated CTDIvol (mGy)</text:p>
          </table:table-cell>
          <table:table-cell table:style-name="ce263"/>
          <table:table-cell table:style-name="ce266" table:formula="of:=IF([.AB112]&lt;&gt;[.AD112];&quot;Change&quot;;&quot;&quot;)">
            <text:p/>
          </table:table-cell>
          <table:table-cell table:style-name="ce270" table:formula="of:=IF([.T88]=&quot;&quot;;&quot;&quot;;[.T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Acceptable:</text:p>
          </table:table-cell>
          <table:table-cell table:style-name="ce60" table:formula="of:=IF([.Q133]=&quot;&quot;;&quot;&quot;;[.Q133])">
            <text:p/>
          </table:table-cell>
          <table:table-cell table:style-name="ce85" table:formula="of:=IF([.R133]=&quot;&quot;;&quot;&quot;;[.R133])">
            <text:p/>
          </table:table-cell>
          <table:table-cell table:style-name="ce85" table:formula="of:=IF([.S133]=&quot;&quot;;&quot;&quot;;[.S133])">
            <text:p/>
          </table:table-cell>
          <table:table-cell table:style-name="ce100" table:formula="of:=IF([.T133]=&quot;&quot;;&quot;&quot;;[.T133])">
            <text:p/>
          </table:table-cell>
          <table:table-cell table:number-columns-repeated="3"/>
          <table:table-cell table:style-name="ce130"/>
          <table:table-cell/>
          <table:table-cell table:style-name="ce149"/>
          <table:table-cell/>
          <table:table-cell table:style-name="ce125" office:value-type="string" calcext:value-type="string">
            <text:p>Abdomen</text:p>
          </table:table-cell>
          <table:table-cell table:style-name="ce199" office:value-type="string" calcext:value-type="string">
            <text:p>Chest</text:p>
          </table:table-cell>
          <table:table-cell table:style-name="ce216" office:value-type="string" calcext:value-type="string">
            <text:p>Head</text:p>
          </table:table-cell>
          <table:table-cell table:style-name="ce199" office:value-type="string" calcext:value-type="string">
            <text:p>Abdomen</text:p>
          </table:table-cell>
          <table:table-cell table:style-name="ce216" office:value-type="string" calcext:value-type="string">
            <text:p>Head</text:p>
          </table:table-cell>
          <table:table-cell/>
          <table:table-cell office:value-type="string" calcext:value-type="string">
            <text:p>CTDIvol is less than ACR Pass/Fail dose</text:p>
          </table:table-cell>
          <table:table-cell/>
          <table:table-cell table:style-name="ce255"/>
          <table:table-cell/>
          <table:table-cell table:style-name="ce39" office:value-type="string" calcext:value-type="string">
            <text:p>Ped Head</text:p>
          </table:table-cell>
          <table:table-cell table:number-columns-repeated="996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3"/>
          <table:table-cell table:style-name="ce39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5"/>
          <table:table-cell table:style-name="ce130"/>
          <table:table-cell/>
          <table:table-cell table:style-name="ce149"/>
          <table:table-cell table:style-name="ce166" office:value-type="string" calcext:value-type="string">
            <text:p>Indicated CTDIvol (mGy)</text:p>
          </table:table-cell>
          <table:table-cell table:style-name="ce178" table:formula="of:=IF([.Q88]=&quot;&quot;;&quot;&quot;;[.Q88])">
            <text:p/>
          </table:table-cell>
          <table:table-cell table:style-name="ce200" table:formula="of:=IF([.R88]=&quot;&quot;;&quot;&quot;;[.R88])">
            <text:p/>
          </table:table-cell>
          <table:table-cell table:style-name="ce217" table:formula="of:=IF([.S88]=&quot;&quot;;&quot;&quot;;[.S88])">
            <text:p/>
          </table:table-cell>
          <table:table-cell table:style-name="ce200" table:formula="of:=IF([.T88]=&quot;&quot;;&quot;&quot;;[.T88])">
            <text:p/>
          </table:table-cell>
          <table:table-cell table:style-name="ce217" table:formula="of:=IF([.U88]=&quot;&quot;;&quot;&quot;;[.U88])">
            <text:p/>
          </table:table-cell>
          <table:table-cell/>
          <table:table-cell table:style-name="Default"/>
          <table:table-cell table:style-name="ce124" office:value-type="string" calcext:value-type="string">
            <text:p>Reference</text:p>
          </table:table-cell>
          <table:table-cell table:style-name="ce215" office:value-type="string" calcext:value-type="string">
            <text:p>Pass/Fail</text:p>
          </table:table-cell>
          <table:table-cell/>
          <table:table-cell table:style-name="ce166" office:value-type="string" calcext:value-type="string">
            <text:p>kVp</text:p>
          </table:table-cell>
          <table:table-cell table:style-name="ce263"/>
          <table:table-cell table:style-name="ce266" table:formula="of:=IF([.AB114]&lt;&gt;[.AD114];&quot;Change&quot;;&quot;&quot;)">
            <text:p/>
          </table:table-cell>
          <table:table-cell table:style-name="ce270" table:formula="of:=IF([.U72]=&quot;&quot;;&quot;&quot;;[.U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54" office:value-type="string" calcext:value-type="string" table:number-columns-spanned="2" table:number-rows-spanned="3">
            <text:p>CTDIvol Measured (mGy)</text:p>
          </table:table-cell>
          <table:covered-table-cell office:value-type="string" calcext:value-type="string">
            <text:p>CTDIvol Measured (mGy)</text:p>
          </table:covered-table-cell>
          <table:table-cell table:style-name="ce179"/>
          <table:table-cell table:style-name="ce201"/>
          <table:table-cell table:style-name="ce218"/>
          <table:table-cell table:style-name="ce201"/>
          <table:table-cell table:style-name="ce218"/>
          <table:table-cell/>
          <table:table-cell table:style-name="Default"/>
          <table:table-cell table:style-name="ce125" office:value-type="string" calcext:value-type="string">
            <text:p>(mGy)</text:p>
          </table:table-cell>
          <table:table-cell table:style-name="ce216" office:value-type="string" calcext:value-type="string">
            <text:p>(mGy)</text:p>
          </table:table-cell>
          <table:table-cell/>
          <table:table-cell table:style-name="ce166" office:value-type="string" calcext:value-type="string">
            <text:p>mA</text:p>
          </table:table-cell>
          <table:table-cell table:style-name="ce263"/>
          <table:table-cell table:style-name="ce266" table:formula="of:=IF([.AB115]&lt;&gt;[.AD115];&quot;Change&quot;;&quot;&quot;)">
            <text:p/>
          </table:table-cell>
          <table:table-cell table:style-name="ce270" table:formula="of:=IF([.U73]=&quot;&quot;;&quot;&quot;;[.U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30"/>
          <table:table-cell/>
          <table:covered-table-cell table:style-name="ce149"/>
          <table:covered-table-cell/>
          <table:table-cell table:style-name="ce180"/>
          <table:table-cell table:style-name="ce168"/>
          <table:table-cell table:style-name="ce219"/>
          <table:table-cell table:style-name="ce168"/>
          <table:table-cell table:style-name="ce219"/>
          <table:table-cell/>
          <table:table-cell table:style-name="ce118" office:value-type="string" calcext:value-type="string">
            <text:p>Adult Body:</text:p>
          </table:table-cell>
          <table:table-cell table:style-name="ce126" office:value-type="float" office:value="25" calcext:value-type="float">
            <text:p>25</text:p>
          </table:table-cell>
          <table:table-cell table:style-name="ce256" office:value-type="float" office:value="30" calcext:value-type="float">
            <text:p>30</text:p>
          </table:table-cell>
          <table:table-cell/>
          <table:table-cell table:style-name="ce166" office:value-type="string" calcext:value-type="string">
            <text:p>mAs</text:p>
          </table:table-cell>
          <table:table-cell table:style-name="ce263"/>
          <table:table-cell table:style-name="ce266" table:formula="of:=IF([.AB116]&lt;&gt;[.AD116];&quot;Change&quot;;&quot;&quot;)">
            <text:p/>
          </table:table-cell>
          <table:table-cell table:style-name="ce270" table:formula="of:=IF([.U74]=&quot;&quot;;&quot;&quot;;[.U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30"/>
          <table:table-cell/>
          <table:covered-table-cell table:style-name="ce149"/>
          <table:covered-table-cell/>
          <table:table-cell table:style-name="ce181"/>
          <table:table-cell table:style-name="ce202"/>
          <table:table-cell table:style-name="ce220"/>
          <table:table-cell table:style-name="ce202"/>
          <table:table-cell table:style-name="ce220"/>
          <table:table-cell/>
          <table:table-cell table:style-name="ce119" office:value-type="string" calcext:value-type="string">
            <text:p>Adult Head:</text:p>
          </table:table-cell>
          <table:table-cell table:style-name="ce127" office:value-type="float" office:value="75" calcext:value-type="float">
            <text:p>75</text:p>
          </table:table-cell>
          <table:table-cell table:style-name="ce239" office:value-type="float" office:value="80" calcext:value-type="float">
            <text:p>80</text:p>
          </table:table-cell>
          <table:table-cell/>
          <table:table-cell table:style-name="ce166" office:value-type="string" calcext:value-type="string">
            <text:p>Eff mAs</text:p>
          </table:table-cell>
          <table:table-cell table:style-name="ce263"/>
          <table:table-cell table:style-name="ce266" table:formula="of:=IF([.AB117]&lt;&gt;[.AD117];&quot;Change&quot;;&quot;&quot;)">
            <text:p/>
          </table:table-cell>
          <table:table-cell table:style-name="ce270" table:formula="of:=IF([.U75]=&quot;&quot;;&quot;&quot;;[.U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Average CTDIvol:</text:p>
          </table:table-cell>
          <table:table-cell table:style-name="ce182" table:formula="of:=IF(OR([.Q115]=&quot;&quot;;[.Q116]=&quot;&quot;;[.Q117]=&quot;&quot;);&quot;&quot;;AVERAGE([.Q115:.Q117]))">
            <text:p/>
          </table:table-cell>
          <table:table-cell table:style-name="ce170" table:formula="of:=IF(OR([.R115]=&quot;&quot;;[.R116]=&quot;&quot;;[.R117]=&quot;&quot;);&quot;&quot;;AVERAGE([.R115:.R117]))">
            <text:p/>
          </table:table-cell>
          <table:table-cell table:style-name="ce221" table:formula="of:=IF(OR([.S115]=&quot;&quot;;[.S116]=&quot;&quot;;[.S117]=&quot;&quot;);&quot;&quot;;AVERAGE([.S115:.S117]))">
            <text:p/>
          </table:table-cell>
          <table:table-cell table:style-name="ce170" table:formula="of:=IF(OR([.T115]=&quot;&quot;;[.T116]=&quot;&quot;;[.T117]=&quot;&quot;);&quot;&quot;;AVERAGE([.T115:.T117]))">
            <text:p/>
          </table:table-cell>
          <table:table-cell table:style-name="ce221" table:formula="of:=IF(OR([.U115]=&quot;&quot;;[.U116]=&quot;&quot;;[.U117]=&quot;&quot;);&quot;&quot;;AVERAGE([.U115:.U117]))">
            <text:p/>
          </table:table-cell>
          <table:table-cell/>
          <table:table-cell table:style-name="ce119" office:value-type="string" calcext:value-type="string">
            <text:p>Pediatric Body:</text:p>
          </table:table-cell>
          <table:table-cell table:style-name="ce127" office:value-type="float" office:value="15" calcext:value-type="float">
            <text:p>15</text:p>
          </table:table-cell>
          <table:table-cell table:style-name="ce239" office:value-type="float" office:value="20" calcext:value-type="float">
            <text:p>20</text:p>
          </table:table-cell>
          <table:table-cell/>
          <table:table-cell table:style-name="ce166" office:value-type="string" calcext:value-type="string">
            <text:p>Time/rotation (s)</text:p>
          </table:table-cell>
          <table:table-cell table:style-name="ce263"/>
          <table:table-cell table:style-name="ce266" table:formula="of:=IF([.AB118]&lt;&gt;[.AD118];&quot;Change&quot;;&quot;&quot;)">
            <text:p/>
          </table:table-cell>
          <table:table-cell table:style-name="ce270" table:formula="of:=IF([.U76]=&quot;&quot;;&quot;&quot;;[.U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Phantom size indicated (cm)</text:p>
          </table:table-cell>
          <table:table-cell table:style-name="ce179"/>
          <table:table-cell table:style-name="ce201"/>
          <table:table-cell table:style-name="ce218"/>
          <table:table-cell table:style-name="ce201"/>
          <table:table-cell table:style-name="ce218"/>
          <table:table-cell/>
          <table:table-cell table:style-name="ce120" office:value-type="string" calcext:value-type="string">
            <text:p>Pediatric Head:</text:p>
          </table:table-cell>
          <table:table-cell table:style-name="ce128" office:value-type="float" office:value="35" calcext:value-type="float">
            <text:p>35</text:p>
          </table:table-cell>
          <table:table-cell table:style-name="ce257" office:value-type="float" office:value="40" calcext:value-type="float">
            <text:p>40</text:p>
          </table:table-cell>
          <table:table-cell/>
          <table:table-cell table:style-name="ce166" office:value-type="string" calcext:value-type="string">
            <text:p>Scan FOV (cm)</text:p>
          </table:table-cell>
          <table:table-cell table:style-name="ce263"/>
          <table:table-cell table:style-name="ce266" table:formula="of:=IF([.AB119]&lt;&gt;[.AD119];&quot;Change&quot;;&quot;&quot;)">
            <text:p/>
          </table:table-cell>
          <table:table-cell table:style-name="ce270" table:formula="of:=IF([.U77]=&quot;&quot;;&quot;&quot;;[.U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Phantom size used (cm)</text:p>
          </table:table-cell>
          <table:table-cell table:style-name="ce181"/>
          <table:table-cell table:style-name="ce202"/>
          <table:table-cell table:style-name="ce220"/>
          <table:table-cell table:style-name="ce202"/>
          <table:table-cell table:style-name="ce220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Display FOV (cm)</text:p>
          </table:table-cell>
          <table:table-cell table:style-name="ce263"/>
          <table:table-cell table:style-name="ce266" table:formula="of:=IF([.AB120]&lt;&gt;[.AD120];&quot;Change&quot;;&quot;&quot;)">
            <text:p/>
          </table:table-cell>
          <table:table-cell table:style-name="ce270" table:formula="of:=IF([.U78]=&quot;&quot;;&quot;&quot;;[.U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Previous year:</text:p>
          </table:table-cell>
          <table:table-cell table:style-name="ce183" table:formula="of:=IF([.AB132]=&quot;&quot;;&quot;&quot;;[.AB132])">
            <text:p/>
          </table:table-cell>
          <table:table-cell table:style-name="ce203" table:formula="of:=IF([.AB133]=&quot;&quot;;&quot;&quot;;[.AB133])">
            <text:p/>
          </table:table-cell>
          <table:table-cell table:style-name="ce222" table:formula="of:=IF([.AB134]=&quot;&quot;;&quot;&quot;;[.AB134])">
            <text:p/>
          </table:table-cell>
          <table:table-cell table:style-name="ce203" table:formula="of:=IF([.AB135]=&quot;&quot;;&quot;&quot;;[.AB135])">
            <text:p/>
          </table:table-cell>
          <table:table-cell table:style-name="ce222" table:formula="of:=IF([.AB136]=&quot;&quot;;&quot;&quot;;[.AB136]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struction Algorithm</text:p>
          </table:table-cell>
          <table:table-cell table:style-name="ce263"/>
          <table:table-cell table:style-name="ce266" table:formula="of:=IF([.AB121]&lt;&gt;[.AD121];&quot;Change&quot;;&quot;&quot;)">
            <text:p/>
          </table:table-cell>
          <table:table-cell table:style-name="ce270" table:formula="of:=IF([.U79]=&quot;&quot;;&quot;&quot;;[.U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Acceptable:</text:p>
          </table:table-cell>
          <table:table-cell table:style-name="ce184" table:formula="of:=IF([.Q118]=&quot;&quot;;&quot;&quot;;IF([.Q118]&lt;=[.Y116];&quot;YES&quot;;&quot;NO&quot;))">
            <text:p/>
          </table:table-cell>
          <table:table-cell table:style-name="ce204" table:formula="of:=IF([.R118]=&quot;&quot;;&quot;&quot;;IF([.R118]&lt;=[.Y116];&quot;YES&quot;;&quot;NO&quot;))">
            <text:p/>
          </table:table-cell>
          <table:table-cell table:style-name="ce223" table:formula="of:=IF([.S118]=&quot;&quot;;&quot;&quot;;IF([.S118]&lt;=[.Y117];&quot;YES&quot;;&quot;NO&quot;))">
            <text:p/>
          </table:table-cell>
          <table:table-cell table:style-name="ce204" table:formula="of:=IF([.T118]=&quot;&quot;;&quot;&quot;;IF([.T118]&lt;=[.Y118];&quot;YES&quot;;&quot;NO&quot;))">
            <text:p/>
          </table:table-cell>
          <table:table-cell table:style-name="ce223" table:formula="of:=IF([.U118]=&quot;&quot;;&quot;&quot;;IF([.U118]&lt;=[.Y119];&quot;YES&quot;;&quot;NO&quot;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Axial/Helical</text:p>
          </table:table-cell>
          <table:table-cell table:style-name="ce263"/>
          <table:table-cell table:style-name="ce266" table:formula="of:=IF([.AB122]&lt;&gt;[.AD122];&quot;Change&quot;;&quot;&quot;)">
            <text:p/>
          </table:table-cell>
          <table:table-cell table:style-name="ce270" table:formula="of:=IF([.U80]=&quot;&quot;;&quot;&quot;;[.U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/>
          <table:table-cell table:style-name="ce166" office:value-type="string" calcext:value-type="string">
            <text:p>Z-Axis collimation</text:p>
          </table:table-cell>
          <table:table-cell table:style-name="ce263"/>
          <table:table-cell table:style-name="ce266" table:formula="of:=IF([.AB123]&lt;&gt;[.AD123];&quot;Change&quot;;&quot;&quot;)">
            <text:p/>
          </table:table-cell>
          <table:table-cell table:style-name="ce270" table:formula="of:=IF([.U81]=&quot;&quot;;&quot;&quot;;[.U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55" office:value-type="string" calcext:value-type="string">
            <text:p>Beam Profile</text:p>
          </table:table-cell>
          <table:table-cell table:number-columns-repeated="9"/>
          <table:table-cell table:style-name="ce255"/>
          <table:table-cell/>
          <table:table-cell table:style-name="ce166" office:value-type="string" calcext:value-type="string">
            <text:p># of channels</text:p>
          </table:table-cell>
          <table:table-cell table:style-name="ce263"/>
          <table:table-cell table:style-name="ce266" table:formula="of:=IF([.AB124]&lt;&gt;[.AD124];&quot;Change&quot;;&quot;&quot;)">
            <text:p/>
          </table:table-cell>
          <table:table-cell table:style-name="ce270" table:formula="of:=IF([.U82]=&quot;&quot;;&quot;&quot;;[.U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Channels (N)</text:p>
          </table:table-cell>
          <table:table-cell table:style-name="ce185"/>
          <table:table-cell table:style-name="ce205" table:number-columns-repeated="2"/>
          <table:table-cell table:style-name="ce230"/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Table Increment/speed</text:p>
          </table:table-cell>
          <table:table-cell table:style-name="ce263"/>
          <table:table-cell table:style-name="ce266" table:formula="of:=IF([.AB125]&lt;&gt;[.AD125];&quot;Change&quot;;&quot;&quot;)">
            <text:p/>
          </table:table-cell>
          <table:table-cell table:style-name="ce270" table:formula="of:=IF([.U83]=&quot;&quot;;&quot;&quot;;[.U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Detector width (mm)</text:p>
          </table:table-cell>
          <table:table-cell table:style-name="ce186"/>
          <table:table-cell table:style-name="ce206" table:number-columns-repeated="2"/>
          <table:table-cell table:style-name="ce231"/>
          <table:table-cell table:style-name="ce39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2"/>
          <table:table-cell table:style-name="ce255"/>
          <table:table-cell/>
          <table:table-cell table:style-name="ce166" office:value-type="string" calcext:value-type="string">
            <text:p>Pitch</text:p>
          </table:table-cell>
          <table:table-cell table:style-name="ce263"/>
          <table:table-cell table:style-name="ce266" table:formula="of:=IF([.AB126]&lt;&gt;[.AD126];&quot;Change&quot;;&quot;&quot;)">
            <text:p/>
          </table:table-cell>
          <table:table-cell table:style-name="ce270" table:formula="of:=IF([.U84]=&quot;&quot;;&quot;&quot;;[.U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Table velocity (mm/s)</text:p>
          </table:table-cell>
          <table:table-cell table:style-name="ce186"/>
          <table:table-cell table:style-name="ce206" table:number-columns-repeated="2"/>
          <table:table-cell table:style-name="ce231"/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Recon scan width (mm)</text:p>
          </table:table-cell>
          <table:table-cell table:style-name="ce263"/>
          <table:table-cell table:style-name="ce266" table:formula="of:=IF([.AB127]&lt;&gt;[.AD127];&quot;Change&quot;;&quot;&quot;)">
            <text:p/>
          </table:table-cell>
          <table:table-cell table:style-name="ce270" table:formula="of:=IF([.U85]=&quot;&quot;;&quot;&quot;;[.U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Beam width (mm)</text:p>
          </table:table-cell>
          <table:table-cell table:style-name="ce187"/>
          <table:table-cell table:style-name="ce207" table:number-columns-repeated="2"/>
          <table:table-cell table:style-name="ce232"/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Recon scan interval (mm)</text:p>
          </table:table-cell>
          <table:table-cell table:style-name="ce263"/>
          <table:table-cell table:style-name="ce266" table:formula="of:=IF([.AB128]&lt;&gt;[.AD128];&quot;Change&quot;;&quot;&quot;)">
            <text:p/>
          </table:table-cell>
          <table:table-cell table:style-name="ce270" table:formula="of:=IF([.U86]=&quot;&quot;;&quot;&quot;;[.U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7" office:value-type="string" calcext:value-type="string" table:number-columns-spanned="1" table:number-rows-spanned="3">
            <text:p>Measured beam width (mm)</text:p>
          </table:table-cell>
          <table:table-cell table:style-name="ce186"/>
          <table:table-cell table:style-name="ce206" table:number-columns-repeated="2"/>
          <table:table-cell table:style-name="ce231"/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Dose reduction techniques</text:p>
          </table:table-cell>
          <table:table-cell table:style-name="ce263"/>
          <table:table-cell table:style-name="ce266" table:formula="of:=IF([.AB129]&lt;&gt;[.AD129];&quot;Change&quot;;&quot;&quot;)">
            <text:p/>
          </table:table-cell>
          <table:table-cell table:style-name="ce270" table:formula="of:=IF([.U87]=&quot;&quot;;&quot;&quot;;[.U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31"/>
          <table:table-cell/>
          <table:table-cell table:style-name="ce149"/>
          <table:covered-table-cell/>
          <table:table-cell table:style-name="ce186"/>
          <table:table-cell table:style-name="ce206" table:number-columns-repeated="2"/>
          <table:table-cell table:style-name="ce231"/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Indiated CTDIvol (mGy)</text:p>
          </table:table-cell>
          <table:table-cell table:style-name="ce263"/>
          <table:table-cell table:style-name="ce266" table:formula="of:=IF([.AB130]&lt;&gt;[.AD130];&quot;Change&quot;;&quot;&quot;)">
            <text:p/>
          </table:table-cell>
          <table:table-cell table:style-name="ce270" table:formula="of:=IF([.U88]=&quot;&quot;;&quot;&quot;;[.U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4" table:formula="of:=IF([.$P$7]=&quot;&quot;;&quot;&quot;;[.$P$7])">
            <text:p/>
          </table:table-cell>
          <table:table-cell table:style-name="ce33" table:number-columns-repeated="7"/>
          <table:table-cell table:style-name="ce13" office:value-type="string" calcext:value-type="string">
            <text:p>Inspector:</text:p>
          </table:table-cell>
          <table:table-cell table:style-name="ce13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49"/>
          <table:covered-table-cell/>
          <table:table-cell table:style-name="ce187"/>
          <table:table-cell table:style-name="ce207" table:number-columns-repeated="2"/>
          <table:table-cell table:style-name="ce232"/>
          <table:table-cell table:number-columns-repeated="4"/>
          <table:table-cell table:style-name="ce255"/>
          <table:table-cell/>
          <table:table-cell table:style-name="ce39" office:value-type="string" calcext:value-type="string">
            <text:p>CTDI Measurements</text:p>
          </table:table-cell>
          <table:table-cell table:number-columns-repeated="996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5" table:formula="of:=IF([.$R$14]=&quot;&quot;;&quot;&quot;;[.$R$14])">
            <text:p/>
          </table:table-cell>
          <table:table-cell table:style-name="ce33" table:number-columns-repeated="7"/>
          <table:table-cell table:style-name="ce13" office:value-type="string" calcext:value-type="string">
            <text:p>Survey ID:</text:p>
          </table:table-cell>
          <table:table-cell table:style-name="ce134" table:formula="of:=IF([.$R$13]=&quot;&quot;;&quot;&quot;;[.$R$13])">
            <text:p/>
          </table:table-cell>
          <table:table-cell/>
          <table:table-cell table:style-name="ce149"/>
          <table:table-cell office:value-type="string" calcext:value-type="string">
            <text:p>Average (mm):</text:p>
          </table:table-cell>
          <table:table-cell table:style-name="ce188" table:formula="of:=IF(OR([.Q131]=&quot;&quot;;[.Q130]=&quot;&quot;;[.Q129]=&quot;&quot;);&quot;&quot;;AVERAGE([.Q129:.Q131]))">
            <text:p/>
          </table:table-cell>
          <table:table-cell table:style-name="ce208" table:formula="of:=IF(OR([.R131]=&quot;&quot;;[.R130]=&quot;&quot;;[.R129]=&quot;&quot;);&quot;&quot;;AVERAGE([.R129:.R131]))">
            <text:p/>
          </table:table-cell>
          <table:table-cell table:style-name="ce208" table:formula="of:=IF(OR([.S131]=&quot;&quot;;[.S130]=&quot;&quot;;[.S129]=&quot;&quot;);&quot;&quot;;AVERAGE([.S129:.S131]))">
            <text:p/>
          </table:table-cell>
          <table:table-cell table:style-name="ce233" table:formula="of:=IF(OR([.T131]=&quot;&quot;;[.T130]=&quot;&quot;;[.T129]=&quot;&quot;);&quot;&quot;;AVERAGE([.T129:.T131]))">
            <text:p/>
          </table:table-cell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Adult Abdomen</text:p>
          </table:table-cell>
          <table:table-cell table:style-name="ce263"/>
          <table:table-cell table:style-name="ce266" table:formula="of:=IF([.AB132]&lt;&gt;[.AD132];&quot;Change&quot;;&quot;&quot;)">
            <text:p/>
          </table:table-cell>
          <table:table-cell table:style-name="ce270" table:formula="of:=IF([.Q118]=&quot;&quot;;&quot;&quot;;[.Q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3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49"/>
          <table:table-cell table:style-name="ce166" office:value-type="string" calcext:value-type="string">
            <text:p>Acceptable:</text:p>
          </table:table-cell>
          <table:table-cell table:style-name="ce189" table:formula="of:=IF([.Q132]=&quot;&quot;;&quot;&quot;;IF(OR(ABS([.Q128]-[.Q132])&lt;=3;ABS(AVERAGE([.Q129:.Q131])-[.Q128])/[.Q128]&lt;0.3);&quot;YES&quot;;&quot;NO&quot;))">
            <text:p/>
          </table:table-cell>
          <table:table-cell table:style-name="ce209" table:formula="of:=IF([.R132]=&quot;&quot;;&quot;&quot;;IF(OR(ABS([.R128]-[.R132])&lt;=3;ABS(AVERAGE([.R129:.R131])-[.R128])/[.R128]&lt;0.3);&quot;YES&quot;;&quot;NO&quot;))">
            <text:p/>
          </table:table-cell>
          <table:table-cell table:style-name="ce209" table:formula="of:=IF([.S132]=&quot;&quot;;&quot;&quot;;IF(OR(ABS([.S128]-[.S132])&lt;=3;ABS(AVERAGE([.S129:.S131])-[.S128])/[.S128]&lt;0.3);&quot;YES&quot;;&quot;NO&quot;))">
            <text:p/>
          </table:table-cell>
          <table:table-cell table:style-name="ce234" table:formula="of:=IF([.T132]=&quot;&quot;;&quot;&quot;;IF(OR(ABS([.T128]-[.T132])&lt;=3;ABS(AVERAGE([.T129:.T131])-[.T128])/[.T128]&lt;0.3);&quot;YES&quot;;&quot;NO&quot;))">
            <text:p/>
          </table:table-cell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Adult Chest</text:p>
          </table:table-cell>
          <table:table-cell table:style-name="ce263"/>
          <table:table-cell table:style-name="ce266" table:formula="of:=IF([.AB133]&lt;&gt;[.AD133];&quot;Change&quot;;&quot;&quot;)">
            <text:p/>
          </table:table-cell>
          <table:table-cell table:style-name="ce270" table:formula="of:=IF([.R118]=&quot;&quot;;&quot;&quot;;[.R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91" office:value-type="string" calcext:value-type="string">
            <text:p>Inspection Results</text:p>
          </table:table-cell>
          <table:table-cell table:number-columns-repeated="4"/>
          <table:table-cell table:style-name="ce136" table:formula="of:=[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147"/>
          <table:table-cell table:style-name="ce14" table:number-columns-repeated="9"/>
          <table:table-cell table:style-name="ce254"/>
          <table:table-cell/>
          <table:table-cell table:style-name="ce166" office:value-type="string" calcext:value-type="string">
            <text:p>Adult Head</text:p>
          </table:table-cell>
          <table:table-cell table:style-name="ce263"/>
          <table:table-cell table:style-name="ce266" table:formula="of:=IF([.AB134]&lt;&gt;[.AD134];&quot;Change&quot;;&quot;&quot;)">
            <text:p/>
          </table:table-cell>
          <table:table-cell table:style-name="ce270" table:formula="of:=IF([.S118]=&quot;&quot;;&quot;&quot;;[.S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style-name="ce17" office:value-type="string" calcext:value-type="string">
            <text:p>Alignment Accuracy</text:p>
          </table:table-cell>
          <table:table-cell table:style-name="ce8" table:number-columns-repeated="9"/>
          <table:table-cell table:style-name="ce129"/>
          <table:table-cell table:number-columns-repeated="13"/>
          <table:table-cell table:style-name="ce166" office:value-type="string" calcext:value-type="string">
            <text:p>Ped Abdomen</text:p>
          </table:table-cell>
          <table:table-cell table:style-name="ce263"/>
          <table:table-cell table:style-name="ce266" table:formula="of:=IF([.AB135]&lt;&gt;[.AD135];&quot;Change&quot;;&quot;&quot;)">
            <text:p/>
          </table:table-cell>
          <table:table-cell table:style-name="ce270" table:formula="of:=IF([.T118]=&quot;&quot;;&quot;&quot;;[.T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28" office:value-type="string" calcext:value-type="string">
            <text:p>Landmark position:</text:p>
          </table:table-cell>
          <table:table-cell table:style-name="ce35" table:formula="of:=IF([.Q138]=&quot;&quot;;&quot;&quot;;[.Q138])">
            <text:p/>
          </table:table-cell>
          <table:table-cell table:style-name="ce12" office:value-type="string" calcext:value-type="string">
            <text:p>mm</text:p>
          </table:table-cell>
          <table:table-cell table:style-name="Default"/>
          <table:table-cell table:style-name="ce28" office:value-type="string" calcext:value-type="string">
            <text:p>Slice thickness:</text:p>
          </table:table-cell>
          <table:table-cell table:style-name="ce35" table:formula="of:=IF([.T138]=&quot;&quot;;&quot;&quot;;[.T138])">
            <text:p/>
          </table:table-cell>
          <table:table-cell table:style-name="ce12" office:value-type="string" calcext:value-type="string">
            <text:p>mm</text:p>
          </table:table-cell>
          <table:table-cell table:number-columns-repeated="2"/>
          <table:table-cell table:style-name="ce130"/>
          <table:table-cell table:number-columns-repeated="6"/>
          <table:table-cell table:style-name="ce91" office:value-type="string" calcext:value-type="string">
            <text:p>Inspection Results</text:p>
          </table:table-cell>
          <table:table-cell table:number-columns-repeated="6"/>
          <table:table-cell table:style-name="ce166" office:value-type="string" calcext:value-type="string">
            <text:p>Ped Head</text:p>
          </table:table-cell>
          <table:table-cell table:style-name="ce263"/>
          <table:table-cell table:style-name="ce266" table:formula="of:=IF([.AB136]&lt;&gt;[.AD136];&quot;Change&quot;;&quot;&quot;)">
            <text:p/>
          </table:table-cell>
          <table:table-cell table:style-name="ce270" table:formula="of:=IF([.U118]=&quot;&quot;;&quot;&quot;;[.U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56" office:value-type="string" calcext:value-type="string">
            <text:p>Alignment Accuracy</text:p>
          </table:table-cell>
          <table:table-cell table:style-name="ce165" table:number-columns-repeated="9"/>
          <table:table-cell table:style-name="ce238"/>
          <table:table-cell/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style-name="ce4"/>
          <table:table-cell table:style-name="Default"/>
          <table:table-cell table:style-name="ce12"/>
          <table:table-cell table:style-name="ce43" office:value-type="string" calcext:value-type="string">
            <text:p>Foot</text:p>
          </table:table-cell>
          <table:table-cell table:number-columns-repeated="4"/>
          <table:table-cell table:style-name="ce43" office:value-type="string" calcext:value-type="string">
            <text:p>Head</text:p>
          </table:table-cell>
          <table:table-cell/>
          <table:table-cell table:style-name="ce130"/>
          <table:table-cell/>
          <table:table-cell table:style-name="ce149"/>
          <table:table-cell table:style-name="ce166" office:value-type="string" calcext:value-type="string">
            <text:p>Landmark position:</text:p>
          </table:table-cell>
          <table:table-cell table:style-name="ce190"/>
          <table:table-cell office:value-type="string" calcext:value-type="string">
            <text:p>mm</text:p>
          </table:table-cell>
          <table:table-cell table:style-name="ce166" office:value-type="string" calcext:value-type="string">
            <text:p>Slice thickness</text:p>
          </table:table-cell>
          <table:table-cell table:style-name="ce190"/>
          <table:table-cell office:value-type="string" calcext:value-type="string">
            <text:p>mm</text:p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table:style-name="ce4"/>
          <table:table-cell table:style-name="Default"/>
          <table:table-cell table:style-name="ce28" office:value-type="string" calcext:value-type="string">
            <text:p>Location of alignment slice:</text:p>
          </table:table-cell>
          <table:table-cell table:style-name="ce35" table:formula="of:=IF([.Q141]=&quot;&quot;;&quot;&quot;;[.Q141])">
            <text:p/>
          </table:table-cell>
          <table:table-cell table:style-name="ce12" office:value-type="string" calcext:value-type="string">
            <text:p>mm</text:p>
          </table:table-cell>
          <table:table-cell table:style-name="Default"/>
          <table:table-cell/>
          <table:table-cell table:style-name="ce28" office:value-type="string" calcext:value-type="string">
            <text:p>Location of alignment slice:</text:p>
          </table:table-cell>
          <table:table-cell table:style-name="ce35" table:formula="of:=IF([.U141]=&quot;&quot;;&quot;&quot;;[.U141])">
            <text:p/>
          </table:table-cell>
          <table:table-cell table:style-name="ce12" office:value-type="string" calcext:value-type="string">
            <text:p>mm</text:p>
          </table:table-cell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style-name="ce4"/>
          <table:table-cell table:style-name="Default"/>
          <table:table-cell table:style-name="ce28" office:value-type="string" calcext:value-type="string">
            <text:p>All markers visible</text:p>
          </table:table-cell>
          <table:table-cell table:style-name="ce35" table:formula="of:=IF([.Q142]=&quot;&quot;;&quot;&quot;;IF([.Q142]=1;&quot;YES&quot;;&quot;NO&quot;))">
            <text:p/>
          </table:table-cell>
          <table:table-cell/>
          <table:table-cell table:style-name="Default"/>
          <table:table-cell/>
          <table:table-cell table:style-name="ce28" office:value-type="string" calcext:value-type="string">
            <text:p>All markers visible</text:p>
          </table:table-cell>
          <table:table-cell table:style-name="ce35" table:formula="of:=IF([.U142]=&quot;&quot;;&quot;&quot;;IF([.U142]=1;&quot;YES&quot;;&quot;NO&quot;))">
            <text:p/>
          </table:table-cell>
          <table:table-cell/>
          <table:table-cell table:style-name="ce130"/>
          <table:table-cell/>
          <table:table-cell table:style-name="ce149"/>
          <table:table-cell/>
          <table:table-cell table:style-name="ce2" office:value-type="string" calcext:value-type="string">
            <text:p>Foot</text:p>
          </table:table-cell>
          <table:table-cell table:number-columns-repeated="3"/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55"/>
          <table:table-cell/>
          <table:table-cell office:value-type="string" calcext:value-type="string">
            <text:p>CT Beam Profile – Siemens</text:p>
          </table:table-cell>
          <table:table-cell table:number-columns-repeated="99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/>
          <table:table-cell table:style-name="ce4"/>
          <table:table-cell table:style-name="Default"/>
          <table:table-cell table:style-name="ce28" office:value-type="string" calcext:value-type="string">
            <text:p>Central wire visible</text:p>
          </table:table-cell>
          <table:table-cell table:style-name="ce35" table:formula="of:=IF([.Q143]=&quot;&quot;;&quot;&quot;;IF([.Q143]=1;&quot;YES&quot;;&quot;NO&quot;))">
            <text:p/>
          </table:table-cell>
          <table:table-cell/>
          <table:table-cell table:style-name="Default"/>
          <table:table-cell/>
          <table:table-cell table:style-name="ce28" office:value-type="string" calcext:value-type="string">
            <text:p>Table movement accuracy</text:p>
          </table:table-cell>
          <table:table-cell table:style-name="ce35" table:formula="of:=IF([.U143]=&quot;&quot;;&quot;&quot;;IF([.U143]=1;&quot;YES&quot;;&quot;NO&quot;))">
            <text:p/>
          </table:table-cell>
          <table:table-cell/>
          <table:table-cell table:style-name="ce130"/>
          <table:table-cell/>
          <table:table-cell table:style-name="ce149"/>
          <table:table-cell table:style-name="ce166" office:value-type="string" calcext:value-type="string">
            <text:p>Location of alignment slice:</text:p>
          </table:table-cell>
          <table:table-cell table:style-name="ce190"/>
          <table:table-cell office:value-type="string" calcext:value-type="string">
            <text:p>mm</text:p>
          </table:table-cell>
          <table:table-cell table:style-name="ce166"/>
          <table:table-cell table:style-name="ce166" office:value-type="string" calcext:value-type="string">
            <text:p>Location of alignment slice:</text:p>
          </table:table-cell>
          <table:table-cell table:style-name="ce190"/>
          <table:table-cell office:value-type="string" calcext:value-type="string">
            <text:p>mm</text:p>
          </table:table-cell>
          <table:table-cell table:number-columns-repeated="2"/>
          <table:table-cell table:style-name="ce255"/>
          <table:table-cell/>
          <table:table-cell table:style-name="ce262" office:value-type="string" calcext:value-type="string" table:number-columns-spanned="1" table:number-rows-spanned="2">
            <text:p>NxT</text:p>
          </table:table-cell>
          <table:table-cell table:style-name="ce262" office:value-type="string" calcext:value-type="string" table:number-columns-spanned="3" table:number-rows-spanned="1">
            <text:p>Definition Flash</text:p>
          </table:table-cell>
          <table:covered-table-cell table:style-name="ce262"/>
          <table:covered-table-cell table:style-name="ce2"/>
          <table:table-cell table:style-name="ce262" office:value-type="string" calcext:value-type="string" table:number-columns-spanned="1" table:number-rows-spanned="2">
            <text:p>NxT</text:p>
          </table:table-cell>
          <table:table-cell table:style-name="ce262" office:value-type="string" calcext:value-type="string" table:number-columns-spanned="3" table:number-rows-spanned="1">
            <text:p>Definition AS</text:p>
          </table:table-cell>
          <table:covered-table-cell table:number-columns-repeated="2" table:style-name="ce2"/>
          <table:table-cell table:style-name="ce262" office:value-type="string" calcext:value-type="string" table:number-columns-spanned="1" table:number-rows-spanned="2">
            <text:p>NxT</text:p>
          </table:table-cell>
          <table:table-cell table:style-name="ce262" office:value-type="string" calcext:value-type="string" table:number-columns-spanned="2" table:number-rows-spanned="1">
            <text:p>Sensation 64</text:p>
          </table:table-cell>
          <table:covered-table-cell table:style-name="ce2"/>
          <table:table-cell table:style-name="ce262" office:value-type="string" calcext:value-type="string" table:number-columns-spanned="1" table:number-rows-spanned="2">
            <text:p>NxT</text:p>
          </table:table-cell>
          <table:table-cell table:style-name="ce262" office:value-type="string" calcext:value-type="string" table:number-columns-spanned="2" table:number-rows-spanned="1">
            <text:p>Sensation 16</text:p>
          </table:table-cell>
          <table:covered-table-cell table:style-name="ce2"/>
          <table:table-cell table:style-name="ce262" office:value-type="string" calcext:value-type="string" table:number-columns-spanned="1" table:number-rows-spanned="2">
            <text:p>NxT</text:p>
          </table:table-cell>
          <table:table-cell table:style-name="ce2" office:value-type="string" calcext:value-type="string">
            <text:p>Emotion 16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49"/>
          <table:table-cell table:style-name="ce166" office:value-type="string" calcext:value-type="string">
            <text:p>All markers visible</text:p>
          </table:table-cell>
          <table:table-cell table:style-name="ce190"/>
          <table:table-cell table:style-name="Default"/>
          <table:table-cell table:style-name="ce166"/>
          <table:table-cell table:style-name="ce166" office:value-type="string" calcext:value-type="string">
            <text:p>All markers visible</text:p>
          </table:table-cell>
          <table:table-cell table:style-name="ce190"/>
          <table:table-cell table:style-name="Default"/>
          <table:table-cell table:number-columns-repeated="2"/>
          <table:table-cell table:style-name="ce255"/>
          <table:table-cell/>
          <table:covered-table-cell table:style-name="ce2"/>
          <table:table-cell table:style-name="ce2" office:value-type="string" calcext:value-type="string">
            <text:p>Z-sharp</text:p>
          </table:table-cell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Z-sharp</text:p>
          </table:table-cell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table-cell table:number-columns-repeated="98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/>
          <table:table-cell table:style-name="ce18" office:value-type="string" calcext:value-type="string">
            <text:p>CT Number Accuracy</text:p>
          </table:table-cell>
          <table:table-cell table:number-columns-repeated="9"/>
          <table:table-cell table:style-name="ce130"/>
          <table:table-cell/>
          <table:table-cell table:style-name="ce149"/>
          <table:table-cell table:style-name="ce166" office:value-type="string" calcext:value-type="string">
            <text:p>Central wire visible</text:p>
          </table:table-cell>
          <table:table-cell table:style-name="ce190"/>
          <table:table-cell table:number-columns-repeated="2"/>
          <table:table-cell table:style-name="ce166" office:value-type="string" calcext:value-type="string">
            <text:p>Table movement accuracy</text:p>
          </table:table-cell>
          <table:table-cell table:style-name="ce190"/>
          <table:table-cell table:number-columns-repeated="3"/>
          <table:table-cell table:style-name="ce255"/>
          <table:table-cell/>
          <table:table-cell table:style-name="ce2" office:value-type="string" calcext:value-type="string">
            <text:p>2x1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3.5" calcext:value-type="float">
            <text:p>3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4.7" calcext:value-type="float">
            <text:p>4.7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30x0.6</text:p>
          </table:table-cell>
          <table:table-cell table:style-name="ce267" office:value-type="float" office:value="22.5" calcext:value-type="float">
            <text:p>22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16x1.5</text:p>
          </table:table-cell>
          <table:table-cell table:style-name="ce267" office:value-type="float" office:value="30.5" calcext:value-type="float">
            <text:p>30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4x0.6</text:p>
          </table:table-cell>
          <table:table-cell table:style-name="ce267" office:value-type="float" office:value="4.9" calcext:value-type="float">
            <text:p>4.9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/>
          <table:table-cell table:style-name="ce4"/>
          <table:table-cell table:style-name="ce28" office:value-type="string" calcext:value-type="string">
            <text:p>kVp</text:p>
          </table:table-cell>
          <table:table-cell table:style-name="ce36" office:value-type="float" office:value="80" calcext:value-type="float">
            <text:p>8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130" calcext:value-type="float">
            <text:p>130</text:p>
          </table:table-cell>
          <table:table-cell table:style-name="ce64" office:value-type="float" office:value="140" calcext:value-type="float">
            <text:p>140</text:p>
          </table:table-cell>
          <table:table-cell table:style-name="ce69" office:value-type="float" office:value="150" calcext:value-type="float">
            <text:p>150</text:p>
          </table:table-cell>
          <table:table-cell/>
          <table:table-cell table:style-name="ce130"/>
          <table:table-cell/>
          <table:table-cell table:style-name="ce149"/>
          <table:table-cell/>
          <table:table-cell office:value-type="string" calcext:value-type="string">
            <text:p>Enter 1 for YES, 2 for NO</text:p>
          </table:table-cell>
          <table:table-cell table:number-columns-repeated="3"/>
          <table:table-cell office:value-type="string" calcext:value-type="string">
            <text:p>Enter 1 for YES, 2 for NO</text:p>
          </table:table-cell>
          <table:table-cell table:number-columns-repeated="3"/>
          <table:table-cell table:style-name="ce255"/>
          <table:table-cell/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6" calcext:value-type="float">
            <text:p>6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6.6" calcext:value-type="float">
            <text:p>6.6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4x1.2</text:p>
          </table:table-cell>
          <table:table-cell table:style-name="ce267" office:value-type="float" office:value="33.5" calcext:value-type="float">
            <text:p>33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16x0.75</text:p>
          </table:table-cell>
          <table:table-cell table:style-name="ce267" office:value-type="float" office:value="18.5" calcext:value-type="float">
            <text:p>18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2x0.6</text:p>
          </table:table-cell>
          <table:table-cell table:style-name="ce267" office:value-type="float" office:value="12.6" calcext:value-type="float">
            <text:p>12.6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/>
          <table:table-cell table:style-name="ce4"/>
          <table:table-cell table:style-name="ce28" office:value-type="string" calcext:value-type="string">
            <text:p>mAs</text:p>
          </table:table-cell>
          <table:table-cell table:style-name="ce37" table:formula="of:=IF([.P147]=&quot;&quot;;&quot;&quot;;[.P147])">
            <text:p/>
          </table:table-cell>
          <table:table-cell table:style-name="ce65" table:formula="of:=IF([.Q147]=&quot;&quot;;&quot;&quot;;[.Q147])">
            <text:p/>
          </table:table-cell>
          <table:table-cell table:style-name="ce65" table:formula="of:=IF([.R147]=&quot;&quot;;&quot;&quot;;[.R147])">
            <text:p/>
          </table:table-cell>
          <table:table-cell table:style-name="ce65" table:formula="of:=IF([.S147]=&quot;&quot;;&quot;&quot;;[.S147])">
            <text:p/>
          </table:table-cell>
          <table:table-cell table:style-name="ce65" table:formula="of:=IF([.T147]=&quot;&quot;;&quot;&quot;;[.T147])">
            <text:p/>
          </table:table-cell>
          <table:table-cell table:style-name="ce65" table:formula="of:=IF([.U147]=&quot;&quot;;&quot;&quot;;[.U147])">
            <text:p/>
          </table:table-cell>
          <table:table-cell table:style-name="ce70" table:formula="of:=IF([.V147]=&quot;&quot;;&quot;&quot;;[.V147])">
            <text:p/>
          </table:table-cell>
          <table:table-cell/>
          <table:table-cell table:style-name="ce130"/>
          <table:table-cell/>
          <table:table-cell table:style-name="ce155" office:value-type="string" calcext:value-type="string">
            <text:p>CT Number Accuracy</text:p>
          </table:table-cell>
          <table:table-cell table:number-columns-repeated="9"/>
          <table:table-cell table:style-name="ce255"/>
          <table:table-cell/>
          <table:table-cell table:style-name="ce2" office:value-type="string" calcext:value-type="string">
            <text:p>10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10.5" calcext:value-type="float">
            <text:p>10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10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11.2" calcext:value-type="float">
            <text:p>11.2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2x1.2</text:p>
          </table:table-cell>
          <table:table-cell table:style-name="ce267" office:value-type="float" office:value="19.5" calcext:value-type="float">
            <text:p>19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12x1.5</text:p>
          </table:table-cell>
          <table:table-cell table:style-name="ce267" office:value-type="float" office:value="24.5" calcext:value-type="float">
            <text:p>24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6x0.6</text:p>
          </table:table-cell>
          <table:table-cell table:style-name="ce267" office:value-type="float" office:value="14.5" calcext:value-type="float">
            <text:p>14.5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/>
          <table:table-cell table:style-name="ce4"/>
          <table:table-cell table:style-name="ce28" office:value-type="string" calcext:value-type="string">
            <text:p>Polyethylene</text:p>
          </table:table-cell>
          <table:table-cell table:style-name="ce37" table:formula="of:=IF([.P148]=&quot;&quot;;&quot;&quot;;[.P148])">
            <text:p/>
          </table:table-cell>
          <table:table-cell table:style-name="ce65" table:formula="of:=IF([.Q148]=&quot;&quot;;&quot;&quot;;[.Q148])">
            <text:p/>
          </table:table-cell>
          <table:table-cell table:style-name="ce65" table:formula="of:=IF([.R148]=&quot;&quot;;&quot;&quot;;[.R148])">
            <text:p/>
          </table:table-cell>
          <table:table-cell table:style-name="ce65" table:formula="of:=IF([.S148]=&quot;&quot;;&quot;&quot;;[.S148])">
            <text:p/>
          </table:table-cell>
          <table:table-cell table:style-name="ce65" table:formula="of:=IF([.T148]=&quot;&quot;;&quot;&quot;;[.T148])">
            <text:p/>
          </table:table-cell>
          <table:table-cell table:style-name="ce65" table:formula="of:=IF([.U148]=&quot;&quot;;&quot;&quot;;[.U148])">
            <text:p/>
          </table:table-cell>
          <table:table-cell table:style-name="ce70" table:formula="of:=IF([.V148]=&quot;&quot;;&quot;&quot;;[.V148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kVp</text:p>
          </table:table-cell>
          <table:table-cell table:style-name="ce127" office:value-type="float" office:value="80" calcext:value-type="float">
            <text:p>8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10" calcext:value-type="float">
            <text:p>110</text:p>
          </table:table-cell>
          <table:table-cell table:style-name="ce127" office:value-type="float" office:value="120" calcext:value-type="float">
            <text:p>120</text:p>
          </table:table-cell>
          <table:table-cell table:style-name="ce127" office:value-type="float" office:value="130" calcext:value-type="float">
            <text:p>130</text:p>
          </table:table-cell>
          <table:table-cell table:style-name="ce127" office:value-type="float" office:value="140" calcext:value-type="float">
            <text:p>140</text:p>
          </table:table-cell>
          <table:table-cell table:style-name="ce127" office:value-type="float" office:value="150" calcext:value-type="float">
            <text:p>150</text:p>
          </table:table-cell>
          <table:table-cell table:style-name="ce245"/>
          <table:table-cell table:style-name="ce248" office:value-type="string" calcext:value-type="string" table:number-columns-spanned="2" table:number-rows-spanned="1">
            <text:p>Acceptable HU</text:p>
          </table:table-cell>
          <table:covered-table-cell table:style-name="ce255"/>
          <table:table-cell/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11.5" calcext:value-type="float">
            <text:p>11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8.5" calcext:value-type="float">
            <text:p>8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x10</text:p>
          </table:table-cell>
          <table:table-cell table:style-name="ce267" office:value-type="float" office:value="11.5" calcext:value-type="float">
            <text:p>11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12x0.75</text:p>
          </table:table-cell>
          <table:table-cell table:style-name="ce267" office:value-type="float" office:value="15.5" calcext:value-type="float">
            <text:p>15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x5</text:p>
          </table:table-cell>
          <table:table-cell table:style-name="ce267" office:value-type="float" office:value="12.6" calcext:value-type="float">
            <text:p>12.6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/>
          <table:table-cell table:style-name="ce4"/>
          <table:table-cell table:style-name="ce28" office:value-type="string" calcext:value-type="string">
            <text:p>Water</text:p>
          </table:table-cell>
          <table:table-cell table:style-name="ce37" table:formula="of:=IF([.P149]=&quot;&quot;;&quot;&quot;;[.P149])">
            <text:p/>
          </table:table-cell>
          <table:table-cell table:style-name="ce65" table:formula="of:=IF([.Q149]=&quot;&quot;;&quot;&quot;;[.Q149])">
            <text:p/>
          </table:table-cell>
          <table:table-cell table:style-name="ce65" table:formula="of:=IF([.R149]=&quot;&quot;;&quot;&quot;;[.R149])">
            <text:p/>
          </table:table-cell>
          <table:table-cell table:style-name="ce65" table:formula="of:=IF([.S149]=&quot;&quot;;&quot;&quot;;[.S149])">
            <text:p/>
          </table:table-cell>
          <table:table-cell table:style-name="ce65" table:formula="of:=IF([.T149]=&quot;&quot;;&quot;&quot;;[.T149])">
            <text:p/>
          </table:table-cell>
          <table:table-cell table:style-name="ce65" table:formula="of:=IF([.U149]=&quot;&quot;;&quot;&quot;;[.U149])">
            <text:p/>
          </table:table-cell>
          <table:table-cell table:style-name="ce70" table:formula="of:=IF([.V149]=&quot;&quot;;&quot;&quot;;[.V149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mAs</text:p>
          </table:table-cell>
          <table:table-cell table:style-name="ce168" table:number-columns-repeated="7"/>
          <table:table-cell table:style-name="ce245"/>
          <table:table-cell table:style-name="ce2" office:value-type="string" calcext:value-type="string">
            <text:p>Low</text:p>
          </table:table-cell>
          <table:table-cell table:style-name="ce258" office:value-type="string" calcext:value-type="string">
            <text:p>High</text:p>
          </table:table-cell>
          <table:table-cell/>
          <table:table-cell table:style-name="ce2" office:value-type="string" calcext:value-type="string">
            <text:p>1x10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11.1" calcext:value-type="float">
            <text:p>11.1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1x10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11.6" calcext:value-type="float">
            <text:p>11.6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x5</text:p>
          </table:table-cell>
          <table:table-cell table:style-name="ce267" office:value-type="float" office:value="6.5" calcext:value-type="float">
            <text:p>6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2x5</text:p>
          </table:table-cell>
          <table:table-cell table:style-name="ce267" office:value-type="float" office:value="12.5" calcext:value-type="float">
            <text:p>12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2x1.2</text:p>
          </table:table-cell>
          <table:table-cell table:style-name="ce267" office:value-type="float" office:value="18.5" calcext:value-type="float">
            <text:p>18.5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/>
          <table:table-cell table:style-name="ce4"/>
          <table:table-cell table:style-name="ce28" office:value-type="string" calcext:value-type="string">
            <text:p>Water Std Dev</text:p>
          </table:table-cell>
          <table:table-cell table:style-name="ce37" table:formula="of:=IF([.P150]=&quot;&quot;;&quot;&quot;;[.P150])">
            <text:p/>
          </table:table-cell>
          <table:table-cell table:style-name="ce65" table:formula="of:=IF([.Q150]=&quot;&quot;;&quot;&quot;;[.Q150])">
            <text:p/>
          </table:table-cell>
          <table:table-cell table:style-name="ce65" table:formula="of:=IF([.R150]=&quot;&quot;;&quot;&quot;;[.R150])">
            <text:p/>
          </table:table-cell>
          <table:table-cell table:style-name="ce65" table:formula="of:=IF([.S150]=&quot;&quot;;&quot;&quot;;[.S150])">
            <text:p/>
          </table:table-cell>
          <table:table-cell table:style-name="ce65" table:formula="of:=IF([.T150]=&quot;&quot;;&quot;&quot;;[.T150])">
            <text:p/>
          </table:table-cell>
          <table:table-cell table:style-name="ce65" table:formula="of:=IF([.U150]=&quot;&quot;;&quot;&quot;;[.U150])">
            <text:p/>
          </table:table-cell>
          <table:table-cell table:style-name="ce70" table:formula="of:=IF([.V150]=&quot;&quot;;&quot;&quot;;[.V150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Polyethylene</text:p>
          </table:table-cell>
          <table:table-cell table:style-name="ce168" table:number-columns-repeated="7"/>
          <table:table-cell table:style-name="ce246" office:value-type="string" calcext:value-type="string">
            <text:p>Polyethylene</text:p>
          </table:table-cell>
          <table:table-cell table:style-name="ce127" office:value-type="float" office:value="-107" calcext:value-type="float">
            <text:p>-107</text:p>
          </table:table-cell>
          <table:table-cell table:style-name="ce239" office:value-type="float" office:value="-87" calcext:value-type="float">
            <text:p>-87</text:p>
          </table:table-cell>
          <table:table-cell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18.8" calcext:value-type="float">
            <text:p>18.8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11.5" calcext:value-type="float">
            <text:p>11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67" office:value-type="float" office:value="4" calcext:value-type="float">
            <text:p>4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67" office:value-type="float" office:value="3.5" calcext:value-type="float">
            <text:p>3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x8</text:p>
          </table:table-cell>
          <table:table-cell table:style-name="ce267" office:value-type="float" office:value="18.5" calcext:value-type="float">
            <text:p>18.5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/>
          <table:table-cell table:style-name="ce4"/>
          <table:table-cell table:style-name="ce28" office:value-type="string" calcext:value-type="string">
            <text:p>Acrylic</text:p>
          </table:table-cell>
          <table:table-cell table:style-name="ce37" table:formula="of:=IF([.P151]=&quot;&quot;;&quot;&quot;;[.P151])">
            <text:p/>
          </table:table-cell>
          <table:table-cell table:style-name="ce65" table:formula="of:=IF([.Q151]=&quot;&quot;;&quot;&quot;;[.Q151])">
            <text:p/>
          </table:table-cell>
          <table:table-cell table:style-name="ce65" table:formula="of:=IF([.R151]=&quot;&quot;;&quot;&quot;;[.R151])">
            <text:p/>
          </table:table-cell>
          <table:table-cell table:style-name="ce65" table:formula="of:=IF([.S151]=&quot;&quot;;&quot;&quot;;[.S151])">
            <text:p/>
          </table:table-cell>
          <table:table-cell table:style-name="ce65" table:formula="of:=IF([.T151]=&quot;&quot;;&quot;&quot;;[.T151])">
            <text:p/>
          </table:table-cell>
          <table:table-cell table:style-name="ce65" table:formula="of:=IF([.U151]=&quot;&quot;;&quot;&quot;;[.U151])">
            <text:p/>
          </table:table-cell>
          <table:table-cell table:style-name="ce70" table:formula="of:=IF([.V151]=&quot;&quot;;&quot;&quot;;[.V151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Water</text:p>
          </table:table-cell>
          <table:table-cell table:style-name="ce168" table:number-columns-repeated="7"/>
          <table:table-cell table:style-name="ce246" office:value-type="string" calcext:value-type="string">
            <text:p>Water</text:p>
          </table:table-cell>
          <table:table-cell table:style-name="ce127" office:value-type="float" office:value="-7" calcext:value-type="float">
            <text:p>-7</text:p>
          </table:table-cell>
          <table:table-cell table:style-name="ce239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12x1.2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19.4" calcext:value-type="float">
            <text:p>19.4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6x1.2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11.8" calcext:value-type="float">
            <text:p>11.8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6x0.6</text:p>
          </table:table-cell>
          <table:table-cell table:style-name="ce267" office:value-type="float" office:value="7" calcext:value-type="float">
            <text:p>7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x0.6</text:p>
          </table:table-cell>
          <table:table-cell table:style-name="ce267" office:value-type="float" office:value="3" calcext:value-type="float">
            <text:p>3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6x1.2</text:p>
          </table:table-cell>
          <table:table-cell table:style-name="ce267" office:value-type="float" office:value="24.2" calcext:value-type="float">
            <text:p>24.2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/>
          <table:table-cell table:style-name="ce4"/>
          <table:table-cell table:style-name="ce28" office:value-type="string" calcext:value-type="string">
            <text:p>Bone</text:p>
          </table:table-cell>
          <table:table-cell table:style-name="ce37" table:formula="of:=IF([.P152]=&quot;&quot;;&quot;&quot;;[.P152])">
            <text:p/>
          </table:table-cell>
          <table:table-cell table:style-name="ce65" table:formula="of:=IF([.Q152]=&quot;&quot;;&quot;&quot;;[.Q152])">
            <text:p/>
          </table:table-cell>
          <table:table-cell table:style-name="ce65" table:formula="of:=IF([.R152]=&quot;&quot;;&quot;&quot;;[.R152])">
            <text:p/>
          </table:table-cell>
          <table:table-cell table:style-name="ce65" table:formula="of:=IF([.S152]=&quot;&quot;;&quot;&quot;;[.S152])">
            <text:p/>
          </table:table-cell>
          <table:table-cell table:style-name="ce65" table:formula="of:=IF([.T152]=&quot;&quot;;&quot;&quot;;[.T152])">
            <text:p/>
          </table:table-cell>
          <table:table-cell table:style-name="ce65" table:formula="of:=IF([.U152]=&quot;&quot;;&quot;&quot;;[.U152])">
            <text:p/>
          </table:table-cell>
          <table:table-cell table:style-name="ce70" table:formula="of:=IF([.V152]=&quot;&quot;;&quot;&quot;;[.V152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Water Std Dev</text:p>
          </table:table-cell>
          <table:table-cell table:style-name="ce168" table:number-columns-repeated="7"/>
          <table:table-cell table:style-name="ce246" office:value-type="string" calcext:value-type="string">
            <text:p>Acrylic</text:p>
          </table:table-cell>
          <table:table-cell table:style-name="ce127" office:value-type="float" office:value="110" calcext:value-type="float">
            <text:p>110</text:p>
          </table:table-cell>
          <table:table-cell table:style-name="ce239" office:value-type="float" office:value="130" calcext:value-type="float">
            <text:p>130</text:p>
          </table:table-cell>
          <table:table-cell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24.4" calcext:value-type="float">
            <text:p>24.4</text:p>
          </table:table-cell>
          <table:table-cell table:style-name="ce267" office:value-type="float" office:value="2" calcext:value-type="float">
            <text:p>2.0</text:p>
          </table:table-cell>
          <table:table-cell table:style-name="ce2" office:value-type="string" calcext:value-type="string">
            <text:p>12x1.2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19.8" calcext:value-type="float">
            <text:p>19.8</text:p>
          </table:table-cell>
          <table:table-cell table:style-name="ce267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/>
          <table:table-cell table:style-name="ce4"/>
          <table:table-cell table:style-name="ce28" office:value-type="string" calcext:value-type="string">
            <text:p>Air</text:p>
          </table:table-cell>
          <table:table-cell table:style-name="ce38" table:formula="of:=IF([.P153]=&quot;&quot;;&quot;&quot;;[.P153])">
            <text:p/>
          </table:table-cell>
          <table:table-cell table:style-name="ce66" table:formula="of:=IF([.Q153]=&quot;&quot;;&quot;&quot;;[.Q153])">
            <text:p/>
          </table:table-cell>
          <table:table-cell table:style-name="ce66" table:formula="of:=IF([.R153]=&quot;&quot;;&quot;&quot;;[.R153])">
            <text:p/>
          </table:table-cell>
          <table:table-cell table:style-name="ce66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66" table:formula="of:=IF([.U153]=&quot;&quot;;&quot;&quot;;[.U153])">
            <text:p/>
          </table:table-cell>
          <table:table-cell table:style-name="ce71" table:formula="of:=IF([.V153]=&quot;&quot;;&quot;&quot;;[.V153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Acrylic</text:p>
          </table:table-cell>
          <table:table-cell table:style-name="ce168" table:number-columns-repeated="7"/>
          <table:table-cell table:style-name="ce246" office:value-type="string" calcext:value-type="string">
            <text:p>Bone</text:p>
          </table:table-cell>
          <table:table-cell table:style-name="ce127" office:value-type="float" office:value="850" calcext:value-type="float">
            <text:p>850</text:p>
          </table:table-cell>
          <table:table-cell table:style-name="ce239" office:value-type="float" office:value="970" calcext:value-type="float">
            <text:p>970</text:p>
          </table:table-cell>
          <table:table-cell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27.4" calcext:value-type="float">
            <text:p>27.4</text:p>
          </table:table-cell>
          <table:table-cell table:style-name="ce267" office:value-type="float" office:value="2" calcext:value-type="float">
            <text:p>2.0</text:p>
          </table:table-cell>
          <table:table-cell table:style-name="ce2" office:value-type="string" calcext:value-type="string">
            <text:p>60x0.6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41" calcext:value-type="float">
            <text:p>41.0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/>
          <table:table-cell table:style-name="ce4"/>
          <table:table-cell table:number-columns-repeated="3"/>
          <table:table-cell table:style-name="ce28" office:value-type="string" calcext:value-type="string">
            <text:p>Acceptable:</text:p>
          </table:table-cell>
          <table:table-cell table:style-name="ce101" table:formula="of:=IF([.S154]=&quot;&quot;;&quot;&quot;;IF([.S154]=1;&quot;YES&quot;;&quot;NO&quot;))">
            <text:p/>
          </table:table-cell>
          <table:table-cell table:number-columns-repeated="4"/>
          <table:table-cell table:style-name="ce130"/>
          <table:table-cell/>
          <table:table-cell table:style-name="ce157" office:value-type="string" calcext:value-type="string">
            <text:p>Bone</text:p>
          </table:table-cell>
          <table:table-cell table:style-name="ce168" table:number-columns-repeated="7"/>
          <table:table-cell table:style-name="ce246" office:value-type="string" calcext:value-type="string">
            <text:p>Air</text:p>
          </table:table-cell>
          <table:table-cell table:style-name="ce127" office:value-type="float" office:value="-1005" calcext:value-type="float">
            <text:p>-1005</text:p>
          </table:table-cell>
          <table:table-cell table:style-name="ce239" office:value-type="float" office:value="-970" calcext:value-type="float">
            <text:p>-970</text:p>
          </table:table-cell>
          <table:table-cell/>
          <table:table-cell table:style-name="ce2" office:value-type="string" calcext:value-type="string">
            <text:p>32x1.2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44" calcext:value-type="float">
            <text:p>44.0</text:p>
          </table:table-cell>
          <table:table-cell table:style-name="ce267" office:value-type="float" office:value="2" calcext:value-type="float">
            <text:p>2.0</text:p>
          </table:table-cell>
          <table:table-cell table:style-name="ce2" office:value-type="string" calcext:value-type="string">
            <text:p>64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45.5" calcext:value-type="float">
            <text:p>45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style-name="ce4"/>
          <table:table-cell/>
          <table:table-cell table:style-name="ce39"/>
          <table:table-cell table:style-name="ce39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5"/>
          <table:table-cell table:style-name="ce130"/>
          <table:table-cell/>
          <table:table-cell table:style-name="ce157" office:value-type="string" calcext:value-type="string">
            <text:p>Air</text:p>
          </table:table-cell>
          <table:table-cell table:style-name="ce168" table:number-columns-repeated="7"/>
          <table:table-cell table:style-name="ce245"/>
          <table:table-cell/>
          <table:table-cell table:style-name="ce255"/>
          <table:table-cell/>
          <table:table-cell table:style-name="ce2" office:value-type="string" calcext:value-type="string">
            <text:p>64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45.5" calcext:value-type="float">
            <text:p>45.5</text:p>
          </table:table-cell>
          <table:table-cell table:style-name="ce267" office:value-type="float" office:value="2" calcext:value-type="float">
            <text:p>2.0</text:p>
          </table:table-cell>
          <table:table-cell table:style-name="ce2" office:value-type="string" calcext:value-type="string">
            <text:p>32x1.2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43.5" calcext:value-type="float">
            <text:p>43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5"/>
          <table:table-cell table:style-name="ce130"/>
          <table:table-cell/>
          <table:table-cell table:style-name="ce149"/>
          <table:table-cell table:number-columns-repeated="2"/>
          <table:table-cell table:style-name="ce210" office:value-type="string" calcext:value-type="string">
            <text:p>Acceptable:</text:p>
          </table:table-cell>
          <table:table-cell table:style-name="ce224"/>
          <table:table-cell office:value-type="string" calcext:value-type="string">
            <text:p>Enter 1 for YES, 2 for NO</text:p>
          </table:table-cell>
          <table:table-cell table:number-columns-repeated="4"/>
          <table:table-cell table:style-name="ce255"/>
          <table:table-cell/>
          <table:table-cell table:style-name="ce2" table:number-columns-repeated="4"/>
          <table:table-cell table:style-name="ce2" office:value-type="string" calcext:value-type="string">
            <text:p>30x0.6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23.5" calcext:value-type="float">
            <text:p>23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49"/>
          <table:table-cell table:style-name="ce39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7"/>
          <table:table-cell table:style-name="ce255"/>
          <table:table-cell/>
          <table:table-cell table:style-name="ce2" table:number-columns-repeated="4"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28" calcext:value-type="float">
            <text:p>28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/>
          <table:table-cell table:style-name="ce18" office:value-type="string" calcext:value-type="string">
            <text:p>CT Slice Thickness Accuracy</text:p>
          </table:table-cell>
          <table:table-cell table:number-columns-repeated="9"/>
          <table:table-cell table:style-name="ce130"/>
          <table:table-cell/>
          <table:table-cell table:style-name="ce149"/>
          <table:table-cell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7"/>
          <table:table-cell table:style-name="ce255"/>
          <table:table-cell/>
          <table:table-cell table:style-name="ce2" table:number-columns-repeated="4"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18" calcext:value-type="float">
            <text:p>18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Slice thickness (mm):</text:p>
          </table:table-cell>
          <table:table-cell table:style-name="ce36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7" calcext:value-type="float">
            <text:p>7</text:p>
          </table:table-cell>
          <table:table-cell table:style-name="ce69" office:value-type="float" office:value="10" calcext:value-type="float">
            <text:p>10</text:p>
          </table:table-cell>
          <table:table-cell table:number-columns-repeated="2"/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/>
          <table:table-cell table:style-name="ce2" table:number-columns-repeated="4"/>
          <table:table-cell table:style-name="ce2" office:value-type="string" calcext:value-type="string">
            <text:p>16x1.2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25" calcext:value-type="float">
            <text:p>25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Top (mm):</text:p>
          </table:table-cell>
          <table:table-cell table:style-name="ce37" table:formula="of:=IF([.Q160]=&quot;&quot;;&quot;&quot;;[.Q160])">
            <text:p/>
          </table:table-cell>
          <table:table-cell table:style-name="ce65" table:formula="of:=IF([.R160]=&quot;&quot;;&quot;&quot;;[.R160])">
            <text:p/>
          </table:table-cell>
          <table:table-cell table:style-name="ce65" table:formula="of:=IF([.S160]=&quot;&quot;;&quot;&quot;;[.S160])">
            <text:p/>
          </table:table-cell>
          <table:table-cell table:style-name="ce65" table:formula="of:=IF([.T160]=&quot;&quot;;&quot;&quot;;[.T160])">
            <text:p/>
          </table:table-cell>
          <table:table-cell table:style-name="ce70" table:formula="of:=IF([.U160]=&quot;&quot;;&quot;&quot;;[.U160])">
            <text:p/>
          </table:table-cell>
          <table:table-cell table:number-columns-repeated="2"/>
          <table:table-cell table:style-name="ce130"/>
          <table:table-cell/>
          <table:table-cell table:style-name="ce155" office:value-type="string" calcext:value-type="string">
            <text:p>CT Slice Thickness Accuracy</text:p>
          </table:table-cell>
          <table:table-cell table:number-columns-repeated="9"/>
          <table:table-cell table:style-name="ce255"/>
          <table:table-cell/>
          <table:table-cell table:style-name="ce2" table:number-columns-repeated="4"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20" calcext:value-type="float">
            <text:p>20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Bottom (mm):</text:p>
          </table:table-cell>
          <table:table-cell table:style-name="ce37" table:formula="of:=IF([.Q161]=&quot;&quot;;&quot;&quot;;[.Q161])">
            <text:p/>
          </table:table-cell>
          <table:table-cell table:style-name="ce65" table:formula="of:=IF([.R161]=&quot;&quot;;&quot;&quot;;[.R161])">
            <text:p/>
          </table:table-cell>
          <table:table-cell table:style-name="ce65" table:formula="of:=IF([.S161]=&quot;&quot;;&quot;&quot;;[.S161])">
            <text:p/>
          </table:table-cell>
          <table:table-cell table:style-name="ce65" table:formula="of:=IF([.T161]=&quot;&quot;;&quot;&quot;;[.T161])">
            <text:p/>
          </table:table-cell>
          <table:table-cell table:style-name="ce70" table:formula="of:=IF([.U161]=&quot;&quot;;&quot;&quot;;[.U161])">
            <text:p/>
          </table:table-cell>
          <table:table-cell table:number-columns-repeated="2"/>
          <table:table-cell table:style-name="ce130"/>
          <table:table-cell/>
          <table:table-cell table:style-name="ce157"/>
          <table:table-cell table:style-name="ce166" office:value-type="string" calcext:value-type="string">
            <text:p>Slice thickness (mm):</text:p>
          </table:table-cell>
          <table:table-cell table:style-name="ce179"/>
          <table:table-cell table:style-name="ce201" table:number-columns-repeated="3"/>
          <table:table-cell table:style-name="ce218"/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Average (mm):</text:p>
          </table:table-cell>
          <table:table-cell table:style-name="ce37" table:formula="of:=IF([.Q162]=&quot;&quot;;&quot;&quot;;[.Q162])">
            <text:p/>
          </table:table-cell>
          <table:table-cell table:style-name="ce65" table:formula="of:=IF([.R162]=&quot;&quot;;&quot;&quot;;[.R162])">
            <text:p/>
          </table:table-cell>
          <table:table-cell table:style-name="ce65" table:formula="of:=IF([.S162]=&quot;&quot;;&quot;&quot;;[.S162])">
            <text:p/>
          </table:table-cell>
          <table:table-cell table:style-name="ce65" table:formula="of:=IF([.T162]=&quot;&quot;;&quot;&quot;;[.T162])">
            <text:p/>
          </table:table-cell>
          <table:table-cell table:style-name="ce70" table:formula="of:=IF([.U162]=&quot;&quot;;&quot;&quot;;[.U162])">
            <text:p/>
          </table:table-cell>
          <table:table-cell table:number-columns-repeated="2"/>
          <table:table-cell table:style-name="ce130"/>
          <table:table-cell/>
          <table:table-cell table:style-name="ce157"/>
          <table:table-cell table:style-name="ce166" office:value-type="string" calcext:value-type="string">
            <text:p>Top (mm):</text:p>
          </table:table-cell>
          <table:table-cell table:style-name="ce180"/>
          <table:table-cell table:style-name="ce168" table:number-columns-repeated="3"/>
          <table:table-cell table:style-name="ce219"/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Water HU:</text:p>
          </table:table-cell>
          <table:table-cell table:style-name="ce37" table:formula="of:=IF([.Q163]=&quot;&quot;;&quot;&quot;;[.Q163])">
            <text:p/>
          </table:table-cell>
          <table:table-cell table:style-name="ce65" table:formula="of:=IF([.R163]=&quot;&quot;;&quot;&quot;;[.R163])">
            <text:p/>
          </table:table-cell>
          <table:table-cell table:style-name="ce65" table:formula="of:=IF([.S163]=&quot;&quot;;&quot;&quot;;[.S163])">
            <text:p/>
          </table:table-cell>
          <table:table-cell table:style-name="ce65" table:formula="of:=IF([.T163]=&quot;&quot;;&quot;&quot;;[.T163])">
            <text:p/>
          </table:table-cell>
          <table:table-cell table:style-name="ce70" table:formula="of:=IF([.U163]=&quot;&quot;;&quot;&quot;;[.U163])">
            <text:p/>
          </table:table-cell>
          <table:table-cell table:number-columns-repeated="2"/>
          <table:table-cell table:style-name="ce130"/>
          <table:table-cell/>
          <table:table-cell table:style-name="ce157"/>
          <table:table-cell table:style-name="ce166" office:value-type="string" calcext:value-type="string">
            <text:p>Bottom (mm):</text:p>
          </table:table-cell>
          <table:table-cell table:style-name="ce180"/>
          <table:table-cell table:style-name="ce168" table:number-columns-repeated="3"/>
          <table:table-cell table:style-name="ce219"/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Water HU Std Dev:</text:p>
          </table:table-cell>
          <table:table-cell table:style-name="ce38" table:formula="of:=IF([.Q164]=&quot;&quot;;&quot;&quot;;[.Q164])">
            <text:p/>
          </table:table-cell>
          <table:table-cell table:style-name="ce66" table:formula="of:=IF([.R164]=&quot;&quot;;&quot;&quot;;[.R164])">
            <text:p/>
          </table:table-cell>
          <table:table-cell table:style-name="ce66" table:formula="of:=IF([.S164]=&quot;&quot;;&quot;&quot;;[.S164])">
            <text:p/>
          </table:table-cell>
          <table:table-cell table:style-name="ce66" table:formula="of:=IF([.T164]=&quot;&quot;;&quot;&quot;;[.T164])">
            <text:p/>
          </table:table-cell>
          <table:table-cell table:style-name="ce71" table:formula="of:=IF([.U164]=&quot;&quot;;&quot;&quot;;[.U164])">
            <text:p/>
          </table:table-cell>
          <table:table-cell table:number-columns-repeated="2"/>
          <table:table-cell table:style-name="ce130"/>
          <table:table-cell/>
          <table:table-cell table:style-name="ce157"/>
          <table:table-cell table:style-name="ce166" office:value-type="string" calcext:value-type="string">
            <text:p>Average (mm):</text:p>
          </table:table-cell>
          <table:table-cell table:style-name="ce191" table:formula="of:=IF(OR([.Q160]=&quot;&quot;;[.Q161]=&quot;&quot;);&quot;&quot;;AVERAGE([.Q160:.Q161]))">
            <text:p/>
          </table:table-cell>
          <table:table-cell table:style-name="ce127" table:formula="of:=IF(OR([.R160]=&quot;&quot;;[.R161]=&quot;&quot;);&quot;&quot;;AVERAGE([.R160:.R161]))">
            <text:p/>
          </table:table-cell>
          <table:table-cell table:style-name="ce127" table:formula="of:=IF(OR([.S160]=&quot;&quot;;[.S161]=&quot;&quot;);&quot;&quot;;AVERAGE([.S160:.S161]))">
            <text:p/>
          </table:table-cell>
          <table:table-cell table:style-name="ce127" table:formula="of:=IF(OR([.T160]=&quot;&quot;;[.T161]=&quot;&quot;);&quot;&quot;;AVERAGE([.T160:.T161]))">
            <text:p/>
          </table:table-cell>
          <table:table-cell table:style-name="ce239" table:formula="of:=IF(OR([.U160]=&quot;&quot;;[.U161]=&quot;&quot;);&quot;&quot;;AVERAGE([.U160:.U161]))">
            <text:p/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Acceptable:</text:p>
          </table:table-cell>
          <table:table-cell table:style-name="ce55" table:formula="of:=IF([.Q165]=&quot;&quot;;&quot;&quot;;[.Q165])">
            <text:p/>
          </table:table-cell>
          <table:table-cell table:style-name="ce80" table:formula="of:=IF([.R165]=&quot;&quot;;&quot;&quot;;[.R165])">
            <text:p/>
          </table:table-cell>
          <table:table-cell table:style-name="ce80" table:formula="of:=IF([.S165]=&quot;&quot;;&quot;&quot;;[.S165])">
            <text:p/>
          </table:table-cell>
          <table:table-cell table:style-name="ce80" table:formula="of:=IF([.T165]=&quot;&quot;;&quot;&quot;;[.T165])">
            <text:p/>
          </table:table-cell>
          <table:table-cell table:style-name="ce94" table:formula="of:=IF([.U165]=&quot;&quot;;&quot;&quot;;[.U165])">
            <text:p/>
          </table:table-cell>
          <table:table-cell table:number-columns-repeated="2"/>
          <table:table-cell table:style-name="ce130"/>
          <table:table-cell/>
          <table:table-cell table:style-name="ce157"/>
          <table:table-cell table:style-name="ce166" office:value-type="string" calcext:value-type="string">
            <text:p>Water HU:</text:p>
          </table:table-cell>
          <table:table-cell table:style-name="ce180"/>
          <table:table-cell table:style-name="ce168" table:number-columns-repeated="3"/>
          <table:table-cell table:style-name="ce219"/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/>
          <table:table-cell table:style-name="ce4"/>
          <table:table-cell table:number-columns-repeated="2"/>
          <table:table-cell table:style-name="ce39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5"/>
          <table:table-cell table:style-name="ce130"/>
          <table:table-cell/>
          <table:table-cell table:style-name="ce157"/>
          <table:table-cell table:style-name="ce166" office:value-type="string" calcext:value-type="string">
            <text:p>Water HU Std Dev:</text:p>
          </table:table-cell>
          <table:table-cell table:style-name="ce181"/>
          <table:table-cell table:style-name="ce202" table:number-columns-repeated="3"/>
          <table:table-cell table:style-name="ce220"/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T number for water is 0 +/- 5</text:p>
          </table:table-cell>
          <table:table-cell table:number-columns-repeated="5"/>
          <table:table-cell table:style-name="ce130"/>
          <table:table-cell/>
          <table:table-cell table:style-name="ce149"/>
          <table:table-cell table:style-name="ce166" office:value-type="string" calcext:value-type="string">
            <text:p>Acceptable:</text:p>
          </table:table-cell>
          <table:table-cell table:style-name="ce192" table:formula="of:=IF(OR([.Q162]=&quot;&quot;;[.Q163]=&quot;&quot;);&quot;&quot;;IF(AND(ABS([.Q162]-[.Q159])&lt;=1.5;ABS([.Q163])&lt;=5);&quot;YES&quot;;&quot;NO&quot;))">
            <text:p/>
          </table:table-cell>
          <table:table-cell table:style-name="ce211" table:formula="of:=IF(OR([.R162]=&quot;&quot;;[.R163]=&quot;&quot;);&quot;&quot;;IF(AND(ABS([.R162]-[.R159])&lt;=1.5;ABS([.R163])&lt;=5);&quot;YES&quot;;&quot;NO&quot;))">
            <text:p/>
          </table:table-cell>
          <table:table-cell table:style-name="ce211" table:formula="of:=IF(OR([.S162]=&quot;&quot;;[.S163]=&quot;&quot;);&quot;&quot;;IF(AND(ABS([.S162]-[.S159])&lt;=1.5;ABS([.S163])&lt;=5);&quot;YES&quot;;&quot;NO&quot;))">
            <text:p/>
          </table:table-cell>
          <table:table-cell table:style-name="ce211" table:formula="of:=IF(OR([.T162]=&quot;&quot;;[.T163]=&quot;&quot;);&quot;&quot;;IF(AND(ABS([.T162]-[.T159])&lt;=1.5;ABS([.T163])&lt;=5);&quot;YES&quot;;&quot;NO&quot;))">
            <text:p/>
          </table:table-cell>
          <table:table-cell table:style-name="ce240" table:formula="of:=IF(OR([.U162]=&quot;&quot;;[.U163]=&quot;&quot;);&quot;&quot;;IF(AND(ABS([.U162]-[.U159])&lt;=1.5;ABS([.U163])&lt;=5);&quot;YES&quot;;&quot;NO&quot;))">
            <text:p/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49"/>
          <table:table-cell/>
          <table:table-cell table:style-name="ce39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6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/>
          <table:table-cell table:style-name="ce18" office:value-type="string" calcext:value-type="string">
            <text:p>Low Contrast Performance</text:p>
          </table:table-cell>
          <table:table-cell table:number-columns-repeated="9"/>
          <table:table-cell table:style-name="ce130"/>
          <table:table-cell/>
          <table:table-cell table:style-name="ce149"/>
          <table:table-cell table:number-columns-repeated="2"/>
          <table:table-cell office:value-type="string" calcext:value-type="string">
            <text:p>CT number for water is 0 +/- 5</text:p>
          </table:table-cell>
          <table:table-cell table:number-columns-repeated="6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/>
          <table:table-cell table:style-name="ce4"/>
          <table:table-cell table:style-name="ce12"/>
          <table:table-cell table:style-name="ce40" office:value-type="string" calcext:value-type="string" table:number-columns-spanned="2" table:number-rows-spanned="1">
            <text:p>Adult</text:p>
          </table:table-cell>
          <table:covered-table-cell table:style-name="ce67"/>
          <table:table-cell table:style-name="ce40" office:value-type="string" calcext:value-type="string" table:number-columns-spanned="2" table:number-rows-spanned="1">
            <text:p>Pediatric</text:p>
          </table:table-cell>
          <table:covered-table-cell table:style-name="ce67"/>
          <table:table-cell table:number-columns-repeated="4"/>
          <table:table-cell table:style-name="ce130"/>
          <table:table-cell/>
          <table:table-cell table:style-name="ce149"/>
          <table:table-cell/>
          <table:table-cell table:style-name="Default" table:number-columns-repeated="2"/>
          <table:table-cell table:number-columns-repeated="6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/>
          <table:table-cell table:style-name="ce4"/>
          <table:table-cell table:style-name="ce12"/>
          <table:table-cell table:style-name="ce41" office:value-type="string" calcext:value-type="string">
            <text:p>Abdomen</text:p>
          </table:table-cell>
          <table:table-cell table:style-name="ce41" office:value-type="string" calcext:value-type="string">
            <text:p>Head</text:p>
          </table:table-cell>
          <table:table-cell table:style-name="ce41" office:value-type="string" calcext:value-type="string">
            <text:p>Abdomen</text:p>
          </table:table-cell>
          <table:table-cell table:style-name="ce41" office:value-type="string" calcext:value-type="string">
            <text:p>Head</text:p>
          </table:table-cell>
          <table:table-cell table:number-columns-repeated="4"/>
          <table:table-cell table:style-name="ce130"/>
          <table:table-cell/>
          <table:table-cell table:style-name="ce155" office:value-type="string" calcext:value-type="string">
            <text:p>Low Contrast Performance</text:p>
          </table:table-cell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/>
          <table:table-cell table:style-name="ce4"/>
          <table:table-cell table:style-name="ce28" office:value-type="string" calcext:value-type="string">
            <text:p>Inside</text:p>
          </table:table-cell>
          <table:table-cell table:style-name="ce36" table:formula="of:=IF([.P172]=&quot;&quot;;&quot;&quot;;[.P172])">
            <text:p/>
          </table:table-cell>
          <table:table-cell table:style-name="ce64" table:formula="of:=IF([.Q172]=&quot;&quot;;&quot;&quot;;[.Q172])">
            <text:p/>
          </table:table-cell>
          <table:table-cell table:style-name="ce64" table:formula="of:=IF([.R172]=&quot;&quot;;&quot;&quot;;[.R172])">
            <text:p/>
          </table:table-cell>
          <table:table-cell table:style-name="ce69" table:formula="of:=IF([.S172]=&quot;&quot;;&quot;&quot;;[.S172])">
            <text:p/>
          </table:table-cell>
          <table:table-cell/>
          <table:table-cell table:style-name="ce28" office:value-type="string" calcext:value-type="string">
            <text:p>6mm rods visible:</text:p>
          </table:table-cell>
          <table:table-cell table:style-name="ce121" table:formula="of:=IF([.V172]=&quot;&quot;;&quot;&quot;;IF([.V172]=3;&quot;NA&quot;;IF([.V172]=1;&quot;YES&quot;;&quot;NO&quot;)))">
            <text:p/>
          </table:table-cell>
          <table:table-cell/>
          <table:table-cell table:style-name="ce130"/>
          <table:table-cell/>
          <table:table-cell table:style-name="ce149"/>
          <table:table-cell table:style-name="ce169" office:value-type="string" calcext:value-type="string" table:number-columns-spanned="2" table:number-rows-spanned="1">
            <text:p>Adult</text:p>
          </table:table-cell>
          <table:covered-table-cell/>
          <table:table-cell table:style-name="ce169" office:value-type="string" calcext:value-type="string" table:number-columns-spanned="2" table:number-rows-spanned="1">
            <text:p>Pediatric</text:p>
          </table:table-cell>
          <table:covered-table-cell/>
          <table:table-cell table:number-columns-repeated="5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/>
          <table:table-cell table:style-name="ce4"/>
          <table:table-cell table:style-name="ce28" office:value-type="string" calcext:value-type="string">
            <text:p>Adjacent</text:p>
          </table:table-cell>
          <table:table-cell table:style-name="ce37" table:formula="of:=IF([.P173]=&quot;&quot;;&quot;&quot;;[.P173])">
            <text:p/>
          </table:table-cell>
          <table:table-cell table:style-name="ce65" table:formula="of:=IF([.Q173]=&quot;&quot;;&quot;&quot;;[.Q173])">
            <text:p/>
          </table:table-cell>
          <table:table-cell table:style-name="ce65" table:formula="of:=IF([.R173]=&quot;&quot;;&quot;&quot;;[.R173])">
            <text:p/>
          </table:table-cell>
          <table:table-cell table:style-name="ce70" table:formula="of:=IF([.S173]=&quot;&quot;;&quot;&quot;;[.S173])">
            <text:p/>
          </table:table-cell>
          <table:table-cell/>
          <table:table-cell table:style-name="ce28" office:value-type="string" calcext:value-type="string">
            <text:p>Acceptable:</text:p>
          </table:table-cell>
          <table:table-cell table:style-name="ce101" table:formula="of:=IF([.X172]=&quot;&quot;;&quot;&quot;;[.X172])">
            <text:p/>
          </table:table-cell>
          <table:table-cell/>
          <table:table-cell table:style-name="ce130"/>
          <table:table-cell/>
          <table:table-cell table:style-name="ce149"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Enter 1 for YES, 2 for NO, 3 for Not Applicable</text:p>
          </table:table-cell>
          <table:table-cell/>
          <table:table-cell table:style-name="Default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/>
          <table:table-cell table:style-name="ce4"/>
          <table:table-cell table:style-name="ce28" office:value-type="string" calcext:value-type="string">
            <text:p>Adjacent StDev</text:p>
          </table:table-cell>
          <table:table-cell table:style-name="ce37" table:formula="of:=IF([.P174]=&quot;&quot;;&quot;&quot;;[.P174])">
            <text:p/>
          </table:table-cell>
          <table:table-cell table:style-name="ce65" table:formula="of:=IF([.Q174]=&quot;&quot;;&quot;&quot;;[.Q174])">
            <text:p/>
          </table:table-cell>
          <table:table-cell table:style-name="ce65" table:formula="of:=IF([.R174]=&quot;&quot;;&quot;&quot;;[.R174])">
            <text:p/>
          </table:table-cell>
          <table:table-cell table:style-name="ce70" table:formula="of:=IF([.S174]=&quot;&quot;;&quot;&quot;;[.S174])">
            <text:p/>
          </table:table-cell>
          <table:table-cell table:number-columns-repeated="4"/>
          <table:table-cell table:style-name="ce130"/>
          <table:table-cell/>
          <table:table-cell table:style-name="ce157" office:value-type="string" calcext:value-type="string">
            <text:p>Inside</text:p>
          </table:table-cell>
          <table:table-cell table:style-name="ce168" table:number-columns-repeated="4"/>
          <table:table-cell/>
          <table:table-cell table:style-name="ce166" office:value-type="string" calcext:value-type="string">
            <text:p>6mm rods visible:</text:p>
          </table:table-cell>
          <table:table-cell table:style-name="ce224"/>
          <table:table-cell table:style-name="ce166" office:value-type="string" calcext:value-type="string">
            <text:p>Acceptable:</text:p>
          </table:table-cell>
          <table:table-cell table:style-name="ce249" table:formula="of:=IF([.V172]=3;&quot;NA&quot;;IF(OR([.P176]=&quot;&quot;;[.Q176]=&quot;&quot;);&quot;&quot;;IF(AND([.P176]&gt;=1;[.Q176]&gt;=1);&quot;YES&quot;;&quot;NO&quot;)))">
            <text:p/>
          </table:table-cell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/>
          <table:table-cell table:style-name="ce4"/>
          <table:table-cell table:style-name="ce28" office:value-type="string" calcext:value-type="string">
            <text:p>Contrast</text:p>
          </table:table-cell>
          <table:table-cell table:style-name="ce37" table:formula="of:=IF([.P175]=&quot;&quot;;&quot;&quot;;[.P175])">
            <text:p/>
          </table:table-cell>
          <table:table-cell table:style-name="ce65" table:formula="of:=IF([.Q175]=&quot;&quot;;&quot;&quot;;[.Q175])">
            <text:p/>
          </table:table-cell>
          <table:table-cell table:style-name="ce65" table:formula="of:=IF([.R175]=&quot;&quot;;&quot;&quot;;[.R175])">
            <text:p/>
          </table:table-cell>
          <table:table-cell table:style-name="ce70" table:formula="of:=IF([.S175]=&quot;&quot;;&quot;&quot;;[.S175])">
            <text:p/>
          </table:table-cell>
          <table:table-cell table:number-columns-repeated="4"/>
          <table:table-cell table:style-name="ce130"/>
          <table:table-cell/>
          <table:table-cell table:style-name="ce157" office:value-type="string" calcext:value-type="string">
            <text:p>Adjacent</text:p>
          </table:table-cell>
          <table:table-cell table:style-name="ce168" table:number-columns-repeated="4"/>
          <table:table-cell/>
          <table:table-cell table:style-name="ce39" office:value-type="string" calcext:value-type="string">
            <text:p>Criteria:</text:p>
          </table:table-cell>
          <table:table-cell table:style-name="ce89" office:value-type="string" calcext:value-type="string">
            <text:p>All four 6mm rods are visible </text:p>
          </table:table-cell>
          <table:table-cell table:number-columns-repeated="2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/>
          <table:table-cell table:style-name="ce4"/>
          <table:table-cell table:style-name="ce28" office:value-type="string" calcext:value-type="string">
            <text:p>CNR</text:p>
          </table:table-cell>
          <table:table-cell table:style-name="ce42" table:formula="of:=IF([.P176]=&quot;&quot;;&quot;&quot;;[.P176])">
            <text:p/>
          </table:table-cell>
          <table:table-cell table:style-name="ce68" table:formula="of:=IF([.Q176]=&quot;&quot;;&quot;&quot;;[.Q176])">
            <text:p/>
          </table:table-cell>
          <table:table-cell table:style-name="ce68" table:formula="of:=IF([.R176]=&quot;&quot;;&quot;&quot;;[.R176])">
            <text:p/>
          </table:table-cell>
          <table:table-cell table:style-name="ce97" table:formula="of:=IF([.S176]=&quot;&quot;;&quot;&quot;;[.S176])">
            <text:p/>
          </table:table-cell>
          <table:table-cell table:number-columns-repeated="4"/>
          <table:table-cell table:style-name="ce130"/>
          <table:table-cell/>
          <table:table-cell table:style-name="ce157" office:value-type="string" calcext:value-type="string">
            <text:p>Adjacent StDev</text:p>
          </table:table-cell>
          <table:table-cell table:style-name="ce168" table:number-columns-repeated="4"/>
          <table:table-cell table:number-columns-repeated="2"/>
          <table:table-cell office:value-type="string" calcext:value-type="string">
            <text:p>CNR &gt; 1.0 for adult abdomen and head protocols</text:p>
          </table:table-cell>
          <table:table-cell table:number-columns-repeated="2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/>
          <table:table-cell table:style-name="ce4"/>
          <table:table-cell table:number-columns-repeated="2"/>
          <table:table-cell table:style-name="ce39" office:value-type="string" calcext:value-type="string">
            <text:p>Criteria:</text:p>
          </table:table-cell>
          <table:table-cell table:style-name="ce89" office:value-type="string" calcext:value-type="string">
            <text:p>All four 6mm rods are visible </text:p>
          </table:table-cell>
          <table:table-cell table:number-columns-repeated="5"/>
          <table:table-cell table:style-name="ce130"/>
          <table:table-cell/>
          <table:table-cell table:style-name="ce157" office:value-type="string" calcext:value-type="string">
            <text:p>Contrast</text:p>
          </table:table-cell>
          <table:table-cell table:style-name="ce127" table:formula="of:=IF(OR([.P172]=&quot;&quot;;[.P173]=&quot;&quot;);&quot;&quot;;[.P172]-[.P173])">
            <text:p/>
          </table:table-cell>
          <table:table-cell table:style-name="ce127" table:formula="of:=IF(OR([.Q172]=&quot;&quot;;[.Q173]=&quot;&quot;);&quot;&quot;;[.Q172]-[.Q173])">
            <text:p/>
          </table:table-cell>
          <table:table-cell table:style-name="ce127" table:formula="of:=IF(OR([.R172]=&quot;&quot;;[.R173]=&quot;&quot;);&quot;&quot;;[.R172]-[.R173])">
            <text:p/>
          </table:table-cell>
          <table:table-cell table:style-name="ce127" table:formula="of:=IF(OR([.S172]=&quot;&quot;;[.S173]=&quot;&quot;);&quot;&quot;;[.S172]-[.S173])">
            <text:p/>
          </table:table-cell>
          <table:table-cell table:number-columns-repeated="2"/>
          <table:table-cell office:value-type="string" calcext:value-type="string">
            <text:p>CNR &gt; 0.4 for pediatric body protocol</text:p>
          </table:table-cell>
          <table:table-cell table:number-columns-repeated="2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1.0 for adult abdomen and head protocols</text:p>
          </table:table-cell>
          <table:table-cell table:number-columns-repeated="5"/>
          <table:table-cell table:style-name="ce130"/>
          <table:table-cell/>
          <table:table-cell table:style-name="ce157" office:value-type="string" calcext:value-type="string">
            <text:p>CNR</text:p>
          </table:table-cell>
          <table:table-cell table:style-name="ce170" table:formula="of:=IF(OR([.P174]=&quot;&quot;;[.P175]=&quot;&quot;);&quot;&quot;;ABS([.P175])/[.P174])">
            <text:p/>
          </table:table-cell>
          <table:table-cell table:style-name="ce170" table:formula="of:=IF(OR([.Q174]=&quot;&quot;;[.Q175]=&quot;&quot;);&quot;&quot;;ABS([.Q175])/[.Q174])">
            <text:p/>
          </table:table-cell>
          <table:table-cell table:style-name="ce170" table:formula="of:=IF(OR([.R174]=&quot;&quot;;[.R175]=&quot;&quot;);&quot;&quot;;ABS([.R175])/[.R174])">
            <text:p/>
          </table:table-cell>
          <table:table-cell table:style-name="ce170" table:formula="of:=IF(OR([.S174]=&quot;&quot;;[.S175]=&quot;&quot;);&quot;&quot;;ABS([.S175])/[.S174])">
            <text:p/>
          </table:table-cell>
          <table:table-cell table:number-columns-repeated="2"/>
          <table:table-cell office:value-type="string" calcext:value-type="string">
            <text:p>CNR &gt; 0.7 for pediatric head protocol</text:p>
          </table:table-cell>
          <table:table-cell table:number-columns-repeated="2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0.4 for pediatric body protocol</text:p>
          </table:table-cell>
          <table:table-cell table:number-columns-repeated="5"/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0.7 for pediatric head protocol</text:p>
          </table:table-cell>
          <table:table-cell table:number-columns-repeated="5"/>
          <table:table-cell table:style-name="ce130"/>
          <table:table-cell/>
          <table:table-cell table:style-name="ce155" office:value-type="string" calcext:value-type="string">
            <text:p>Uniformity</text:p>
          </table:table-cell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49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Acceptable</text:p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/>
          <table:table-cell table:style-name="ce18" office:value-type="string" calcext:value-type="string">
            <text:p>Uniformity</text:p>
          </table:table-cell>
          <table:table-cell table:number-columns-repeated="9"/>
          <table:table-cell table:style-name="ce130"/>
          <table:table-cell/>
          <table:table-cell table:style-name="ce157" office:value-type="string" calcext:value-type="string">
            <text:p>Center:</text:p>
          </table:table-cell>
          <table:table-cell table:style-name="ce168" table:number-columns-repeated="2"/>
          <table:table-cell/>
          <table:table-cell table:style-name="ce166" office:value-type="string" calcext:value-type="string">
            <text:p>Center-Top:</text:p>
          </table:table-cell>
          <table:table-cell table:style-name="ce127" table:formula="of:=IF(OR([.$P$180]=&quot;&quot;;[.P181]=&quot;&quot;);&quot;&quot;;ABS([.$P$180]-[.P181]))">
            <text:p/>
          </table:table-cell>
          <table:table-cell table:style-name="ce241" table:formula="of:=IF([.T180]=&quot;&quot;;&quot;&quot;;IF([.T180]&lt;=5;&quot;YES&quot;;&quot;NO&quot;))">
            <text:p/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/>
          <table:table-cell table:style-name="ce4"/>
          <table:table-cell/>
          <table:table-cell table:style-name="ce43" office:value-type="string" calcext:value-type="string">
            <text:p>Mean</text:p>
          </table:table-cell>
          <table:table-cell table:style-name="ce43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43" office:value-type="string" calcext:value-type="string">
            <text:p>Acceptable</text:p>
          </table:table-cell>
          <table:table-cell table:number-columns-repeated="2"/>
          <table:table-cell table:style-name="ce130"/>
          <table:table-cell/>
          <table:table-cell table:style-name="ce157" office:value-type="string" calcext:value-type="string">
            <text:p>Top:</text:p>
          </table:table-cell>
          <table:table-cell table:style-name="ce168" table:number-columns-repeated="2"/>
          <table:table-cell/>
          <table:table-cell table:style-name="ce166" office:value-type="string" calcext:value-type="string">
            <text:p>Center-Bottom:</text:p>
          </table:table-cell>
          <table:table-cell table:style-name="ce127" table:formula="of:=IF(OR([.$P$180]=&quot;&quot;;[.P182]=&quot;&quot;);&quot;&quot;;ABS([.$P$180]-[.P182]))">
            <text:p/>
          </table:table-cell>
          <table:table-cell table:style-name="ce241" table:formula="of:=IF([.T181]=&quot;&quot;;&quot;&quot;;IF([.T181]&lt;=5;&quot;YES&quot;;&quot;NO&quot;))">
            <text:p/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/>
          <table:table-cell table:style-name="ce4"/>
          <table:table-cell table:style-name="ce28" office:value-type="string" calcext:value-type="string">
            <text:p>Center:</text:p>
          </table:table-cell>
          <table:table-cell table:style-name="ce36" table:formula="of:=IF([.P180]=&quot;&quot;;&quot;&quot;;[.P180])">
            <text:p/>
          </table:table-cell>
          <table:table-cell table:style-name="ce69" table:formula="of:=IF([.Q180]=&quot;&quot;;&quot;&quot;;[.Q180])">
            <text:p/>
          </table:table-cell>
          <table:table-cell/>
          <table:table-cell table:style-name="ce28" office:value-type="string" calcext:value-type="string">
            <text:p>Center-Top:</text:p>
          </table:table-cell>
          <table:table-cell table:style-name="ce109" table:formula="of:=IF([.T180]=&quot;&quot;;&quot;&quot;;[.T180])">
            <text:p/>
          </table:table-cell>
          <table:table-cell table:style-name="ce72" table:formula="of:=IF([.U180]=&quot;&quot;;&quot;&quot;;[.U180])">
            <text:p/>
          </table:table-cell>
          <table:table-cell table:number-columns-repeated="2"/>
          <table:table-cell table:style-name="ce130"/>
          <table:table-cell/>
          <table:table-cell table:style-name="ce157" office:value-type="string" calcext:value-type="string">
            <text:p>Bottom:</text:p>
          </table:table-cell>
          <table:table-cell table:style-name="ce168" table:number-columns-repeated="2"/>
          <table:table-cell/>
          <table:table-cell table:style-name="ce166" office:value-type="string" calcext:value-type="string">
            <text:p>Center-Right:</text:p>
          </table:table-cell>
          <table:table-cell table:style-name="ce127" table:formula="of:=IF(OR([.$P$180]=&quot;&quot;;[.P183]=&quot;&quot;);&quot;&quot;;ABS([.$P$180]-[.P183]))">
            <text:p/>
          </table:table-cell>
          <table:table-cell table:style-name="ce241" table:formula="of:=IF([.T182]=&quot;&quot;;&quot;&quot;;IF([.T182]&lt;=5;&quot;YES&quot;;&quot;NO&quot;))">
            <text:p/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/>
          <table:table-cell table:style-name="ce4"/>
          <table:table-cell table:style-name="ce28" office:value-type="string" calcext:value-type="string">
            <text:p>Top:</text:p>
          </table:table-cell>
          <table:table-cell table:style-name="ce37" table:formula="of:=IF([.P181]=&quot;&quot;;&quot;&quot;;[.P181])">
            <text:p/>
          </table:table-cell>
          <table:table-cell table:style-name="ce70" table:formula="of:=IF([.Q181]=&quot;&quot;;&quot;&quot;;[.Q181])">
            <text:p/>
          </table:table-cell>
          <table:table-cell/>
          <table:table-cell table:style-name="ce28" office:value-type="string" calcext:value-type="string">
            <text:p>Center-Bottom:</text:p>
          </table:table-cell>
          <table:table-cell table:style-name="ce110" table:formula="of:=IF([.T181]=&quot;&quot;;&quot;&quot;;[.T181])">
            <text:p/>
          </table:table-cell>
          <table:table-cell table:style-name="ce114" table:formula="of:=IF([.U181]=&quot;&quot;;&quot;&quot;;[.U181])">
            <text:p/>
          </table:table-cell>
          <table:table-cell table:number-columns-repeated="2"/>
          <table:table-cell table:style-name="ce130"/>
          <table:table-cell/>
          <table:table-cell table:style-name="ce157" office:value-type="string" calcext:value-type="string">
            <text:p>Right:</text:p>
          </table:table-cell>
          <table:table-cell table:style-name="ce168" table:number-columns-repeated="2"/>
          <table:table-cell/>
          <table:table-cell table:style-name="ce166" office:value-type="string" calcext:value-type="string">
            <text:p>Center-Left:</text:p>
          </table:table-cell>
          <table:table-cell table:style-name="ce127" table:formula="of:=IF(OR([.$P$180]=&quot;&quot;;[.P184]=&quot;&quot;);&quot;&quot;;ABS([.$P$180]-[.P184]))">
            <text:p/>
          </table:table-cell>
          <table:table-cell table:style-name="ce241" table:formula="of:=IF([.T183]=&quot;&quot;;&quot;&quot;;IF([.T183]&lt;=5;&quot;YES&quot;;&quot;NO&quot;))">
            <text:p/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/>
          <table:table-cell table:style-name="ce4"/>
          <table:table-cell table:style-name="ce28" office:value-type="string" calcext:value-type="string">
            <text:p>Bottom:</text:p>
          </table:table-cell>
          <table:table-cell table:style-name="ce37" table:formula="of:=IF([.P182]=&quot;&quot;;&quot;&quot;;[.P182])">
            <text:p/>
          </table:table-cell>
          <table:table-cell table:style-name="ce70" table:formula="of:=IF([.Q182]=&quot;&quot;;&quot;&quot;;[.Q182])">
            <text:p/>
          </table:table-cell>
          <table:table-cell/>
          <table:table-cell table:style-name="ce28" office:value-type="string" calcext:value-type="string">
            <text:p>Center-Right:</text:p>
          </table:table-cell>
          <table:table-cell table:style-name="ce110" table:formula="of:=IF([.T182]=&quot;&quot;;&quot;&quot;;[.T182])">
            <text:p/>
          </table:table-cell>
          <table:table-cell table:style-name="ce114" table:formula="of:=IF([.U182]=&quot;&quot;;&quot;&quot;;[.U182])">
            <text:p/>
          </table:table-cell>
          <table:table-cell table:number-columns-repeated="2"/>
          <table:table-cell table:style-name="ce130"/>
          <table:table-cell/>
          <table:table-cell table:style-name="ce157" office:value-type="string" calcext:value-type="string">
            <text:p>Left:</text:p>
          </table:table-cell>
          <table:table-cell table:style-name="ce168" table:number-columns-repeated="2"/>
          <table:table-cell/>
          <table:table-cell table:style-name="ce39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4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/>
          <table:table-cell table:style-name="ce4"/>
          <table:table-cell table:style-name="ce28" office:value-type="string" calcext:value-type="string">
            <text:p>Right:</text:p>
          </table:table-cell>
          <table:table-cell table:style-name="ce37" table:formula="of:=IF([.P183]=&quot;&quot;;&quot;&quot;;[.P183])">
            <text:p/>
          </table:table-cell>
          <table:table-cell table:style-name="ce70" table:formula="of:=IF([.Q183]=&quot;&quot;;&quot;&quot;;[.Q183])">
            <text:p/>
          </table:table-cell>
          <table:table-cell/>
          <table:table-cell table:style-name="ce28" office:value-type="string" calcext:value-type="string">
            <text:p>Center-Left:</text:p>
          </table:table-cell>
          <table:table-cell table:style-name="ce111" table:formula="of:=IF([.T183]=&quot;&quot;;&quot;&quot;;[.T183])">
            <text:p/>
          </table:table-cell>
          <table:table-cell table:style-name="ce73" table:formula="of:=IF([.U183]=&quot;&quot;;&quot;&quot;;[.U183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/>
          <table:table-cell table:style-name="ce4"/>
          <table:table-cell table:style-name="ce28" office:value-type="string" calcext:value-type="string">
            <text:p>Left:</text:p>
          </table:table-cell>
          <table:table-cell table:style-name="ce38" table:formula="of:=IF([.P184]=&quot;&quot;;&quot;&quot;;[.P184])">
            <text:p/>
          </table:table-cell>
          <table:table-cell table:style-name="ce71" table:formula="of:=IF([.Q184]=&quot;&quot;;&quot;&quot;;[.Q184])">
            <text:p/>
          </table:table-cell>
          <table:table-cell table:number-columns-repeated="6"/>
          <table:table-cell table:style-name="ce130"/>
          <table:table-cell/>
          <table:table-cell table:style-name="ce155" office:value-type="string" calcext:value-type="string">
            <text:p>High Contrast Resolution</text:p>
          </table:table-cell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/>
          <table:table-cell table:style-name="ce4"/>
          <table:table-cell table:number-columns-repeated="2"/>
          <table:table-cell table:style-name="ce39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5"/>
          <table:table-cell table:style-name="ce130"/>
          <table:table-cell/>
          <table:table-cell table:style-name="ce149"/>
          <table:table-cell table:style-name="ce2" office:value-type="string" calcext:value-type="string">
            <text:p>lp/cm</text:p>
          </table:table-cell>
          <table:table-cell table:style-name="ce2" office:value-type="string" calcext:value-type="string">
            <text:p>Acceptable</text:p>
          </table:table-cell>
          <table:table-cell table:style-name="ce198"/>
          <table:table-cell table:number-columns-repeated="6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57" office:value-type="string" calcext:value-type="string">
            <text:p>Abdomen</text:p>
          </table:table-cell>
          <table:table-cell table:style-name="ce168"/>
          <table:table-cell table:style-name="ce193" table:formula="of:=IF([.P188]=&quot;&quot;;&quot;&quot;;IF([.P188]&gt;=5;&quot;YES&quot;;&quot;NO&quot;))">
            <text:p/>
          </table:table-cell>
          <table:table-cell table:style-name="ce198"/>
          <table:table-cell table:style-name="ce74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4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/>
          <table:table-cell table:style-name="ce18" office:value-type="string" calcext:value-type="string">
            <text:p>High Contrast Resolution</text:p>
          </table:table-cell>
          <table:table-cell table:number-columns-repeated="9"/>
          <table:table-cell table:style-name="ce130"/>
          <table:table-cell/>
          <table:table-cell table:style-name="ce157" office:value-type="string" calcext:value-type="string">
            <text:p>Hi-res Chest</text:p>
          </table:table-cell>
          <table:table-cell table:style-name="ce168"/>
          <table:table-cell table:style-name="ce193" table:formula="of:=IF([.P189]=&quot;&quot;;&quot;&quot;;IF([.P189]&gt;=6;&quot;YES&quot;;&quot;NO&quot;))">
            <text:p/>
          </table:table-cell>
          <table:table-cell table:style-name="ce198"/>
          <table:table-cell table:style-name="ce26"/>
          <table:table-cell office:value-type="string" calcext:value-type="string">
            <text:p>6 lp/cm for high resolution</text:p>
          </table:table-cell>
          <table:table-cell table:number-columns-repeated="4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/>
          <table:table-cell table:style-name="ce4"/>
          <table:table-cell/>
          <table:table-cell table:style-name="ce43" office:value-type="string" calcext:value-type="string">
            <text:p>lp/cm</text:p>
          </table:table-cell>
          <table:table-cell table:style-name="ce43" office:value-type="string" calcext:value-type="string">
            <text:p>Acceptable</text:p>
          </table:table-cell>
          <table:table-cell table:number-columns-repeated="6"/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/>
          <table:table-cell table:style-name="ce4"/>
          <table:table-cell table:style-name="ce28" office:value-type="string" calcext:value-type="string">
            <text:p>Abdomen</text:p>
          </table:table-cell>
          <table:table-cell table:style-name="ce36" table:formula="of:=IF([.P188]=&quot;&quot;;&quot;&quot;;[.P188])">
            <text:p/>
          </table:table-cell>
          <table:table-cell table:style-name="ce72" table:formula="of:=IF([.Q188]=&quot;&quot;;&quot;&quot;;[.Q188])">
            <text:p/>
          </table:table-cell>
          <table:table-cell/>
          <table:table-cell table:style-name="ce74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3"/>
          <table:table-cell table:style-name="ce130"/>
          <table:table-cell/>
          <table:table-cell table:style-name="ce155" office:value-type="string" calcext:value-type="string">
            <text:p>Acquisition Console Monitor</text:p>
          </table:table-cell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/>
          <table:table-cell table:style-name="ce4"/>
          <table:table-cell table:style-name="ce28" office:value-type="string" calcext:value-type="string">
            <text:p>Hi-res Chest</text:p>
          </table:table-cell>
          <table:table-cell table:style-name="ce38" table:formula="of:=IF([.P189]=&quot;&quot;;&quot;&quot;;[.P189])">
            <text:p/>
          </table:table-cell>
          <table:table-cell table:style-name="ce73" table:formula="of:=IF([.Q189]=&quot;&quot;;&quot;&quot;;[.Q189])">
            <text:p/>
          </table:table-cell>
          <table:table-cell/>
          <table:table-cell table:style-name="ce26"/>
          <table:table-cell office:value-type="string" calcext:value-type="string">
            <text:p>6 lp/cm for high resolution</text:p>
          </table:table-cell>
          <table:table-cell table:number-columns-repeated="3"/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/>
          <table:table-cell table:style-name="ce4"/>
          <table:table-cell table:number-columns-repeated="2"/>
          <table:table-cell table:style-name="ce74"/>
          <table:table-cell table:number-columns-repeated="6"/>
          <table:table-cell table:style-name="ce130"/>
          <table:table-cell/>
          <table:table-cell table:style-name="ce150"/>
          <table:table-cell office:value-type="string" calcext:value-type="string">
            <text:p>SMPTE 5%/95% visible</text:p>
          </table:table-cell>
          <table:table-cell table:number-columns-repeated="8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/>
          <table:table-cell table:style-name="ce18" office:value-type="string" calcext:value-type="string">
            <text:p>Acquisition Console Monitor</text:p>
          </table:table-cell>
          <table:table-cell table:number-columns-repeated="2"/>
          <table:table-cell table:style-name="ce26"/>
          <table:table-cell table:number-columns-repeated="6"/>
          <table:table-cell table:style-name="ce130"/>
          <table:table-cell/>
          <table:table-cell table:style-name="ce150"/>
          <table:table-cell office:value-type="string" calcext:value-type="string">
            <text:p>Display free of artifacts</text:p>
          </table:table-cell>
          <table:table-cell table:number-columns-repeated="8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/>
          <table:table-cell table:style-name="ce19" table:formula="of:=IF([.O193]=&quot;&quot;;&quot;&quot;;IF([.O193]=1;&quot;YES&quot;;&quot;NO&quot;))">
            <text:p/>
          </table:table-cell>
          <table:table-cell table:style-name="ce12" office:value-type="string" calcext:value-type="string">
            <text:p>SMPTE 5%/95% visible</text:p>
          </table:table-cell>
          <table:table-cell/>
          <table:table-cell table:style-name="ce35" table:formula="of:=IF([.O194]=&quot;&quot;;&quot;&quot;;IF([.O194]=1;&quot;YES&quot;;&quot;NO&quot;))">
            <text:p/>
          </table:table-cell>
          <table:table-cell table:style-name="ce12" office:value-type="string" calcext:value-type="string">
            <text:p>Display free of artifacts</text:p>
          </table:table-cell>
          <table:table-cell/>
          <table:table-cell table:style-name="ce35" table:formula="of:=IF([.O195]=&quot;&quot;;&quot;&quot;;IF([.O195]=1;&quot;YES&quot;;&quot;NO&quot;))">
            <text:p/>
          </table:table-cell>
          <table:table-cell table:style-name="ce12" office:value-type="string" calcext:value-type="string">
            <text:p>Display uniformity</text:p>
          </table:table-cell>
          <table:table-cell table:number-columns-repeated="2"/>
          <table:table-cell table:style-name="ce130"/>
          <table:table-cell/>
          <table:table-cell table:style-name="ce150"/>
          <table:table-cell office:value-type="string" calcext:value-type="string">
            <text:p>Display uniformity</text:p>
          </table:table-cell>
          <table:table-cell table:number-columns-repeated="8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style-name="ce5"/>
          <table:table-cell table:style-name="ce9" table:number-columns-repeated="9"/>
          <table:table-cell table:style-name="ce131"/>
          <table:table-cell/>
          <table:table-cell table:style-name="ce147"/>
          <table:table-cell table:style-name="ce14" table:number-columns-repeated="9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4" table:formula="of:=IF([.$P$7]=&quot;&quot;;&quot;&quot;;[.$P$7])">
            <text:p/>
          </table:table-cell>
          <table:table-cell table:style-name="ce33" table:number-columns-repeated="7"/>
          <table:table-cell table:style-name="ce13" office:value-type="string" calcext:value-type="string">
            <text:p>Inspector:</text:p>
          </table:table-cell>
          <table:table-cell table:style-name="ce13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Default" table:number-columns-repeated="11"/>
          <table:table-cell table:number-columns-repeated="99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5" table:formula="of:=IF([.$R$14]=&quot;&quot;;&quot;&quot;;[.$R$14])">
            <text:p/>
          </table:table-cell>
          <table:table-cell table:style-name="ce33" table:number-columns-repeated="7"/>
          <table:table-cell table:style-name="ce13" office:value-type="string" calcext:value-type="string">
            <text:p>Survey ID:</text:p>
          </table:table-cell>
          <table:table-cell table:style-name="ce134" table:formula="of:=IF([.$R$13]=&quot;&quot;;&quot;&quot;;[.$R$13])">
            <text:p/>
          </table:table-cell>
          <table:table-cell/>
          <table:table-cell table:style-name="Default" table:number-columns-repeated="11"/>
          <table:table-cell table:number-columns-repeated="998"/>
        </table:table-row>
        <table:table-row table:style-name="ro1" table:number-rows-repeated="2">
          <table:table-cell table:number-columns-repeated="14"/>
          <table:table-cell table:style-name="Default" table:number-columns-repeated="11"/>
          <table:table-cell table:number-columns-repeated="998"/>
        </table:table-row>
        <table:table-row table:style-name="ro1" table:number-rows-repeated="1048375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CTReport" table:base-cell-address="$Sheet1.$M$198" table:cell-range-address="$Sheet1.$B$1:.$M$198" table:range-usable-as="print-range"/>
        </table:named-expressions>
        <calcext:conditional-formats>
          <calcext:conditional-format calcext:target-range-address="Sheet1.Q188:Sheet1.Q189">
            <calcext:condition calcext:apply-style-name="Pass" calcext:value="=&quot;YES&quot;" calcext:base-cell-address="Sheet1.Q188"/>
            <calcext:condition calcext:apply-style-name="Fail" calcext:value="=&quot;NO&quot;" calcext:base-cell-address="Sheet1.Q188"/>
          </calcext:conditional-format>
          <calcext:conditional-format calcext:target-range-address="Sheet1.Q133:Sheet1.T133">
            <calcext:condition calcext:apply-style-name="Pass" calcext:value="=&quot;YES&quot;" calcext:base-cell-address="Sheet1.Q133"/>
            <calcext:condition calcext:apply-style-name="Fail" calcext:value="=&quot;NO&quot;" calcext:base-cell-address="Sheet1.Q133"/>
          </calcext:conditional-format>
          <calcext:conditional-format calcext:target-range-address="Sheet1.Q122:Sheet1.U122">
            <calcext:condition calcext:apply-style-name="Pass" calcext:value="=&quot;YES&quot;" calcext:base-cell-address="Sheet1.Q122"/>
            <calcext:condition calcext:apply-style-name="Fail" calcext:value="=&quot;NO&quot;" calcext:base-cell-address="Sheet1.Q122"/>
          </calcext:conditional-format>
          <calcext:conditional-format calcext:target-range-address="Sheet1.U180:Sheet1.U183">
            <calcext:condition calcext:apply-style-name="Pass" calcext:value="=&quot;YES&quot;" calcext:base-cell-address="Sheet1.U180"/>
            <calcext:condition calcext:apply-style-name="Fail" calcext:value="=&quot;NO&quot;" calcext:base-cell-address="Sheet1.U18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2">
      <number:number number:decimal-places="2" number:min-integer-digits="1" number:decimal-replacement=""/>
    </number:number-style>
    <number:date-style style:name="N143">
      <number:month number:textual="true"/>
      <number:text>-</number:text>
      <number:day/>
      <number:text>-</number:text>
      <number:year/>
    </number:date-style>
    <number:number-style style:name="N144">
      <number:number number:decimal-places="0" number:min-integer-digits="0"/>
    </number:number-style>
    <number:number-style style:name="N146P0" style:volatile="true">
      <number:text/>
    </number:number-style>
    <number:number-style style:name="N146P1" style:volatile="true">
      <number:text/>
    </number:number-style>
    <number:number-style style:name="N146P2" style:volatile="true">
      <number:text/>
    </number:number-style>
    <number:text-style style:name="N146"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integer-digits="0"/>
    </number:number-style>
    <number:percentage-style style:name="N148">
      <number:number number:decimal-places="1" number:min-integer-digits="1"/>
      <number:text>%</number:text>
    </number:percentage-style>
    <number:number-style style:name="N149">
      <number:number number:decimal-places="5" number:min-integer-digits="1"/>
    </number:number-style>
    <number:date-style style:name="N150">
      <number:day number:style="long"/>
      <number:text>-</number:text>
      <number:month number:textual="true"/>
      <number:text>-</number:text>
      <number:year/>
    </number:date-style>
    <number:date-style style:name="N151">
      <number:day number:style="long"/>
      <number:text>-</number:text>
      <number:month number:textual="true"/>
      <number:text>-</number:text>
      <number:year number:style="long"/>
    </number:date-style>
    <number:date-style style:name="N152">
      <number:month number:textual="true"/>
      <number:text>-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scale-to="69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 style:data-style-name="N2" text:time-value="13:44:43.6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5-07-23T13:49:48.325000000</dc:date>
    <dc:creator>Eugene Mah</dc:creator>
    <meta:editing-duration>PT20H51M53S</meta:editing-duration>
    <meta:editing-cycles>117</meta:editing-cycles>
    <meta:generator>LibreOffice/4.4.4.3$Windows_x86 LibreOffice_project/2c39ebcf046445232b798108aa8a7e7d89552ea8</meta:generator>
    <meta:document-statistic meta:table-count="1" meta:cell-count="1872" meta:object-count="0"/>
  </office:meta>
</office:document-meta>
</file>